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832f9" officeooo:paragraph-rsid="001832f9"/>
    </style:style>
    <style:style style:name="P3" style:family="paragraph" style:parent-style-name="Text_20_body">
      <style:text-properties officeooo:rsid="00183fa9" officeooo:paragraph-rsid="00183fa9"/>
    </style:style>
    <style:style style:name="P4"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5"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fo:font-weight="bold" officeooo:paragraph-rsid="00501f70" style:font-weight-asian="bold" style:font-weight-complex="bold"/>
    </style:style>
    <style:style style:name="P21" style:family="paragraph" style:parent-style-name="Text_20_body">
      <style:text-properties fo:font-weight="bold" officeooo:paragraph-rsid="00658e4a" style:font-weight-asian="bold" style:font-weight-complex="bold"/>
    </style:style>
    <style:style style:name="P22" style:family="paragraph" style:parent-style-name="Text_20_body">
      <style:text-properties fo:font-weight="bold" officeooo:paragraph-rsid="00727222" style:font-weight-asian="bold" style:font-weight-complex="bold"/>
    </style:style>
    <style:style style:name="P23" style:family="paragraph" style:parent-style-name="Text_20_body">
      <style:text-properties fo:font-weight="bold" officeooo:paragraph-rsid="007f7388" style:font-weight-asian="bold" style:font-weight-complex="bold"/>
    </style:style>
    <style:style style:name="P24" style:family="paragraph" style:parent-style-name="Text_20_body">
      <style:text-properties officeooo:rsid="002d1a6d" officeooo:paragraph-rsid="002d1a6d"/>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normal" officeooo:paragraph-rsid="002d1a6d" style:font-weight-asian="normal" style:font-weight-complex="normal"/>
    </style:style>
    <style:style style:name="P27" style:family="paragraph" style:parent-style-name="Text_20_body">
      <style:text-properties fo:font-weight="normal" officeooo:rsid="002d1a6d" officeooo:paragraph-rsid="002d995b" style:font-weight-asian="normal" style:font-weight-complex="normal"/>
    </style:style>
    <style:style style:name="P28" style:family="paragraph" style:parent-style-name="Text_20_body">
      <style:text-properties fo:font-weight="normal" officeooo:rsid="002d995b" officeooo:paragraph-rsid="002d995b" style:font-weight-asian="normal" style:font-weight-complex="normal"/>
    </style:style>
    <style:style style:name="P29" style:family="paragraph" style:parent-style-name="Text_20_body">
      <style:text-properties fo:font-weight="normal" officeooo:paragraph-rsid="00359dff" style:font-weight-asian="normal" style:font-weight-complex="normal"/>
    </style:style>
    <style:style style:name="P30" style:family="paragraph" style:parent-style-name="Text_20_body">
      <style:text-properties fo:font-weight="normal" officeooo:rsid="0036be99" officeooo:paragraph-rsid="0036be99" style:font-weight-asian="normal" style:font-weight-complex="normal"/>
    </style:style>
    <style:style style:name="P31" style:family="paragraph" style:parent-style-name="Text_20_body">
      <style:text-properties fo:font-weight="normal" officeooo:rsid="003d445e" officeooo:paragraph-rsid="003d445e" style:font-weight-asian="normal" style:font-weight-complex="normal"/>
    </style:style>
    <style:style style:name="P32" style:family="paragraph" style:parent-style-name="Text_20_body">
      <style:text-properties fo:font-weight="normal" officeooo:rsid="0040091b" officeooo:paragraph-rsid="0040091b" style:font-weight-asian="normal" style:font-weight-complex="normal"/>
    </style:style>
    <style:style style:name="P33" style:family="paragraph" style:parent-style-name="Text_20_body">
      <style:text-properties fo:font-weight="normal" officeooo:rsid="0046961c" officeooo:paragraph-rsid="0046961c" style:font-weight-asian="normal" style:font-weight-complex="normal"/>
    </style:style>
    <style:style style:name="P34" style:family="paragraph" style:parent-style-name="Text_20_body">
      <style:text-properties fo:font-weight="normal" officeooo:rsid="004f1857" officeooo:paragraph-rsid="004f1857" style:font-weight-asian="normal" style:font-weight-complex="normal"/>
    </style:style>
    <style:style style:name="P35" style:family="paragraph" style:parent-style-name="Text_20_body">
      <style:text-properties fo:font-weight="normal" officeooo:rsid="00501f70" officeooo:paragraph-rsid="00501f70" style:font-weight-asian="normal" style:font-weight-complex="normal"/>
    </style:style>
    <style:style style:name="P36" style:family="paragraph" style:parent-style-name="Text_20_body">
      <style:text-properties fo:font-weight="normal" officeooo:rsid="005bfa94" officeooo:paragraph-rsid="005bfa94" style:font-weight-asian="normal" style:font-weight-complex="normal"/>
    </style:style>
    <style:style style:name="P37" style:family="paragraph" style:parent-style-name="Text_20_body">
      <style:text-properties fo:font-weight="normal" officeooo:rsid="007ad23a" officeooo:paragraph-rsid="007ad23a" style:font-weight-asian="normal" style:font-weight-complex="normal"/>
    </style:style>
    <style:style style:name="P38" style:family="paragraph" style:parent-style-name="Text_20_body">
      <style:text-properties fo:font-weight="normal" officeooo:rsid="0098a103" officeooo:paragraph-rsid="00a6ffc4" style:font-weight-asian="normal" style:font-weight-complex="normal"/>
    </style:style>
    <style:style style:name="P39" style:family="paragraph" style:parent-style-name="Text_20_body">
      <style:text-properties fo:font-weight="normal" officeooo:rsid="0098a103" officeooo:paragraph-rsid="00aab4d2" style:font-weight-asian="normal" style:font-weight-complex="normal"/>
    </style:style>
    <style:style style:name="P40" style:family="paragraph" style:parent-style-name="Text_20_body">
      <style:text-properties fo:font-weight="normal" officeooo:rsid="0098a103" officeooo:paragraph-rsid="00b0e006" style:font-weight-asian="normal" style:font-weight-complex="normal"/>
    </style:style>
    <style:style style:name="P41" style:family="paragraph" style:parent-style-name="Text_20_body">
      <style:text-properties fo:font-weight="normal" officeooo:rsid="0098a103" officeooo:paragraph-rsid="00b3e0f0" style:font-weight-asian="normal" style:font-weight-complex="normal"/>
    </style:style>
    <style:style style:name="P42" style:family="paragraph" style:parent-style-name="Text_20_body">
      <style:text-properties fo:font-weight="normal" officeooo:rsid="00a899bf" officeooo:paragraph-rsid="00a899bf" style:font-weight-asian="normal" style:font-weight-complex="normal"/>
    </style:style>
    <style:style style:name="P43" style:family="paragraph" style:parent-style-name="Text_20_body">
      <style:text-properties fo:font-weight="normal" officeooo:rsid="00a8a57d" officeooo:paragraph-rsid="00a8a57d" style:font-weight-asian="normal" style:font-weight-complex="normal"/>
    </style:style>
    <style:style style:name="P44" style:family="paragraph" style:parent-style-name="Text_20_body">
      <style:text-properties fo:font-weight="normal" officeooo:rsid="00a8dab1" officeooo:paragraph-rsid="00a8dab1" style:font-weight-asian="normal" style:font-weight-complex="normal"/>
    </style:style>
    <style:style style:name="P45" style:family="paragraph" style:parent-style-name="Text_20_body">
      <style:text-properties fo:font-weight="normal" officeooo:rsid="00a8dab1" officeooo:paragraph-rsid="00b0e006" style:font-weight-asian="normal" style:font-weight-complex="normal"/>
    </style:style>
    <style:style style:name="P46" style:family="paragraph" style:parent-style-name="Text_20_body">
      <style:text-properties fo:font-weight="normal" officeooo:rsid="00a8dab1" officeooo:paragraph-rsid="00b3e0f0" style:font-weight-asian="normal" style:font-weight-complex="normal"/>
    </style:style>
    <style:style style:name="P47" style:family="paragraph" style:parent-style-name="Text_20_body">
      <style:text-properties fo:font-weight="normal" officeooo:rsid="009721e3" officeooo:paragraph-rsid="00a8dab1" style:font-weight-asian="normal" style:font-weight-complex="normal"/>
    </style:style>
    <style:style style:name="P48" style:family="paragraph" style:parent-style-name="Text_20_body">
      <style:text-properties fo:font-weight="normal" officeooo:rsid="009721e3" officeooo:paragraph-rsid="00b0e006" style:font-weight-asian="normal" style:font-weight-complex="normal"/>
    </style:style>
    <style:style style:name="P49" style:family="paragraph" style:parent-style-name="Text_20_body">
      <style:text-properties fo:font-weight="normal" officeooo:rsid="009721e3" officeooo:paragraph-rsid="00b3e0f0" style:font-weight-asian="normal" style:font-weight-complex="normal"/>
    </style:style>
    <style:style style:name="P50" style:family="paragraph" style:parent-style-name="Text_20_body">
      <style:text-properties fo:font-weight="normal" officeooo:rsid="00ac96d8" officeooo:paragraph-rsid="00ac96d8" style:font-weight-asian="normal" style:font-weight-complex="normal"/>
    </style:style>
    <style:style style:name="P51" style:family="paragraph" style:parent-style-name="Text_20_body">
      <style:text-properties fo:font-weight="normal" officeooo:rsid="00adec9a" officeooo:paragraph-rsid="00adec9a" style:font-weight-asian="normal" style:font-weight-complex="normal"/>
    </style:style>
    <style:style style:name="P52" style:family="paragraph" style:parent-style-name="Text_20_body">
      <style:text-properties fo:font-weight="normal" officeooo:rsid="00ae0ead" officeooo:paragraph-rsid="00ae0ead" style:font-weight-asian="normal" style:font-weight-complex="normal"/>
    </style:style>
    <style:style style:name="P53" style:family="paragraph" style:parent-style-name="Text_20_body">
      <style:text-properties fo:font-weight="normal" officeooo:rsid="00ae242b" officeooo:paragraph-rsid="00ae242b" style:font-weight-asian="normal" style:font-weight-complex="normal"/>
    </style:style>
    <style:style style:name="P54" style:family="paragraph" style:parent-style-name="Text_20_body">
      <style:text-properties fo:font-weight="normal" officeooo:rsid="00af44c6" officeooo:paragraph-rsid="00af44c6" style:font-weight-asian="normal" style:font-weight-complex="normal"/>
    </style:style>
    <style:style style:name="P55" style:family="paragraph" style:parent-style-name="Text_20_body">
      <style:text-properties fo:font-weight="normal" officeooo:rsid="00b0e006" officeooo:paragraph-rsid="00b0e006" style:font-weight-asian="normal" style:font-weight-complex="normal"/>
    </style:style>
    <style:style style:name="P56" style:family="paragraph" style:parent-style-name="Text_20_body">
      <style:text-properties fo:font-weight="normal" officeooo:rsid="00b18952" officeooo:paragraph-rsid="00b18952" style:font-weight-asian="normal" style:font-weight-complex="normal"/>
    </style:style>
    <style:style style:name="P57" style:family="paragraph" style:parent-style-name="Text_20_body">
      <style:text-properties fo:font-weight="normal" officeooo:rsid="00b1aaa5" officeooo:paragraph-rsid="00b1aaa5" style:font-weight-asian="normal" style:font-weight-complex="normal"/>
    </style:style>
    <style:style style:name="P58" style:family="paragraph" style:parent-style-name="Text_20_body">
      <style:text-properties fo:font-weight="normal" officeooo:rsid="00b3e0f0" officeooo:paragraph-rsid="00b1aaa5" style:font-weight-asian="normal" style:font-weight-complex="normal"/>
    </style:style>
    <style:style style:name="P59" style:family="paragraph" style:parent-style-name="Text_20_body">
      <style:text-properties fo:font-weight="normal" officeooo:rsid="00b3e0f0" officeooo:paragraph-rsid="00b3e0f0" style:font-weight-asian="normal" style:font-weight-complex="normal"/>
    </style:style>
    <style:style style:name="P60" style:family="paragraph" style:parent-style-name="Text_20_body">
      <style:text-properties fo:font-weight="normal" officeooo:rsid="00b40159" officeooo:paragraph-rsid="00b40159" style:font-weight-asian="normal" style:font-weight-complex="normal"/>
    </style:style>
    <style:style style:name="P61" style:family="paragraph" style:parent-style-name="Text_20_body">
      <style:text-properties officeooo:rsid="002d995b" officeooo:paragraph-rsid="002d995b"/>
    </style:style>
    <style:style style:name="P62" style:family="paragraph" style:parent-style-name="Text_20_body">
      <style:paragraph-properties fo:text-align="start" style:justify-single-word="false"/>
      <style:text-properties officeooo:rsid="002d995b" officeooo:paragraph-rsid="002d995b"/>
    </style:style>
    <style:style style:name="P63" style:family="paragraph" style:parent-style-name="Text_20_body">
      <style:text-properties officeooo:rsid="002f3517" officeooo:paragraph-rsid="002f3517"/>
    </style:style>
    <style:style style:name="P64" style:family="paragraph" style:parent-style-name="Text_20_body">
      <style:text-properties officeooo:rsid="002bfe51" officeooo:paragraph-rsid="002d1a6d"/>
    </style:style>
    <style:style style:name="P65" style:family="paragraph" style:parent-style-name="Text_20_body">
      <style:text-properties officeooo:rsid="002f88f6"/>
    </style:style>
    <style:style style:name="P66" style:family="paragraph" style:parent-style-name="Text_20_body">
      <style:text-properties officeooo:rsid="002f88f6" officeooo:paragraph-rsid="002f88f6"/>
    </style:style>
    <style:style style:name="P67" style:family="paragraph" style:parent-style-name="Text_20_body">
      <style:text-properties officeooo:rsid="00300d6a" officeooo:paragraph-rsid="00300d6a"/>
    </style:style>
    <style:style style:name="P68" style:family="paragraph" style:parent-style-name="Text_20_body">
      <style:text-properties officeooo:rsid="00311dff" officeooo:paragraph-rsid="00311dff"/>
    </style:style>
    <style:style style:name="P69" style:family="paragraph" style:parent-style-name="Text_20_body">
      <style:text-properties officeooo:rsid="00320e2c" officeooo:paragraph-rsid="00320e2c"/>
    </style:style>
    <style:style style:name="P70" style:family="paragraph" style:parent-style-name="Text_20_body">
      <style:text-properties officeooo:rsid="0032140e" officeooo:paragraph-rsid="0032140e"/>
    </style:style>
    <style:style style:name="P71" style:family="paragraph" style:parent-style-name="Text_20_body">
      <style:text-properties officeooo:rsid="0032e23b" officeooo:paragraph-rsid="0032e23b"/>
    </style:style>
    <style:style style:name="P72" style:family="paragraph" style:parent-style-name="Text_20_body">
      <style:text-properties officeooo:rsid="0033031e" officeooo:paragraph-rsid="0033031e"/>
    </style:style>
    <style:style style:name="P73" style:family="paragraph" style:parent-style-name="Text_20_body">
      <style:text-properties officeooo:rsid="00344d0b" officeooo:paragraph-rsid="00344d0b"/>
    </style:style>
    <style:style style:name="P74" style:family="paragraph" style:parent-style-name="Text_20_body">
      <style:text-properties officeooo:paragraph-rsid="00344d0b"/>
    </style:style>
    <style:style style:name="P75" style:family="paragraph" style:parent-style-name="Text_20_body">
      <style:text-properties officeooo:rsid="00359dff" officeooo:paragraph-rsid="00359dff"/>
    </style:style>
    <style:style style:name="P76" style:family="paragraph" style:parent-style-name="Text_20_body">
      <style:text-properties officeooo:paragraph-rsid="003797eb"/>
    </style:style>
    <style:style style:name="P77" style:family="paragraph" style:parent-style-name="Text_20_body">
      <style:text-properties officeooo:rsid="003cffc2" officeooo:paragraph-rsid="003cffc2"/>
    </style:style>
    <style:style style:name="P78" style:family="paragraph" style:parent-style-name="Text_20_body">
      <style:text-properties officeooo:rsid="003797eb" officeooo:paragraph-rsid="003797eb"/>
    </style:style>
    <style:style style:name="P79" style:family="paragraph" style:parent-style-name="Text_20_body">
      <style:text-properties officeooo:rsid="003cb76b" officeooo:paragraph-rsid="003cb76b"/>
    </style:style>
    <style:style style:name="P80" style:family="paragraph" style:parent-style-name="Text_20_body">
      <style:text-properties officeooo:paragraph-rsid="003d445e"/>
    </style:style>
    <style:style style:name="P81" style:family="paragraph" style:parent-style-name="Text_20_body">
      <style:text-properties officeooo:rsid="003d445e" officeooo:paragraph-rsid="003d445e"/>
    </style:style>
    <style:style style:name="P82" style:family="paragraph" style:parent-style-name="Text_20_body">
      <style:text-properties officeooo:paragraph-rsid="0040091b"/>
    </style:style>
    <style:style style:name="P83" style:family="paragraph" style:parent-style-name="Text_20_body">
      <style:text-properties officeooo:paragraph-rsid="0042aa03"/>
    </style:style>
    <style:style style:name="P84" style:family="paragraph" style:parent-style-name="Text_20_body">
      <style:text-properties officeooo:paragraph-rsid="004633df"/>
    </style:style>
    <style:style style:name="P85" style:family="paragraph" style:parent-style-name="Text_20_body">
      <style:text-properties officeooo:paragraph-rsid="00488ba6"/>
    </style:style>
    <style:style style:name="P86" style:family="paragraph" style:parent-style-name="Text_20_body">
      <style:text-properties officeooo:rsid="003f3d03" officeooo:paragraph-rsid="003f3d03"/>
    </style:style>
    <style:style style:name="P87" style:family="paragraph" style:parent-style-name="Text_20_body">
      <style:text-properties officeooo:rsid="0040091b" officeooo:paragraph-rsid="0040091b"/>
    </style:style>
    <style:style style:name="P88" style:family="paragraph" style:parent-style-name="Text_20_body">
      <style:text-properties officeooo:rsid="0041d29c" officeooo:paragraph-rsid="0041d29c"/>
    </style:style>
    <style:style style:name="P89" style:family="paragraph" style:parent-style-name="Text_20_body">
      <style:text-properties officeooo:rsid="0042aa03" officeooo:paragraph-rsid="0042aa03"/>
    </style:style>
    <style:style style:name="P90" style:family="paragraph" style:parent-style-name="Text_20_body">
      <style:text-properties officeooo:rsid="004633df"/>
    </style:style>
    <style:style style:name="P91" style:family="paragraph" style:parent-style-name="Text_20_body">
      <style:text-properties officeooo:rsid="004633df" officeooo:paragraph-rsid="004633df"/>
    </style:style>
    <style:style style:name="P92" style:family="paragraph" style:parent-style-name="Text_20_body">
      <style:text-properties officeooo:rsid="0046961c" officeooo:paragraph-rsid="0046961c"/>
    </style:style>
    <style:style style:name="P93" style:family="paragraph" style:parent-style-name="Text_20_body">
      <style:text-properties officeooo:rsid="004b186c" officeooo:paragraph-rsid="004b186c"/>
    </style:style>
    <style:style style:name="P94" style:family="paragraph" style:parent-style-name="Text_20_body">
      <style:text-properties officeooo:rsid="004c5e2c" officeooo:paragraph-rsid="004c5e2c"/>
    </style:style>
    <style:style style:name="P95" style:family="paragraph" style:parent-style-name="Text_20_body">
      <style:text-properties officeooo:rsid="004f1857" officeooo:paragraph-rsid="004f1857"/>
    </style:style>
    <style:style style:name="P96" style:family="paragraph" style:parent-style-name="Text_20_body">
      <style:text-properties officeooo:paragraph-rsid="00516726"/>
    </style:style>
    <style:style style:name="P97" style:family="paragraph" style:parent-style-name="Text_20_body">
      <style:text-properties officeooo:paragraph-rsid="00522144"/>
    </style:style>
    <style:style style:name="P98" style:family="paragraph" style:parent-style-name="Text_20_body">
      <style:text-properties officeooo:paragraph-rsid="005536a2"/>
    </style:style>
    <style:style style:name="P99" style:family="paragraph" style:parent-style-name="Text_20_body">
      <style:text-properties officeooo:rsid="00522144" officeooo:paragraph-rsid="00522144"/>
    </style:style>
    <style:style style:name="P100" style:family="paragraph" style:parent-style-name="Text_20_body">
      <style:text-properties officeooo:rsid="0053221f" officeooo:paragraph-rsid="0053221f"/>
    </style:style>
    <style:style style:name="P101" style:family="paragraph" style:parent-style-name="Text_20_body">
      <style:text-properties officeooo:rsid="0053fba9" officeooo:paragraph-rsid="0053fba9"/>
    </style:style>
    <style:style style:name="P102" style:family="paragraph" style:parent-style-name="Text_20_body">
      <style:text-properties officeooo:rsid="005409cb"/>
    </style:style>
    <style:style style:name="P103" style:family="paragraph" style:parent-style-name="Text_20_body">
      <style:text-properties officeooo:rsid="005409cb" officeooo:paragraph-rsid="005409cb"/>
    </style:style>
    <style:style style:name="P104" style:family="paragraph" style:parent-style-name="Text_20_body">
      <style:text-properties officeooo:rsid="005536a2" officeooo:paragraph-rsid="005536a2"/>
    </style:style>
    <style:style style:name="P105" style:family="paragraph" style:parent-style-name="Text_20_body">
      <style:text-properties officeooo:paragraph-rsid="0055e172"/>
    </style:style>
    <style:style style:name="P106" style:family="paragraph" style:parent-style-name="Text_20_body">
      <style:text-properties officeooo:rsid="0055e172" officeooo:paragraph-rsid="0055e172"/>
    </style:style>
    <style:style style:name="P107" style:family="paragraph" style:parent-style-name="Text_20_body">
      <style:text-properties officeooo:rsid="00568fed" officeooo:paragraph-rsid="00568fed"/>
    </style:style>
    <style:style style:name="P108" style:family="paragraph" style:parent-style-name="Text_20_body">
      <style:text-properties officeooo:rsid="005843e2" officeooo:paragraph-rsid="005843e2"/>
    </style:style>
    <style:style style:name="P109" style:family="paragraph" style:parent-style-name="Text_20_body">
      <style:text-properties officeooo:rsid="0059f3a5" officeooo:paragraph-rsid="0059f3a5"/>
    </style:style>
    <style:style style:name="P110" style:family="paragraph" style:parent-style-name="Text_20_body">
      <style:text-properties officeooo:paragraph-rsid="0059f3a5"/>
    </style:style>
    <style:style style:name="P111" style:family="paragraph" style:parent-style-name="Text_20_body">
      <style:text-properties officeooo:rsid="005ad32d" officeooo:paragraph-rsid="005ad32d"/>
    </style:style>
    <style:style style:name="P112" style:family="paragraph" style:parent-style-name="Text_20_body">
      <style:text-properties officeooo:paragraph-rsid="005bfa94"/>
    </style:style>
    <style:style style:name="P113" style:family="paragraph" style:parent-style-name="Text_20_body">
      <style:text-properties officeooo:rsid="005d384b"/>
    </style:style>
    <style:style style:name="P114" style:family="paragraph" style:parent-style-name="Text_20_body">
      <style:text-properties officeooo:rsid="005d384b" officeooo:paragraph-rsid="005d384b"/>
    </style:style>
    <style:style style:name="P115" style:family="paragraph" style:parent-style-name="Text_20_body">
      <style:text-properties officeooo:paragraph-rsid="005d384b"/>
    </style:style>
    <style:style style:name="P116" style:family="paragraph" style:parent-style-name="Text_20_body">
      <style:text-properties officeooo:rsid="005bfa94"/>
    </style:style>
    <style:style style:name="P117" style:family="paragraph" style:parent-style-name="Text_20_body">
      <style:text-properties officeooo:rsid="005bfa94" officeooo:paragraph-rsid="005bfa94"/>
    </style:style>
    <style:style style:name="P118" style:family="paragraph" style:parent-style-name="Text_20_body">
      <style:text-properties officeooo:paragraph-rsid="006150f7"/>
    </style:style>
    <style:style style:name="P119" style:family="paragraph" style:parent-style-name="Text_20_body">
      <style:text-properties officeooo:paragraph-rsid="0062d236"/>
    </style:style>
    <style:style style:name="P120" style:family="paragraph" style:parent-style-name="Text_20_body">
      <style:text-properties officeooo:paragraph-rsid="00635007"/>
    </style:style>
    <style:style style:name="P121" style:family="paragraph" style:parent-style-name="Text_20_body">
      <style:text-properties officeooo:rsid="006150f7" officeooo:paragraph-rsid="006150f7"/>
    </style:style>
    <style:style style:name="P122" style:family="paragraph" style:parent-style-name="Text_20_body">
      <style:text-properties officeooo:rsid="00635007" officeooo:paragraph-rsid="00635007"/>
    </style:style>
    <style:style style:name="P123" style:family="paragraph" style:parent-style-name="Text_20_body">
      <style:text-properties officeooo:paragraph-rsid="00655580"/>
    </style:style>
    <style:style style:name="P124" style:family="paragraph" style:parent-style-name="Text_20_body">
      <style:text-properties officeooo:rsid="00655580" officeooo:paragraph-rsid="00655580"/>
    </style:style>
    <style:style style:name="P125" style:family="paragraph" style:parent-style-name="Text_20_body">
      <style:text-properties officeooo:rsid="00658e4a" officeooo:paragraph-rsid="00658e4a"/>
    </style:style>
    <style:style style:name="P126" style:family="paragraph" style:parent-style-name="Text_20_body">
      <style:text-properties officeooo:paragraph-rsid="00658e4a"/>
    </style:style>
    <style:style style:name="P127" style:family="paragraph" style:parent-style-name="Text_20_body">
      <style:text-properties officeooo:paragraph-rsid="0068e22d"/>
    </style:style>
    <style:style style:name="P128" style:family="paragraph" style:parent-style-name="Text_20_body">
      <style:text-properties officeooo:paragraph-rsid="00691d98"/>
    </style:style>
    <style:style style:name="P129" style:family="paragraph" style:parent-style-name="Text_20_body">
      <style:text-properties officeooo:paragraph-rsid="006ab227"/>
    </style:style>
    <style:style style:name="P130" style:family="paragraph" style:parent-style-name="Text_20_body">
      <style:text-properties officeooo:rsid="0068e22d" officeooo:paragraph-rsid="0068e22d"/>
    </style:style>
    <style:style style:name="P131" style:family="paragraph" style:parent-style-name="Text_20_body">
      <style:text-properties officeooo:rsid="00691d98" officeooo:paragraph-rsid="00691d98"/>
    </style:style>
    <style:style style:name="P132" style:family="paragraph" style:parent-style-name="Text_20_body">
      <style:text-properties officeooo:rsid="006ab227" officeooo:paragraph-rsid="006ab227"/>
    </style:style>
    <style:style style:name="P133" style:family="paragraph" style:parent-style-name="Text_20_body">
      <style:text-properties officeooo:rsid="006b5033" officeooo:paragraph-rsid="006b5033"/>
    </style:style>
    <style:style style:name="P134" style:family="paragraph" style:parent-style-name="Text_20_body">
      <style:text-properties officeooo:rsid="006d9459" officeooo:paragraph-rsid="006d9459"/>
    </style:style>
    <style:style style:name="P135" style:family="paragraph" style:parent-style-name="Text_20_body">
      <style:text-properties officeooo:paragraph-rsid="0070c1b7"/>
    </style:style>
    <style:style style:name="P136" style:family="paragraph" style:parent-style-name="Text_20_body">
      <style:text-properties officeooo:paragraph-rsid="00711c74"/>
    </style:style>
    <style:style style:name="P137" style:family="paragraph" style:parent-style-name="Text_20_body">
      <style:text-properties officeooo:rsid="006efb5a"/>
    </style:style>
    <style:style style:name="P138" style:family="paragraph" style:parent-style-name="Text_20_body">
      <style:text-properties officeooo:rsid="006efb5a" officeooo:paragraph-rsid="006efb5a"/>
    </style:style>
    <style:style style:name="P139" style:family="paragraph" style:parent-style-name="Text_20_body">
      <style:text-properties officeooo:rsid="0070c1b7" officeooo:paragraph-rsid="0070c1b7"/>
    </style:style>
    <style:style style:name="P140" style:family="paragraph" style:parent-style-name="Text_20_body">
      <style:text-properties officeooo:rsid="00711c74" officeooo:paragraph-rsid="00711c74"/>
    </style:style>
    <style:style style:name="P141" style:family="paragraph" style:parent-style-name="Text_20_body">
      <style:text-properties officeooo:paragraph-rsid="00727222"/>
    </style:style>
    <style:style style:name="P142" style:family="paragraph" style:parent-style-name="Text_20_body">
      <style:text-properties officeooo:rsid="00727222" officeooo:paragraph-rsid="00727222"/>
    </style:style>
    <style:style style:name="P143" style:family="paragraph" style:parent-style-name="Text_20_body">
      <style:text-properties officeooo:paragraph-rsid="0073ecf5"/>
    </style:style>
    <style:style style:name="P144" style:family="paragraph" style:parent-style-name="Text_20_body">
      <style:text-properties officeooo:rsid="0073ecf5"/>
    </style:style>
    <style:style style:name="P145" style:family="paragraph" style:parent-style-name="Text_20_body">
      <style:text-properties officeooo:rsid="0075770d" officeooo:paragraph-rsid="0075770d"/>
    </style:style>
    <style:style style:name="P146" style:family="paragraph" style:parent-style-name="Text_20_body">
      <style:text-properties officeooo:rsid="0075e2f0" officeooo:paragraph-rsid="0075e2f0"/>
    </style:style>
    <style:style style:name="P147" style:family="paragraph" style:parent-style-name="Text_20_body">
      <style:text-properties officeooo:rsid="0076e028" officeooo:paragraph-rsid="0076e028"/>
    </style:style>
    <style:style style:name="P148" style:family="paragraph" style:parent-style-name="Text_20_body">
      <style:text-properties officeooo:rsid="00788038" officeooo:paragraph-rsid="00788038"/>
    </style:style>
    <style:style style:name="P149" style:family="paragraph" style:parent-style-name="Text_20_body">
      <style:text-properties officeooo:rsid="007920e0" officeooo:paragraph-rsid="007920e0"/>
    </style:style>
    <style:style style:name="P150" style:family="paragraph" style:parent-style-name="Text_20_body">
      <style:text-properties officeooo:rsid="007ad23a" officeooo:paragraph-rsid="007ad23a"/>
    </style:style>
    <style:style style:name="P151" style:family="paragraph" style:parent-style-name="Text_20_body">
      <style:text-properties officeooo:paragraph-rsid="007c75cb"/>
    </style:style>
    <style:style style:name="P152" style:family="paragraph" style:parent-style-name="Text_20_body">
      <style:text-properties officeooo:rsid="007ba084"/>
    </style:style>
    <style:style style:name="P153" style:family="paragraph" style:parent-style-name="Text_20_body">
      <style:text-properties officeooo:rsid="007ba084" officeooo:paragraph-rsid="007ba084"/>
    </style:style>
    <style:style style:name="P154" style:family="paragraph" style:parent-style-name="Text_20_body">
      <style:text-properties officeooo:rsid="007c75cb" officeooo:paragraph-rsid="007c75cb"/>
    </style:style>
    <style:style style:name="P155" style:family="paragraph" style:parent-style-name="Text_20_body">
      <style:text-properties officeooo:paragraph-rsid="007f7388"/>
    </style:style>
    <style:style style:name="P156" style:family="paragraph" style:parent-style-name="Text_20_body">
      <style:text-properties officeooo:rsid="007f7388" officeooo:paragraph-rsid="007f7388"/>
    </style:style>
    <style:style style:name="P157" style:family="paragraph" style:parent-style-name="Text_20_body">
      <style:text-properties officeooo:rsid="0080ec3f" officeooo:paragraph-rsid="0080ec3f"/>
    </style:style>
    <style:style style:name="P158" style:family="paragraph" style:parent-style-name="Text_20_body">
      <style:text-properties officeooo:rsid="0081ff61" officeooo:paragraph-rsid="0081ff61"/>
    </style:style>
    <style:style style:name="P159" style:family="paragraph" style:parent-style-name="Text_20_body">
      <style:text-properties officeooo:paragraph-rsid="00837ce4"/>
    </style:style>
    <style:style style:name="P160" style:family="paragraph" style:parent-style-name="Text_20_body">
      <style:text-properties officeooo:paragraph-rsid="0084b3a1"/>
    </style:style>
    <style:style style:name="P161" style:family="paragraph" style:parent-style-name="Text_20_body">
      <style:text-properties officeooo:rsid="008881b2" officeooo:paragraph-rsid="008881b2"/>
    </style:style>
    <style:style style:name="P162" style:family="paragraph" style:parent-style-name="Text_20_body">
      <style:text-properties officeooo:paragraph-rsid="008881b2"/>
    </style:style>
    <style:style style:name="P163" style:family="paragraph" style:parent-style-name="Text_20_body">
      <style:text-properties officeooo:paragraph-rsid="0088df8a"/>
    </style:style>
    <style:style style:name="P164" style:family="paragraph" style:parent-style-name="Text_20_body">
      <style:text-properties officeooo:paragraph-rsid="008a5a2d"/>
    </style:style>
    <style:style style:name="P165" style:family="paragraph" style:parent-style-name="Text_20_body">
      <style:text-properties officeooo:rsid="00830824" officeooo:paragraph-rsid="00830824"/>
    </style:style>
    <style:style style:name="P166" style:family="paragraph" style:parent-style-name="Text_20_body">
      <style:text-properties officeooo:rsid="00837ce4" officeooo:paragraph-rsid="00837ce4"/>
    </style:style>
    <style:style style:name="P167" style:family="paragraph" style:parent-style-name="Text_20_body">
      <style:text-properties officeooo:rsid="0084b3a1" officeooo:paragraph-rsid="0084b3a1"/>
    </style:style>
    <style:style style:name="P168" style:family="paragraph" style:parent-style-name="Text_20_body">
      <style:text-properties officeooo:rsid="00869558" officeooo:paragraph-rsid="00869558"/>
    </style:style>
    <style:style style:name="P169" style:family="paragraph" style:parent-style-name="Text_20_body">
      <style:text-properties officeooo:rsid="0088df8a" officeooo:paragraph-rsid="0088df8a"/>
    </style:style>
    <style:style style:name="P170" style:family="paragraph" style:parent-style-name="Text_20_body">
      <style:text-properties officeooo:rsid="008a5a2d"/>
    </style:style>
    <style:style style:name="P171" style:family="paragraph" style:parent-style-name="Text_20_body">
      <style:text-properties officeooo:rsid="008d2272" officeooo:paragraph-rsid="008d2272"/>
    </style:style>
    <style:style style:name="P172" style:family="paragraph" style:parent-style-name="Text_20_body">
      <style:text-properties officeooo:rsid="008ecc70" officeooo:paragraph-rsid="008ecc70"/>
    </style:style>
    <style:style style:name="P173" style:family="paragraph" style:parent-style-name="Text_20_body">
      <style:text-properties officeooo:rsid="0090bcdd" officeooo:paragraph-rsid="0090bcdd"/>
    </style:style>
    <style:style style:name="P174" style:family="paragraph" style:parent-style-name="Text_20_body">
      <style:text-properties officeooo:rsid="0091470b" officeooo:paragraph-rsid="0091470b"/>
    </style:style>
    <style:style style:name="P175" style:family="paragraph" style:parent-style-name="Text_20_body">
      <style:text-properties officeooo:rsid="009182ab" officeooo:paragraph-rsid="009182ab"/>
    </style:style>
    <style:style style:name="P176" style:family="paragraph" style:parent-style-name="Text_20_body">
      <style:text-properties officeooo:rsid="00933be9" officeooo:paragraph-rsid="00933be9"/>
    </style:style>
    <style:style style:name="P177" style:family="paragraph" style:parent-style-name="Text_20_body">
      <style:text-properties officeooo:rsid="0093f716" officeooo:paragraph-rsid="0093f716"/>
    </style:style>
    <style:style style:name="P178" style:family="paragraph" style:parent-style-name="Text_20_body">
      <style:text-properties officeooo:rsid="0093f716" officeooo:paragraph-rsid="00942739"/>
    </style:style>
    <style:style style:name="P179" style:family="paragraph" style:parent-style-name="Text_20_body">
      <style:text-properties officeooo:rsid="0095ae63" officeooo:paragraph-rsid="0095ae63"/>
    </style:style>
    <style:style style:name="P180" style:family="paragraph" style:parent-style-name="Text_20_body">
      <style:text-properties officeooo:rsid="009721e3" officeooo:paragraph-rsid="009721e3"/>
    </style:style>
    <style:style style:name="P181" style:family="paragraph" style:parent-style-name="Text_20_body">
      <style:text-properties officeooo:rsid="0098a103" officeooo:paragraph-rsid="0098a103"/>
    </style:style>
    <style:style style:name="P182" style:family="paragraph" style:parent-style-name="Text_20_body">
      <style:text-properties officeooo:rsid="0098a103" officeooo:paragraph-rsid="00a2e6c7"/>
    </style:style>
    <style:style style:name="P183" style:family="paragraph" style:parent-style-name="Text_20_body">
      <style:text-properties officeooo:rsid="0099dd63" officeooo:paragraph-rsid="0099dd63"/>
    </style:style>
    <style:style style:name="P184" style:family="paragraph" style:parent-style-name="Text_20_body">
      <style:text-properties officeooo:rsid="009a9fe1" officeooo:paragraph-rsid="009a9fe1"/>
    </style:style>
    <style:style style:name="P185" style:family="paragraph" style:parent-style-name="Text_20_body">
      <style:text-properties officeooo:rsid="009c8a0b" officeooo:paragraph-rsid="009c8a0b"/>
    </style:style>
    <style:style style:name="P186" style:family="paragraph" style:parent-style-name="Text_20_body">
      <style:text-properties officeooo:rsid="009ce15f" officeooo:paragraph-rsid="009ce15f"/>
    </style:style>
    <style:style style:name="P187" style:family="paragraph" style:parent-style-name="Text_20_body">
      <style:text-properties officeooo:rsid="009e08bd" officeooo:paragraph-rsid="009e08bd"/>
    </style:style>
    <style:style style:name="P188" style:family="paragraph" style:parent-style-name="Text_20_body">
      <style:text-properties officeooo:rsid="009e08bd" officeooo:paragraph-rsid="00a56a79"/>
    </style:style>
    <style:style style:name="P189" style:family="paragraph" style:parent-style-name="Text_20_body">
      <style:text-properties officeooo:rsid="009fcc13" officeooo:paragraph-rsid="009e08bd"/>
    </style:style>
    <style:style style:name="P190" style:family="paragraph" style:parent-style-name="Text_20_body">
      <style:text-properties officeooo:rsid="009fcc13" officeooo:paragraph-rsid="009fcc13"/>
    </style:style>
    <style:style style:name="P191" style:family="paragraph" style:parent-style-name="Text_20_body">
      <style:text-properties officeooo:rsid="00a2e6c7" officeooo:paragraph-rsid="00a2e6c7"/>
    </style:style>
    <style:style style:name="P192" style:family="paragraph" style:parent-style-name="Text_20_body">
      <style:text-properties officeooo:rsid="00a4d2cf" officeooo:paragraph-rsid="00a4d2cf"/>
    </style:style>
    <style:style style:name="P193" style:family="paragraph" style:parent-style-name="Text_20_body">
      <style:text-properties officeooo:rsid="00942739" officeooo:paragraph-rsid="00942739"/>
    </style:style>
    <style:style style:name="P194" style:family="paragraph" style:parent-style-name="Text_20_body">
      <style:text-properties officeooo:rsid="00a56a79" officeooo:paragraph-rsid="00a56a79"/>
    </style:style>
    <style:style style:name="P195" style:family="paragraph" style:parent-style-name="Text_20_body">
      <style:text-properties officeooo:rsid="00a6ffc4" officeooo:paragraph-rsid="00a6ffc4"/>
    </style:style>
    <style:style style:name="P196" style:family="paragraph" style:parent-style-name="Text_20_body">
      <style:text-properties officeooo:rsid="001607c0" officeooo:paragraph-rsid="001607c0"/>
    </style:style>
    <style:style style:name="P197" style:family="paragraph" style:parent-style-name="Heading_20_1">
      <style:text-properties officeooo:paragraph-rsid="00a56a79"/>
    </style:style>
    <style:style style:name="P198"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99"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200"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201"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202"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203"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204"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205"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206"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207"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208" style:family="paragraph" style:parent-style-name="Text_20_body" style:list-style-name="L2">
      <style:text-properties officeooo:rsid="0098a103" officeooo:paragraph-rsid="0098a103"/>
    </style:style>
    <style:style style:name="P209" style:family="paragraph" style:parent-style-name="Text_20_body" style:list-style-name="L3">
      <style:text-properties officeooo:rsid="00a18001" officeooo:paragraph-rsid="00a18001"/>
    </style:style>
    <style:style style:name="P210" style:family="paragraph" style:parent-style-name="Text_20_body" style:list-style-name="L4">
      <style:text-properties officeooo:rsid="00a6ffc4" officeooo:paragraph-rsid="00a6ffc4"/>
    </style:style>
    <style:style style:name="P211" style:family="paragraph" style:parent-style-name="Text_20_body" style:list-style-name="L4">
      <style:text-properties fo:font-weight="normal" officeooo:rsid="00a6ffc4" officeooo:paragraph-rsid="00a6ffc4" style:font-weight-asian="normal" style:font-weight-complex="normal"/>
    </style:style>
    <style:style style:name="P212" style:family="paragraph" style:parent-style-name="Text_20_body" style:list-style-name="L5">
      <style:text-properties fo:font-weight="normal" officeooo:rsid="00a8dab1" officeooo:paragraph-rsid="00a8dab1" style:font-weight-asian="normal" style:font-weight-complex="normal"/>
    </style:style>
    <style:style style:name="P213" style:family="paragraph" style:parent-style-name="Text_20_body" style:list-style-name="L5">
      <style:text-properties fo:font-weight="normal" officeooo:rsid="00a8dab1" officeooo:paragraph-rsid="00aab4d2" style:font-weight-asian="normal" style:font-weight-complex="normal"/>
    </style:style>
    <style:style style:name="P214" style:family="paragraph" style:parent-style-name="Text_20_body" style:list-style-name="L5">
      <style:text-properties fo:font-weight="normal" officeooo:rsid="00aab4d2" officeooo:paragraph-rsid="00aab4d2" style:font-weight-asian="normal" style:font-weight-complex="normal"/>
    </style:style>
    <style:style style:name="P215" style:family="paragraph" style:parent-style-name="Text_20_body" style:list-style-name="L6">
      <style:text-properties fo:font-weight="normal" officeooo:rsid="00b0e006" officeooo:paragraph-rsid="00b0e006" style:font-weight-asian="normal" style:font-weight-complex="normal"/>
    </style:style>
    <style:style style:name="P216" style:family="paragraph" style:parent-style-name="Text_20_body" style:list-style-name="L6">
      <style:text-properties fo:font-weight="normal" officeooo:rsid="001607c0" officeooo:paragraph-rsid="00b0e006" style:font-weight-asian="normal" style:font-weight-complex="normal"/>
    </style:style>
    <style:style style:name="P217" style:family="paragraph" style:parent-style-name="Text_20_body" style:list-style-name="L7">
      <style:text-properties fo:font-weight="normal" officeooo:rsid="00b3e0f0" officeooo:paragraph-rsid="00b3e0f0" style:font-weight-asian="normal" style:font-weight-complex="normal"/>
    </style:style>
    <style:style style:name="P218" style:family="paragraph" style:parent-style-name="Text_20_body">
      <style:text-properties fo:font-weight="normal" officeooo:rsid="00b40159" officeooo:paragraph-rsid="00b40159" style:font-weight-asian="normal" style:font-weight-complex="normal"/>
    </style:style>
    <style:style style:name="P219" style:family="paragraph" style:parent-style-name="Text_20_body">
      <style:text-properties fo:font-weight="normal" officeooo:rsid="00b67b89" officeooo:paragraph-rsid="00b67b89" style:font-weight-asian="normal" style:font-weight-complex="normal"/>
    </style:style>
    <style:style style:name="P220" style:family="paragraph" style:parent-style-name="Text_20_body">
      <style:text-properties fo:font-weight="normal" officeooo:rsid="00b71aa5" officeooo:paragraph-rsid="00b71aa5" style:font-weight-asian="normal" style:font-weight-complex="normal"/>
    </style:style>
    <style:style style:name="P221" style:family="paragraph" style:parent-style-name="Text_20_body">
      <style:text-properties fo:font-weight="normal" officeooo:rsid="009721e3" officeooo:paragraph-rsid="00b7c4ec" style:font-weight-asian="normal" style:font-weight-complex="normal"/>
    </style:style>
    <style:style style:name="P222" style:family="paragraph" style:parent-style-name="Text_20_body">
      <style:text-properties fo:font-weight="normal" officeooo:rsid="009721e3" officeooo:paragraph-rsid="00ba345e" style:font-weight-asian="normal" style:font-weight-complex="normal"/>
    </style:style>
    <style:style style:name="P223" style:family="paragraph" style:parent-style-name="Text_20_body">
      <style:text-properties fo:font-weight="normal" officeooo:rsid="00b7c4ec" officeooo:paragraph-rsid="00b7c4ec" style:font-weight-asian="normal" style:font-weight-complex="normal"/>
    </style:style>
    <style:style style:name="P224" style:family="paragraph" style:parent-style-name="Text_20_body" style:list-style-name="L8">
      <style:text-properties fo:font-weight="normal" officeooo:rsid="00b7c4ec" officeooo:paragraph-rsid="00b7c4ec" style:font-weight-asian="normal" style:font-weight-complex="normal"/>
    </style:style>
    <style:style style:name="P225" style:family="paragraph" style:parent-style-name="Text_20_body">
      <style:text-properties fo:font-weight="normal" officeooo:rsid="0098a103" officeooo:paragraph-rsid="00b7c4ec" style:font-weight-asian="normal" style:font-weight-complex="normal"/>
    </style:style>
    <style:style style:name="P226" style:family="paragraph" style:parent-style-name="Text_20_body">
      <style:text-properties fo:font-weight="normal" officeooo:rsid="0098a103" officeooo:paragraph-rsid="00bb0798" style:font-weight-asian="normal" style:font-weight-complex="normal"/>
    </style:style>
    <style:style style:name="P227" style:family="paragraph" style:parent-style-name="Text_20_body">
      <style:text-properties fo:font-weight="normal" officeooo:rsid="00b83062" officeooo:paragraph-rsid="00b83062" style:font-weight-asian="normal" style:font-weight-complex="normal"/>
    </style:style>
    <style:style style:name="P228" style:family="paragraph" style:parent-style-name="Text_20_body">
      <style:text-properties fo:font-weight="normal" officeooo:rsid="00b92767" officeooo:paragraph-rsid="00b92767" style:font-weight-asian="normal" style:font-weight-complex="normal"/>
    </style:style>
    <style:style style:name="P229" style:family="paragraph" style:parent-style-name="Text_20_body">
      <style:text-properties fo:font-weight="normal" officeooo:rsid="008d2272" officeooo:paragraph-rsid="00ba13c6" style:font-weight-asian="normal" style:font-weight-complex="normal"/>
    </style:style>
    <style:style style:name="P230" style:family="paragraph" style:parent-style-name="Text_20_body">
      <style:text-properties fo:font-weight="normal" officeooo:rsid="00ba345e" officeooo:paragraph-rsid="00ba345e" style:font-weight-asian="normal" style:font-weight-complex="normal"/>
    </style:style>
    <style:style style:name="P231" style:family="paragraph" style:parent-style-name="Text_20_body" style:list-style-name="L9">
      <style:text-properties fo:font-weight="normal" officeooo:rsid="00ba345e" officeooo:paragraph-rsid="00ba345e" style:font-weight-asian="normal" style:font-weight-complex="normal"/>
    </style:style>
    <style:style style:name="P232" style:family="paragraph" style:parent-style-name="Text_20_body" style:list-style-name="L9">
      <style:text-properties fo:font-weight="normal" officeooo:rsid="00bb0798" officeooo:paragraph-rsid="00bb0798" style:font-weight-asian="normal" style:font-weight-complex="normal"/>
    </style:style>
    <style:style style:name="P233" style:family="paragraph" style:parent-style-name="Text_20_body">
      <style:text-properties fo:font-weight="normal" officeooo:rsid="00bb0798" officeooo:paragraph-rsid="00bb0798" style:font-weight-asian="normal" style:font-weight-complex="normal"/>
    </style:style>
    <style:style style:name="P234" style:family="paragraph" style:parent-style-name="Text_20_body" style:list-style-name="L7">
      <style:text-properties officeooo:paragraph-rsid="00b3e0f0"/>
    </style:style>
    <style:style style:name="P235" style:family="paragraph" style:parent-style-name="Text_20_body" style:list-style-name="L7">
      <style:text-properties officeooo:rsid="00b3e0f0" officeooo:paragraph-rsid="00b3e0f0"/>
    </style:style>
    <style:style style:name="P236" style:family="paragraph" style:parent-style-name="Text_20_body">
      <style:text-properties officeooo:rsid="008d2272" officeooo:paragraph-rsid="00ba13c6"/>
    </style:style>
    <style:style style:name="P237" style:family="paragraph" style:parent-style-name="Text_20_body">
      <style:text-properties officeooo:rsid="00ba345e" officeooo:paragraph-rsid="00ba345e"/>
    </style:style>
    <style:style style:name="P238" style:family="paragraph" style:parent-style-name="Text_20_body">
      <style:text-properties fo:font-weight="bold" style:font-weight-asian="bold" style:font-weight-complex="bold"/>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fo:font-weight="normal" officeooo:rsid="0022e65d" style:font-size-asian="10.5pt" style:font-weight-asian="normal" style:font-size-complex="12pt" style:font-weight-complex="normal"/>
    </style:style>
    <style:style style:name="T67" style:family="text">
      <style:text-properties fo:color="#000000" loext:opacity="100%" fo:font-size="12pt" fo:font-weight="normal" officeooo:rsid="0045e2bc" style:font-size-asian="10.5pt" style:font-weight-asian="normal" style:font-size-complex="12pt" style:font-weight-complex="normal"/>
    </style:style>
    <style:style style:name="T68" style:family="text">
      <style:text-properties fo:color="#000000" loext:opacity="100%" fo:font-size="12pt" fo:font-weight="normal" officeooo:rsid="0088df8a" style:font-size-asian="10.5pt" style:font-weight-asian="normal" style:font-size-complex="12pt" style:font-weight-complex="normal"/>
    </style:style>
    <style:style style:name="T69" style:family="text">
      <style:text-properties fo:color="#000000" loext:opacity="100%" fo:font-size="12pt" fo:font-weight="normal" officeooo:rsid="0016e280" style:font-size-asian="10.5pt" style:font-weight-asian="normal" style:font-size-complex="12pt" style:font-weight-complex="normal"/>
    </style:style>
    <style:style style:name="T70" style:family="text">
      <style:text-properties fo:color="#000000" loext:opacity="100%" fo:font-size="12pt" fo:font-weight="normal" officeooo:rsid="0087e73d" style:font-size-asian="10.5pt" style:font-weight-asian="normal" style:font-size-complex="12pt" style:font-weight-complex="normal"/>
    </style:style>
    <style:style style:name="T71"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72" style:family="text">
      <style:text-properties officeooo:rsid="00197e48"/>
    </style:style>
    <style:style style:name="T73" style:family="text">
      <style:text-properties officeooo:rsid="001b3c61"/>
    </style:style>
    <style:style style:name="T74" style:family="text">
      <style:text-properties officeooo:rsid="001de50c"/>
    </style:style>
    <style:style style:name="T75" style:family="text">
      <style:text-properties officeooo:rsid="0020db95"/>
    </style:style>
    <style:style style:name="T76" style:family="text">
      <style:text-properties officeooo:rsid="00242bf7"/>
    </style:style>
    <style:style style:name="T77" style:family="text">
      <style:text-properties officeooo:rsid="0028b9b6"/>
    </style:style>
    <style:style style:name="T78" style:family="text">
      <style:text-properties officeooo:rsid="002bfe51"/>
    </style:style>
    <style:style style:name="T79" style:family="text">
      <style:text-properties officeooo:rsid="002d1a6d"/>
    </style:style>
    <style:style style:name="T80" style:family="text">
      <style:text-properties officeooo:rsid="002d995b"/>
    </style:style>
    <style:style style:name="T81" style:family="text">
      <style:text-properties officeooo:rsid="002f3517"/>
    </style:style>
    <style:style style:name="T82" style:family="text">
      <style:text-properties officeooo:rsid="00311dff"/>
    </style:style>
    <style:style style:name="T83" style:family="text">
      <style:text-properties officeooo:rsid="0032140e"/>
    </style:style>
    <style:style style:name="T84" style:family="text">
      <style:text-properties officeooo:rsid="0033031e"/>
    </style:style>
    <style:style style:name="T85" style:family="text">
      <style:text-properties officeooo:rsid="00344d0b"/>
    </style:style>
    <style:style style:name="T86" style:family="text">
      <style:text-properties officeooo:rsid="00359dff"/>
    </style:style>
    <style:style style:name="T87" style:family="text">
      <style:text-properties fo:font-weight="bold" style:font-weight-asian="bold" style:font-weight-complex="bold"/>
    </style:style>
    <style:style style:name="T88" style:family="text">
      <style:text-properties fo:font-weight="bold" officeooo:rsid="0049c890" style:font-weight-asian="bold" style:font-weight-complex="bold"/>
    </style:style>
    <style:style style:name="T89" style:family="text">
      <style:text-properties fo:font-weight="bold" officeooo:rsid="004c5e2c" style:font-weight-asian="bold" style:font-weight-complex="bold"/>
    </style:style>
    <style:style style:name="T90" style:family="text">
      <style:text-properties officeooo:rsid="0036be99"/>
    </style:style>
    <style:style style:name="T91" style:family="text">
      <style:text-properties officeooo:rsid="003797eb"/>
    </style:style>
    <style:style style:name="T92" style:family="text">
      <style:text-properties officeooo:rsid="003b0bfd"/>
    </style:style>
    <style:style style:name="T93" style:family="text">
      <style:text-properties officeooo:rsid="003cb76b"/>
    </style:style>
    <style:style style:name="T94" style:family="text">
      <style:text-properties officeooo:rsid="003cffc2"/>
    </style:style>
    <style:style style:name="T95" style:family="text">
      <style:text-properties officeooo:rsid="003d445e"/>
    </style:style>
    <style:style style:name="T96" style:family="text">
      <style:text-properties fo:font-weight="normal" style:font-weight-asian="normal" style:font-weight-complex="normal"/>
    </style:style>
    <style:style style:name="T97" style:family="text">
      <style:text-properties fo:font-weight="normal" officeooo:rsid="003d445e" style:font-weight-asian="normal" style:font-weight-complex="normal"/>
    </style:style>
    <style:style style:name="T98" style:family="text">
      <style:text-properties fo:font-weight="normal" officeooo:rsid="001832f9" style:font-weight-asian="normal" style:font-weight-complex="normal"/>
    </style:style>
    <style:style style:name="T99" style:family="text">
      <style:text-properties fo:font-weight="normal" officeooo:rsid="004b186c" style:font-weight-asian="normal" style:font-weight-complex="normal"/>
    </style:style>
    <style:style style:name="T100" style:family="text">
      <style:text-properties officeooo:rsid="003f3d03"/>
    </style:style>
    <style:style style:name="T101" style:family="text">
      <style:text-properties officeooo:rsid="0040091b"/>
    </style:style>
    <style:style style:name="T102" style:family="text">
      <style:text-properties officeooo:rsid="0041d29c"/>
    </style:style>
    <style:style style:name="T103" style:family="text">
      <style:text-properties fo:font-variant="normal" fo:text-transform="none" fo:color="#000000" loext:opacity="100%" style:font-name="Times New Roman" fo:font-size="12pt" fo:letter-spacing="normal" fo:font-style="normal" fo:font-weight="normal"/>
    </style:style>
    <style:style style:name="T104" style:family="text">
      <style:text-properties officeooo:rsid="0042aa03"/>
    </style:style>
    <style:style style:name="T105" style:family="text">
      <style:text-properties officeooo:rsid="004633df"/>
    </style:style>
    <style:style style:name="T106" style:family="text">
      <style:text-properties officeooo:rsid="0046961c"/>
    </style:style>
    <style:style style:name="T107" style:family="text">
      <style:text-properties officeooo:rsid="00488ba6"/>
    </style:style>
    <style:style style:name="T108" style:family="text">
      <style:text-properties officeooo:rsid="004a4783"/>
    </style:style>
    <style:style style:name="T109" style:family="text">
      <style:text-properties officeooo:rsid="004b186c"/>
    </style:style>
    <style:style style:name="T110" style:family="text">
      <style:text-properties officeooo:rsid="004c5e2c"/>
    </style:style>
    <style:style style:name="T111" style:family="text">
      <style:text-properties officeooo:rsid="004f1857"/>
    </style:style>
    <style:style style:name="T112" style:family="text">
      <style:text-properties officeooo:rsid="00501f70"/>
    </style:style>
    <style:style style:name="T113" style:family="text">
      <style:text-properties officeooo:rsid="00516726"/>
    </style:style>
    <style:style style:name="T114" style:family="text">
      <style:text-properties officeooo:rsid="00522144"/>
    </style:style>
    <style:style style:name="T115" style:family="text">
      <style:text-properties officeooo:rsid="0053221f"/>
    </style:style>
    <style:style style:name="T116" style:family="text">
      <style:text-properties officeooo:rsid="0053fba9"/>
    </style:style>
    <style:style style:name="T117" style:family="text">
      <style:text-properties officeooo:rsid="005409cb"/>
    </style:style>
    <style:style style:name="T118" style:family="text">
      <style:text-properties officeooo:rsid="005536a2"/>
    </style:style>
    <style:style style:name="T119" style:family="text">
      <style:text-properties officeooo:rsid="0055e172"/>
    </style:style>
    <style:style style:name="T120" style:family="text">
      <style:text-properties officeooo:rsid="00568fed"/>
    </style:style>
    <style:style style:name="T121" style:family="text">
      <style:text-properties officeooo:rsid="005843e2"/>
    </style:style>
    <style:style style:name="T122" style:family="text">
      <style:text-properties officeooo:rsid="0059f3a5"/>
    </style:style>
    <style:style style:name="T123" style:family="text">
      <style:text-properties officeooo:rsid="005ad32d"/>
    </style:style>
    <style:style style:name="T124" style:family="text">
      <style:text-properties officeooo:rsid="005bfa94"/>
    </style:style>
    <style:style style:name="T125" style:family="text">
      <style:text-properties officeooo:rsid="005c94b8"/>
    </style:style>
    <style:style style:name="T126" style:family="text">
      <style:text-properties officeooo:rsid="005d384b"/>
    </style:style>
    <style:style style:name="T127" style:family="text">
      <style:text-properties officeooo:rsid="006150f7"/>
    </style:style>
    <style:style style:name="T128" style:family="text">
      <style:text-properties officeooo:rsid="0062d236"/>
    </style:style>
    <style:style style:name="T129" style:family="text">
      <style:text-properties officeooo:rsid="00635007"/>
    </style:style>
    <style:style style:name="T130" style:family="text">
      <style:text-properties officeooo:rsid="0063d265"/>
    </style:style>
    <style:style style:name="T131" style:family="text">
      <style:text-properties officeooo:rsid="00655580"/>
    </style:style>
    <style:style style:name="T132" style:family="text">
      <style:text-properties officeooo:rsid="00658e4a"/>
    </style:style>
    <style:style style:name="T133" style:family="text">
      <style:text-properties officeooo:rsid="006777e1"/>
    </style:style>
    <style:style style:name="T134" style:family="text">
      <style:text-properties officeooo:rsid="0068e22d"/>
    </style:style>
    <style:style style:name="T135" style:family="text">
      <style:text-properties officeooo:rsid="00691d98"/>
    </style:style>
    <style:style style:name="T136" style:family="text">
      <style:text-properties officeooo:rsid="006942a1"/>
    </style:style>
    <style:style style:name="T137" style:family="text">
      <style:text-properties officeooo:rsid="006ab227"/>
    </style:style>
    <style:style style:name="T138" style:family="text">
      <style:text-properties officeooo:rsid="006b5033"/>
    </style:style>
    <style:style style:name="T139" style:family="text">
      <style:text-properties officeooo:rsid="006c31a4"/>
    </style:style>
    <style:style style:name="T140" style:family="text">
      <style:text-properties officeooo:rsid="006d9459"/>
    </style:style>
    <style:style style:name="T141" style:family="text">
      <style:text-properties officeooo:rsid="006efb5a"/>
    </style:style>
    <style:style style:name="T142" style:family="text">
      <style:text-properties officeooo:rsid="0070c1b7"/>
    </style:style>
    <style:style style:name="T143" style:family="text">
      <style:text-properties officeooo:rsid="00711c74"/>
    </style:style>
    <style:style style:name="T144" style:family="text">
      <style:text-properties officeooo:rsid="00727222"/>
    </style:style>
    <style:style style:name="T145" style:family="text">
      <style:text-properties officeooo:rsid="0073ecf5"/>
    </style:style>
    <style:style style:name="T146" style:family="text">
      <style:text-properties officeooo:rsid="0075e2f0"/>
    </style:style>
    <style:style style:name="T147" style:family="text">
      <style:text-properties officeooo:rsid="0076e028"/>
    </style:style>
    <style:style style:name="T148" style:family="text">
      <style:text-properties officeooo:rsid="00788038"/>
    </style:style>
    <style:style style:name="T149" style:family="text">
      <style:text-properties officeooo:rsid="007920e0"/>
    </style:style>
    <style:style style:name="T150" style:family="text">
      <style:text-properties officeooo:rsid="007ad23a"/>
    </style:style>
    <style:style style:name="T151" style:family="text">
      <style:text-properties officeooo:rsid="007ba084"/>
    </style:style>
    <style:style style:name="T152" style:family="text">
      <style:text-properties officeooo:rsid="007c75cb"/>
    </style:style>
    <style:style style:name="T153" style:family="text">
      <style:text-properties officeooo:rsid="007d9888"/>
    </style:style>
    <style:style style:name="T154" style:family="text">
      <style:text-properties officeooo:rsid="007f7388"/>
    </style:style>
    <style:style style:name="T155" style:family="text">
      <style:text-properties officeooo:rsid="0080ec3f"/>
    </style:style>
    <style:style style:name="T156" style:family="text">
      <style:text-properties officeooo:rsid="0081ff61"/>
    </style:style>
    <style:style style:name="T157" style:family="text">
      <style:text-properties officeooo:rsid="00830824"/>
    </style:style>
    <style:style style:name="T158" style:family="text">
      <style:text-properties officeooo:rsid="00837ce4"/>
    </style:style>
    <style:style style:name="T159" style:family="text">
      <style:text-properties officeooo:rsid="0084b3a1"/>
    </style:style>
    <style:style style:name="T160" style:family="text">
      <style:text-properties officeooo:rsid="00869558"/>
    </style:style>
    <style:style style:name="T161" style:family="text">
      <style:text-properties officeooo:rsid="008881b2"/>
    </style:style>
    <style:style style:name="T162" style:family="text">
      <style:text-properties officeooo:rsid="0088df8a"/>
    </style:style>
    <style:style style:name="T163" style:family="text">
      <style:text-properties officeooo:rsid="008a5a2d"/>
    </style:style>
    <style:style style:name="T164" style:family="text">
      <style:text-properties officeooo:rsid="0090bcdd"/>
    </style:style>
    <style:style style:name="T165" style:family="text">
      <style:text-properties officeooo:rsid="009182ab"/>
    </style:style>
    <style:style style:name="T166" style:family="text">
      <style:text-properties officeooo:rsid="0093f716"/>
    </style:style>
    <style:style style:name="T167" style:family="text">
      <style:text-properties officeooo:rsid="00942739"/>
    </style:style>
    <style:style style:name="T168" style:family="text">
      <style:text-properties officeooo:rsid="009c8a0b"/>
    </style:style>
    <style:style style:name="T169" style:family="text">
      <style:text-properties officeooo:rsid="009fcc13"/>
    </style:style>
    <style:style style:name="T170" style:family="text">
      <style:text-properties officeooo:rsid="00a18001"/>
    </style:style>
    <style:style style:name="T171" style:family="text">
      <style:text-properties officeooo:rsid="00a4d2cf"/>
    </style:style>
    <style:style style:name="T172" style:family="text">
      <style:text-properties officeooo:rsid="00a56a79"/>
    </style:style>
    <style:style style:name="T173" style:family="text">
      <style:text-properties officeooo:rsid="00a6ffc4"/>
    </style:style>
    <style:style style:name="T174" style:family="text">
      <style:text-properties officeooo:rsid="00a8a57d"/>
    </style:style>
    <style:style style:name="T175" style:family="text">
      <style:text-properties officeooo:rsid="00aab4d2"/>
    </style:style>
    <style:style style:name="T176" style:family="text">
      <style:text-properties officeooo:rsid="00adec9a"/>
    </style:style>
    <style:style style:name="T177" style:family="text">
      <style:text-properties officeooo:rsid="00ae0ead"/>
    </style:style>
    <style:style style:name="T178" style:family="text">
      <style:text-properties officeooo:rsid="00ae242b"/>
    </style:style>
    <style:style style:name="T179" style:family="text">
      <style:text-properties officeooo:rsid="00b1aaa5"/>
    </style:style>
    <style:style style:name="T180" style:family="text">
      <style:text-properties officeooo:rsid="00b40159"/>
    </style:style>
    <style:style style:name="T181" style:family="text">
      <style:text-properties officeooo:rsid="00b4ce38"/>
    </style:style>
    <style:style style:name="T182" style:family="text">
      <style:text-properties officeooo:rsid="00b7c4ec"/>
    </style:style>
    <style:style style:name="T183" style:family="text">
      <style:text-properties officeooo:rsid="00b83062"/>
    </style:style>
    <style:style style:name="T184" style:family="text">
      <style:text-properties officeooo:rsid="00ba13c6"/>
    </style:style>
    <style:style style:name="T185" style:family="text">
      <style:text-properties officeooo:rsid="00ba345e"/>
    </style:style>
    <style:style style:name="T186" style:family="text">
      <style:text-properties officeooo:rsid="00bb0798"/>
    </style:style>
    <style:style style:name="T187" style:family="text">
      <style:text-properties officeooo:rsid="00bbc42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7"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196">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2">Dodatkowo, dalsza część rozdziału zapewnia narzędzia dla MG, który chciałby stworzyć swoją własną specjalizację, tak, by pasowała do wymogów danej gry lub kampanii.</text:p>
      <text:p text:style-name="P2">WYBIERANIE SPECJALIZACJI</text:p>
      <text:p text:style-name="P2">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9">l</text:span>nymi oznacza, że w tym świecie istnieją moce psioniczne, a Wyje do Księżyca oznacza istnienie w nim likantropów, a Pilotuje Statki Kosmiczne sprawia, że w settingu, no cóż, istnieją statki kosmiczne. </text:p>
      <text:p text:style-name="P2">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3">Parę specjalizacji w tym rozdziale zapewnia “zamianę z typem”, która pozwala zamienić zdolność typu na zdolno<text:span text:style-name="T7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4">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4">Na poziomach trzecim i szóstym, postać może wybrać zdolność z dwóch opcji.</text:p>
      <text:p text:style-name="P4"><text:soft-page-break/>Możesz także wybrać, czy chcesz rozwinąć historie będącą opisem danej specjalizacji (choć nie jest to wymagane).</text:p>
      <text:p text:style-name="P4">POŁĄCZENIA Z INNYMI BG</text:p>
      <text:p text:style-name="P5">Wybierz połączenie, które pasuje do specjalności. Jeśli jesteś MG wybierającym (lub tworzącym) jeden lub kilka specjalizacji dla swoich postaci, wybierz do 4 z poniższych połączeń.</text:p>
      <text:list xml:id="list3675651446" text:style-name="L1">
        <text:list-item>
          <text:p text:style-name="P198">Wybierz innego BG. Z nieznanych Tobie powodów, ta postać jest kompletnie odporna na Twoje zdolności specjalizacji, niezależnie od tego, czy pragniesz mu nimi pomóc, czy zagrozić.</text:p>
        </text:list-item>
        <text:list-item>
          <text:p text:style-name="P198">Wybierz innego BG. Wiedziałeś o jego istnieniu przez lata, ale nie sądziłeś, że on Ciebie znał.</text:p>
        </text:list-item>
        <text:list-item>
          <text:p text:style-name="P198">Wybierz innego BG. Zawsze chcesz mu zaimponować, ale sam nie wiesz czemu.</text:p>
        </text:list-item>
        <text:list-item>
          <text:p text:style-name="P198">Wybierz innego BG. Ta postać ma nawyk, który Cię wkurza, ale poza tym jesteś pod wrażeniem jej zdolności.</text:p>
        </text:list-item>
        <text:list-item>
          <text:p text:style-name="P198">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98">Wybierz innego BG. Jeśli znajduje się on w <text:span text:style-name="T73">bliski zasięgu kiedy walczysz, czasami zapewnia on atut, a czasami utrudnia Twój test na atak (szansa 50% na jedno lub drugie, rzucane raz na walkę).</text:span></text:p>
        </text:list-item>
        <text:list-item>
          <text:p text:style-name="P199">Wybierz innego BG. <text:span text:style-name="T73">Kiedyś ocaliłeś mu życie i teraz ma dług wdzięczności. Nie jesteś z tego jakoś bardzo zachwycony – zrobiłeś, co należało zrobić i tyle.</text:span></text:p>
        </text:list-item>
        <text:list-item>
          <text:p text:style-name="P200">Wybierz innego BG. Ta postać ostatnio Cię wyśmiała, co naprawdę Cię zraniło. Jak zamierzasz sobie z tym poradzić (jeśli w ogóle) zależy od Ciebie.</text:p>
        </text:list-item>
        <text:list-item>
          <text:p text:style-name="P201">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201">Wybierz innego BG. Ta postać pochodzi z tego samego miejsca co ty i znaliście się jako dzieci. </text:p>
        </text:list-item>
        <text:list-item>
          <text:p text:style-name="P201">Wybierz innego BG. W przeszłości, nauczył on Cię paru trików dy wykorzystania w walce.</text:p>
        </text:list-item>
        <text:list-item>
          <text:p text:style-name="P201">Wybierz innego BG. Ta postać nie pochwala Twoich metod.</text:p>
        </text:list-item>
        <text:list-item>
          <text:p text:style-name="P201">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201">Wybierz innego BG. <text:span text:style-name="T74">Zawsze próbujesz zachwycić tą postać swoimi umiejętnociami, sprytem, wyglądem lub odwagą. Może jest ona Twoim rywalem, może pragniesz jej szacunku, a może jest ona Twoim obiektem westchnień.</text:span></text:p>
        </text:list-item>
        <text:list-item>
          <text:p text:style-name="P202"><text:soft-page-break/>Wybierz innego BG. Boisz się, że jest on zazdrosny o Twoje zdolności i martwisz się, że może to doprowadzić do problemów. </text:p>
        </text:list-item>
        <text:list-item>
          <text:p text:style-name="P202">Wybierz innego BG. Przypadkowo został złapany w pułapkę, którą założyłeś i musiał się wydostać z niej o własnych siłach.</text:p>
        </text:list-item>
        <text:list-item>
          <text:p text:style-name="P202">Wybierz innego BG. Kiedyś zostałeś zatrudniony, by wyśledzić kogoś, kto był blisko tej postaci.</text:p>
        </text:list-item>
        <text:list-item>
          <text:p text:style-name="P202">Wybierz dwóch BG (najlepiej takich, którzy mogą znaleźć się na trajektorii Twoich ataków). Kiedy nie trafiasz atakiem i MG decyduje, że atak uderzył w kogoś innego niż w Twój cel, trafia on w jedną tych dwóch postaci.</text:p>
        </text:list-item>
        <text:list-item>
          <text:p text:style-name="P202">Wybierz jednego BG. Nie jesteś pewien jak ani skąd, ale ta postać posiada butelki rzadkiego alkoholu i może go dla Ciebie sprowadzić za pół ceny.</text:p>
        </text:list-item>
        <text:list-item>
          <text:p text:style-name="P202">Wybierz jednego BG. Ostatnio straciłeś posiadany przedmiot i przekonałeś samego siebie, że to ten BG go skradł. Czy tak jest w istocie zależy od niego.</text:p>
        </text:list-item>
        <text:list-item>
          <text:p text:style-name="P203">Wybierz jednego BG. On zawsze zdaje się wiedzieć, gdzie jesteś, lub przynajmniej w którym kierunku się znajdujesz w relacji do niego.</text:p>
        </text:list-item>
        <text:list-item>
          <text:p text:style-name="P203">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203">Wybierz jednego BG. Coś sprawia, że jego obecność przeszkadza w Twoich zdolnościach. Kiedy stoi on obok Ciebie, Twoje zdolności specjalizacyjne kosztują 1 dodatkowy punkt więcej.</text:p>
        </text:list-item>
        <text:list-item>
          <text:p text:style-name="P203">Wybierz jednego BG. Coś sprawia, że uzupełnia on Twoje zdolności. Kiedy stoi on obok Ciebie, pierwsza zdolność specjalizacji, z której korzystasz w ciągu danej doby, kosztuje 2 punkty mniej.</text:p>
        </text:list-item>
        <text:list-item>
          <text:p text:style-name="P203">Wybierz jednego BG. Znasz tą postać już jakiś czas, i pomogła ona C<text:span text:style-name="T75">i</text:span> zyskać kontrolę nad Twoimi zdolnościami specjalizacyjnymi.</text:p>
        </text:list-item>
        <text:list-item>
          <text:p text:style-name="P203"><text:s/><text:span text:style-name="T7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204">Wybierz jednego BG. Jego okazjonalna niezdarność i głośne zachowania irytują Cię.</text:p>
        </text:list-item>
        <text:list-item>
          <text:p text:style-name="P204">Wybierz jednego BG. W niedalekiej przeszłości, gdy trenowaliście, przypadkowo trafiłeś go swoim atakiem, poważnie go raniąc. To od niego zależy, czy żywi urazę, czy też może wybaczył tobie.</text:p>
        </text:list-item>
        <text:list-item>
          <text:p text:style-name="P204">Wybierz jednego BG. Wisi Ci on dużą sumę pieniędzy.</text:p>
        </text:list-item>
        <text:list-item>
          <text:p text:style-name="P204">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204"><text:soft-page-break/>Wybierz jednego BG. Niedawno, przypadkowo (lub celowo) sprawił on, że znalazłeś się w niebezpieczeństwie. Wszystko z Tobą teraz w porządku, ale masz się na baczności w jego obecności.</text:p>
        </text:list-item>
        <text:list-item>
          <text:p text:style-name="P205">Wybierz jednego BG. Z Twojego punktu widzenia, wydaje się on nerwowy w związku z pewną ideą, osobą lub sytuacją. Chciałbyś nauczyć go jak być bardziej wyluzowanym (jeśli tylko Ci na to pozwoli).</text:p>
        </text:list-item>
        <text:list-item>
          <text:p text:style-name="P205">Wybierz jednego BG. Kiedyś nazwał Cię on tchórzem.</text:p>
        </text:list-item>
        <text:list-item>
          <text:p text:style-name="P205">Wybierz jednego BG. Ta postać zawsze rozpoznaje Cię i Twoje ślady, nawet kiedy jesteś w przebraniu lub uciekłeś z danego miejsca dawno temu.</text:p>
        </text:list-item>
        <text:list-item>
          <text:p text:style-name="P205">Wybierz jednego BG. Niechcący spowodowałeś wypadek, który sprawił, że zapadł on w sen tak głęboki, że nie obudził się przez trzy dni. To, czy Ci wybaczył, czy też nie, zależy od niego.</text:p>
        </text:list-item>
        <text:list-item>
          <text:p text:style-name="P205">Wybierz jednego BG. Jesteś przekonany, że jesteście w jakiś sposób spokrewnieni.</text:p>
        </text:list-item>
        <text:list-item>
          <text:p text:style-name="P205">Wybierz jednego BG. Przypadkowo dowiedziałeś się czegoś, co on próbuje utrzymać w tajemnicy. </text:p>
        </text:list-item>
        <text:list-item>
          <text:p text:style-name="P205">Wybierz jednego BG. Jest on szczególnie wrażliwy na co bardziej widocznie zdolności Twojej specjalizacji, i czasami doznaje szoku trwającego parę rund, co utrudnia jego akcje. </text:p>
        </text:list-item>
        <text:list-item>
          <text:p text:style-name="P205">Wybierz jednego BG. Najwyraźniej posiada on cenny przedmiot, który kiedyś był Twój, a który przegrałeś w grach hazardowych lata temu.</text:p>
        </text:list-item>
        <text:list-item>
          <text:p text:style-name="P205">Wybierz jednego BG. Gdyby nie Ty, ta postać oblałaby w przeszłości test zdolności umysłowych.</text:p>
        </text:list-item>
        <text:list-item>
          <text:p text:style-name="P205">Wybierz jednego BG. Bazując na paru komentarzach, które podsłuchałeś, podejrzewasz, że nie darzy on Twojej strefy kompetencji lub ulubionego hobby wielką estymą. </text:p>
        </text:list-item>
        <text:list-item>
          <text:p text:style-name="P206">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206">Wybierz jednego BG. Panicznie boi się on wysokości. Chciałbyś nauczyć go, jak być bardziej wyluzowanym na wysokościach. To od niego zależy decyzja, czy się zgodzi zaakceptować Twoją pomoc.</text:p>
        </text:list-item>
        <text:list-item>
          <text:p text:style-name="P206">Wybierz jednego BG. <text:span text:style-name="T76">Jest on skeptyczny odnośnie Twoich twierdzeń o czymś ważnym, co się przytrafiło Tobie w przeszłości. Może on nawet chcieć cię zdyskredytować lub odkryć “tajemnicę” Twojej historii, choć to zależy od niego.</text:span></text:p>
        </text:list-item>
        <text:list-item>
          <text:p text:style-name="P207">Wybierz jednego BG. Ma on talent do dostrzegania, gdzie Twoje plany mają słabe punkty.</text:p>
        </text:list-item>
        <text:list-item>
          <text:p text:style-name="P207">Wybierz jednego BG. Twarz tej postaci jest tak intrygująca z powodów, których nie rozumiesz, że czasami ją szkicujesz w piasku lub innym medium, do którego masz dostęp.</text:p>
        </text:list-item>
        <text:list-item>
          <text:p text:style-name="P207">Wybierz jednego BG. Ta postać ma dodatkowy zwykły przedmiot od Ciebie – może to być coś, co zrobiłeś lub po prostu coś, co jej ofiarowałeś. (Dany gracz wybiera przedmiot.)</text:p>
        </text:list-item>
        <text:list-item>
          <text:p text:style-name="P207"><text:soft-page-break/>Wybierz jednego BG. Wynajął on Cię, byś wykonał dla niego pewną robotę. Otrzymałeś zapłatę, ale jeszcze nie wykonałeś tej pracy.</text:p>
        </text:list-item>
        <text:list-item>
          <text:p text:style-name="P207">Wybierz jednego BG. Pracowaliście razem kiedyś, i skończyło się to źle.</text:p>
        </text:list-item>
        <text:list-item>
          <text:p text:style-name="P207">Wybierz jednego BG. Kiedy stoi on obok Ciebie i poświęca swoją akcję na skoncentrowanie się, by ci pomóc, <text:s/>jedna z Twoich zdolności specjalizacji ma podwojony zasięg.</text:p>
        </text:list-item>
      </text:list>
      <text:p text:style-name="P6">O SPECJALIZACJI</text:p>
      <text:p text:style-name="P6">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6">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6">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text:span text:style-name="T144">łc</text:span>zesnej, takiej jak horror, urban fantasy, sesja szpiegowska lub coś podobnego, możesz rozbudować opisy, jak pokazano w poniższych przykładach.</text:p>
      <text:p text:style-name="P6">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7">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8">Najpewniej dbasz o swoją pracę bardziej niż o trywialności pokroju własnego wyglądu, miłe zachowanie, lub społeczne normy, jednakże, ekscentryk Twojego pokroju nawet tutaj może się wyłamywać stereotypom. </text:p>
      <text:p text:style-name="P8"><text:soft-page-break/>Jeśli chcesz pój<text:span text:style-name="T7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8">SPECJALIZACJE</text:p>
      <text:p text:style-name="P9">Pełen opis wszystkich zdolności można znaleźć w odpowiednim rozdziale, który ma opisy typów, posmaków i zdolności w jednym bogatym katalogu.</text:p>
      <text:p text:style-name="P15">Absorbuje Energię</text:p>
      <text:p text:style-name="P13">Władasz energią i zamieniasz ją na inne jej rodzaje.</text:p>
      <text:p text:style-name="P13">Poziom 1: Absorpcja Energii Kinetycznej</text:p>
      <text:p text:style-name="P13">Poziom 1: Wyzwolenie Energii</text:p>
      <text:p text:style-name="P13">Poziom 2: Zasilenie Przedmiotu</text:p>
      <text:p text:style-name="P13">Poziom 3: <text:span text:style-name="T132">A</text:span>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a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8">Ś</text:span>liski Klient</text:p>
      <text:p text:style-name="Text_20_body">Poziom 4: Ciężko Zapracowana Odporność</text:p>
      <text:p text:style-name="Text_20_body">Poziom 5: Eksplor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64">Twoje robotyczne twory robią to, czego od nich zażądasz. </text:p>
      <text:p text:style-name="P24"><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4">Poziom 1: Robot-Asystent</text:p>
      <text:p text:style-name="P24">Poziom 1: Twórco Robotów</text:p>
      <text:p text:style-name="P24">Poziom 2: Kontrola Robotów</text:p>
      <text:p text:style-name="P24">Poziom 3: Kompan-Ekspert lub Umiejętna Obrona</text:p>
      <text:p text:style-name="P24">Poziom 4: Unowocześnienie Robota</text:p>
      <text:p text:style-name="P24">Poziom 5: Armia Robotów</text:p>
      <text:p text:style-name="P24">Poziom 6: Robotyczna Ewolucja lub Unowocześnienie Robota</text:p>
      <text:p text:style-name="P24">Wtrącenia MG: Robot zostaje zhackowany, działa randomowo lub niespodziewanie wybucha.</text:p>
      <text:p text:style-name="P14">Chroni Słabszych</text:p>
      <text:p text:style-name="P27">Pomagasz słabszym, pragnącym pomocy i bezsilnym.</text:p>
      <text:p text:style-name="P25"><text:span text:style-name="T79">Poziom</text:span> 1: <text:span text:style-name="T79">Odwaga</text:span></text:p>
      <text:p text:style-name="P26"><text:span text:style-name="T79">Poziom</text:span> 1: <text:span text:style-name="T79">Tarcza Obronna</text:span></text:p>
      <text:p text:style-name="P26"><text:span text:style-name="T79">Poziom</text:span> 2: <text:span text:style-name="T80">Wierny Obrońca</text:span></text:p>
      <text:p text:style-name="P26"><text:span text:style-name="T79">Poziom</text:span> 2: <text:span text:style-name="T80">Empatia</text:span></text:p>
      <text:p text:style-name="P26"><text:span text:style-name="T79">Poziom</text:span> 3: <text:span text:style-name="T80">Podwójni Bronieni lub Prawdziwy Strażnik</text:span></text:p>
      <text:p text:style-name="P26"><text:span text:style-name="T79">Poziom</text:span> 4: <text:span text:style-name="T80">Wyzwanie Bojowe</text:span></text:p>
      <text:p text:style-name="P26"><text:span text:style-name="T79">Poziom</text:span> 5: <text:span text:style-name="T80">Chętna Ofiara</text:span></text:p>
      <text:p text:style-name="P26"><text:span text:style-name="T79">Poziom</text:span> 6: Res<text:span text:style-name="T80">uscytacja lub Prawdziwy Obrońca</text:span></text:p>
      <text:p text:style-name="P28">Wtrącenia MG: Postać skupiona na ochronie innych może czasami wystawić samą siebie do ataku.</text:p>
      <text:p text:style-name="P14">Chroni Wrota</text:p>
      <text:p text:style-name="P61">Każdy chce mieć Ciebie po swojej stronie w walce, ponieważ nic Cię nie omija.</text:p>
      <text:p text:style-name="P61">Poziom 1: Ufortyfikowana Pozycja</text:p>
      <text:p text:style-name="P61">Poziom 1: Do Mnie!</text:p>
      <text:p text:style-name="P61">Poziom 2: Moc i Umysł</text:p>
      <text:p text:style-name="P61">Poziom 3: Budujący Umocnienia lub Odbicie Ataków</text:p>
      <text:p text:style-name="P61">Poziom 4: Większa Ulepszona Moc</text:p>
      <text:p text:style-name="P61">Poziom 5: Pole Wzmacniające</text:p>
      <text:p text:style-name="P61">Poziom 6: Generacja Pola Siłowego lub Atak Oszałamiający</text:p>
      <text:p text:style-name="P62">Wtrącenia MG: Strategicznie ważna struktura się zapada. Wróg atakuje z niespodziewanej strony.</text:p>
      <text:p text:style-name="P14"><text:soft-page-break/>Dotyka Nieba</text:p>
      <text:p text:style-name="P61">Kontrolujesz pogodę.</text:p>
      <text:p text:style-name="P61">Poziom 1: Unoszenie się</text:p>
      <text:p text:style-name="P61">Poziom 2: <text:span text:style-name="T81">Zbroja Wiatru</text:span></text:p>
      <text:p text:style-name="P61">Poziom 3: <text:span text:style-name="T81">Promienie Mocy lub</text:span> <text:span text:style-name="T81">Przywołanie Burzy</text:span></text:p>
      <text:p text:style-name="P61">Poziom 4: <text:span text:style-name="T81">Jeździec Wiatru</text:span></text:p>
      <text:p text:style-name="P61">Poziom 5: <text:span text:style-name="T81">Emisja Zimna</text:span></text:p>
      <text:p text:style-name="P61">Poziom 6: <text:span text:style-name="T81">Kontrola Pogody lub</text:span> <text:span text:style-name="T81">Rydwan Wiatru</text:span></text:p>
      <text:p text:style-name="P63">Wtrącenia MG: Sojusznik jest przypadkowo trafiony przez błyskawicę. Niespodziewane uziemienie zadaje obrażenia. Pogoda jest zmieniona w niewłaściwy sposób i burza wyrywa się spod kontroli. </text:p>
      <text:p text:style-name="P14">Działa pod Przykrywką</text:p>
      <text:p text:style-name="P65">Pod przebraniem kogoś innego, szukasz odpowiedzi, które potężni tego świata pragną zachować dla siebie. </text:p>
      <text:p text:style-name="P66">(Ktoś kto Działa pod Przykrywką może mieć zestaw do przebierania się jako dodatkowy ekwipunek).</text:p>
      <text:p text:style-name="P66">Poziom 1: Śledztwo</text:p>
      <text:p text:style-name="P66">Poziom 2: Przebranie</text:p>
      <text:p text:style-name="P66">Poziom 3: Agent-Prowokator lub Bieg i Walka</text:p>
      <text:p text:style-name="P66">Poziom 4: Niezłe Oszustwo</text:p>
      <text:p text:style-name="P66">Poziom 5: Korzystanie z Dostępnych Opcji</text:p>
      <text:p text:style-name="P66">Poziom 6: Zaufaj Swemu Szcześciu lub Śmiertelny Cios</text:p>
      <text:p text:style-name="P66">Wtrącenia MG: Pech może zepsuć najlepszy plan. Przebrenie zawodzi. Sprzymierzeńcy okazują się również być agentami.</text:p>
      <text:p text:style-name="P14">Dzierży Dwie Bronie Naraz</text:p>
      <text:p text:style-name="P66">Dzierżysz stal w obydwu rękach, gotowy stanąć naprzeciwko każdego wroga. </text:p>
      <text:p text:style-name="P66">Poziom 1: Podwójne Władanie Lekkimi Broniami </text:p>
      <text:p text:style-name="P66">Poziom 2: Podwójny Cios</text:p>
      <text:p text:style-name="P66">Poziom 2: Infiltrator</text:p>
      <text:p text:style-name="P66">Poziom 3: Podwójne Władanie Średnią Bronią lub Precyzyjne Cięcie</text:p>
      <text:p text:style-name="P66">Poziom 4: Podwójna Obrona</text:p>
      <text:p text:style-name="P66">Poziom 5: Podwójne Rozproszenie Uwagi</text:p>
      <text:p text:style-name="P66">Poziom 6: Rozbrojenie lub Wielokrotny Atak</text:p>
      <text:p text:style-name="P66">Wtrącenia MG: Ostrze łamie się w połowie lub broń wypada z dłoni swego nosiciela. </text:p>
      <text:p text:style-name="P14"><text:soft-page-break/>Dzierży Magiczną Broń</text:p>
      <text:p text:style-name="P67">Posiadasz broń o dziwnych właściwościach i Twoja wiedza o jej mocy pozwoliła Ci stworzyć unikalny styl walki.</text:p>
      <text:p text:style-name="P67">Poziom 1: Zaczarowana Broń</text:p>
      <text:p text:style-name="P67">Poziom 1: Wrodzona Moc</text:p>
      <text:p text:style-name="P67">Poziom 1: Naładowanie Broni</text:p>
      <text:p text:style-name="P67">Poziom 2: Uderzenie Mocy</text:p>
      <text:p text:style-name="P67">Poziom 3: Szybki Atak lub Rzut Zaczarowaną Bronią</text:p>
      <text:p text:style-name="P67">Poziom 4: Broń Defensywna</text:p>
      <text:p text:style-name="P67">Poziom 5: Zaczarowany Ruch</text:p>
      <text:p text:style-name="P67">Poziom 6: Smiertelny Cios lub Wielokrotny Atak</text:p>
      <text:p text:style-name="P67">Wtrącenia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67">Możesz latać i jesteś supersilny, ciężki w uszkodzeniu, a także szybki. Czy jest coś, czego nie możesz zrobić?</text:p>
      <text:p text:style-name="P67">Poziom 1: Unoszenie się</text:p>
      <text:p text:style-name="P67">Poziom 2: Większy Ulepszony Potencjał</text:p>
      <text:p text:style-name="P67">Poziom 3: Ukryta Siła lub Rentgen w Oczach</text:p>
      <text:p text:style-name="P67">Poziom 4: W Mgnieniu Oka</text:p>
      <text:p text:style-name="P67">Poziom 4: Rozpęd</text:p>
      <text:p text:style-name="P67">Poziom 5: Jeszcze Żywy</text:p>
      <text:p text:style-name="P67">Poziom 6: palące światło lub Zignorowanie Przeszkody</text:p>
      <text:p text:style-name="P67">Wtrącenia MG: Nemezis Cię odnajduje. Odnaleziono dziwny materiał, któy niweluje moce postacu. </text:p>
      <text:p text:style-name="P14">Gra w Zbyt Wiele Gier</text:p>
      <text:p text:style-name="P67">Lekcje, refleks i strategie, których się nauczyłeś, grając w zbyt wiele gier, mają zastosowanie w prawdziwym życiu, gdzie ludzie, którzy nie grają dostatecznie dużo muszą się szczególnie męczyć. </text:p>
      <text:p text:style-name="P67">Poziom 1: <text:span text:style-name="T82">Lekcje z Gier</text:span></text:p>
      <text:p text:style-name="P67">Poziom 1: Gamer</text:p>
      <text:p text:style-name="P67">Poziom 2: <text:span text:style-name="T82">Oczy Przyzwyczajone do Ciemności</text:span></text:p>
      <text:p text:style-name="P67">Poziom 2: <text:span text:style-name="T82">Odporność na Sztuczki</text:span></text:p>
      <text:p text:style-name="P67">Poziom 3: <text:span text:style-name="T82">Cel Snipera lub</text:span> <text:span text:style-name="T82">Ulepszone Skupienie w Szybkości</text:span></text:p>
      <text:p text:style-name="P67"><text:soft-page-break/>Poziom 4: <text:span text:style-name="T82">Gierki Umysłowe</text:span></text:p>
      <text:p text:style-name="P67">Poziom 4: <text:span text:style-name="T82">Ulepszony Intelekt</text:span></text:p>
      <text:p text:style-name="P67">Poziom 5: <text:span text:style-name="T82">Wytrzymałość Gracza</text:span></text:p>
      <text:p text:style-name="P67">Poziom 6: <text:span text:style-name="T82">Regeneracja Umysłu</text:span> <text:span text:style-name="T82">lub Bóg Gier</text:span></text:p>
      <text:p text:style-name="P68">Wtrącenia MG: Chybiony atak trafie nie ten cel. Ekwipunek siępsuje. Czasami ludzie reaguję nagatywnie na kogoś, kto przeżył większość swego życia w wyimaginowanych światach gier.</text:p>
      <text:p text:style-name="P14">Grzmi</text:p>
      <text:p text:style-name="P69">Emitujesz destruktywne dźwięki i manipulujesz nimi.</text:p>
      <text:p text:style-name="P69">Poziom 1: Promień Grzmotu</text:p>
      <text:p text:style-name="P69">Poziom 2: Bariera Konwersji Dźwięku</text:p>
      <text:p text:style-name="P69">Poziom 3: Tłumienie Dźwięków lub Echolokacja</text:p>
      <text:p text:style-name="P69">Poziom 4: Okrzyk Roztrzaskania</text:p>
      <text:p text:style-name="P69">Poziom 5: Subsoniczny Hałas</text:p>
      <text:p text:style-name="P69">Poziom 5: Wzmocnienie Dźwięku</text:p>
      <text:p text:style-name="P69">Poziom 6: Trzęsienie Ziemi lub Śmiertelna Wibracja</text:p>
      <text:p text:style-name="P69">Wtrącenia MG: Głośne hałasy przyciągają uwagę.</text:p>
      <text:p text:style-name="P14">Ignoruje Fizyczny Dystans</text:p>
      <text:p text:style-name="P69">Możesz się teleportować w jedno miejsce z drugiego poprzez krótki pobyt w równoległym wymiarze.</text:p>
      <text:p text:style-name="P69">Poziom 1: <text:span text:style-name="T83">Wymiarowy Ścisk</text:span></text:p>
      <text:p text:style-name="P69">Poziom 2: <text:span text:style-name="T83">Oportunista</text:span></text:p>
      <text:p text:style-name="P69">Poziom 3: <text:span text:style-name="T83">Obronna Teleportacja lub</text:span> <text:span text:style-name="T83">Skoki Teleportacyjne</text:span></text:p>
      <text:p text:style-name="P69">Poziom 4: <text:span text:style-name="T83">Krótka Teleportacja</text:span></text:p>
      <text:p text:style-name="P69">Poziom 5: <text:span text:style-name="T83">Średnia Teleportacja</text:span></text:p>
      <text:p text:style-name="P69">Poziom 6: Teleporta<text:span text:style-name="T83">cja lub</text:span> <text:span text:style-name="T83">Rana Teleportacyjna</text:span></text:p>
      <text:p text:style-name="P70">Wtrącenia MG: Teleportacja kończy się źle, umieszczając postać w niebezpiecznym miejscu. Bezwładność (np.: wskutek spadania) trwa podczas teleportacji, raniąc postać. </text:p>
      <text:p text:style-name="P14">Infiltruje</text:p>
      <text:p text:style-name="P71">Subtelność, chytrość i ukradkowość pozwalają Ci na dostęp tam, gdzie inni nie mogą.</text:p>
      <text:p text:style-name="P71">Poziom 1: Umiejętności Złodzieja</text:p>
      <text:p text:style-name="P71">Poziom 1: Wyczucie Pobudek</text:p>
      <text:p text:style-name="P71">Poziom 2: Impersonacja</text:p>
      <text:p text:style-name="P71">Poziom 2: Ucieczka, nie Walka</text:p>
      <text:p text:style-name="P71"><text:soft-page-break/>Poziom 3: Świadomość lub Umiejętny Atak</text:p>
      <text:p text:style-name="P71">Poziom 4: Niewidzialność</text:p>
      <text:p text:style-name="P71">Poziom 5: Unik</text:p>
      <text:p text:style-name="P71">Poziom 6: Pranie Mózgu lub Odsunięcie się</text:p>
      <text:p text:style-name="P71">Wtrącenia MG: Szpiegów traktuje się okrutnie, gdy się ich złapie. Ich sprzymierzeńcy się ich wypierają. Pewnych sekretów lepiej nigdy nie poznać.</text:p>
      <text:p text:style-name="P14">Interpretuje Prawo</text:p>
      <text:p text:style-name="P71">Jest twoją rzeczą naginanie innych do swoich poglądów.</text:p>
      <text:p text:style-name="P71">Poziom 1: <text:span text:style-name="T84">Dyplomata</text:span></text:p>
      <text:p text:style-name="P71">Poziom 1: <text:span text:style-name="T84">Wiedza Prawnicza</text:span></text:p>
      <text:p text:style-name="P71">Poziom 2: Deb<text:span text:style-name="T84">ata</text:span></text:p>
      <text:p text:style-name="P71">Poziom 3: <text:span text:style-name="T84">Przydatna Pomoc lub Ulepszone Skupienie w Inteligencji</text:span></text:p>
      <text:p text:style-name="P71">Poziom 4: <text:span text:style-name="T84">Przerażenie</text:span></text:p>
      <text:p text:style-name="P71">Poziom 5: <text:span text:style-name="T84">Nikt nie Wie Lepiej</text:span></text:p>
      <text:p text:style-name="P71">Poziom 6: <text:span text:style-name="T84">Większy Ulepszony Potencjał lub</text:span> <text:span text:style-name="T84">Prawnik-Stażysta</text:span></text:p>
      <text:p text:style-name="P72">Wtrącenia MG: Ludzie nie lubią wszystkowiedzących. Rozproszenie lub przeszkodzenie przeszkadza w argumencie prawniczym.</text:p>
      <text:p text:style-name="P14">Istnieje Częściowo Poza Fazą</text:p>
      <text:p text:style-name="P73">Częściowo przezroczysty, jesteś w części poza fazą i możesz się przemieszczać przez ciała stałe. </text:p>
      <text:p text:style-name="P73">Poziom 1: Przechodzenie Przez Ściany</text:p>
      <text:p text:style-name="P73">Poziom 2: Defensywne Znikanie</text:p>
      <text:p text:style-name="P73">Poziom 3: Atak Fazowy lub Drzwi Fazowe</text:p>
      <text:p text:style-name="P73">Poziom 4: Duch</text:p>
      <text:p text:style-name="P73">Poziom 5: Nietykalny</text:p>
      <text:p text:style-name="P73">Poziom 6: Ulepszony Atak Fazowy lub Wyfazowanie Wroga</text:p>
      <text:p text:style-name="P73">Wtrącenia MG: Postać wyfazowuje się w nieznany wymiar. Postać gubi się w dużym ciele stałym. </text:p>
      <text:p text:style-name="P17">Istnieje w Dwóch Miejscach Naraz</text:p>
      <text:p text:style-name="P73">Istniejesz w dwóch miejscach w tym samym czasie.</text:p>
      <text:p text:style-name="P74">Poziom 1: <text:span text:style-name="T85">Kopia</text:span></text:p>
      <text:p text:style-name="P74">Poziom 2: <text:span text:style-name="T85">Dzielone Zmysły</text:span></text:p>
      <text:p text:style-name="P74">Poziom 3: <text:span text:style-name="T85">Ulepszona Kopia lub</text:span> <text:span text:style-name="T85">Odporna Kopia</text:span></text:p>
      <text:p text:style-name="P74">Poziom 4: <text:span text:style-name="T85">Przekaz Obrażeń</text:span></text:p>
      <text:p text:style-name="P74"><text:soft-page-break/>Poziom 5: <text:span text:style-name="T85">Skoordynowany Wysiłek</text:span></text:p>
      <text:p text:style-name="P74">Poziom 6: <text:span text:style-name="T85">Wielość lub</text:span> <text:span text:style-name="T85">Odporna Kopia</text:span></text:p>
      <text:p text:style-name="P74"><text:span text:style-name="T85">Wtrącenia MG</text:span>: <text:span text:style-name="T85">Obserwacja świata z dwóch odmiennych perspektyw dezorientuje postać, powodując zawroty głowy, wymioty lub konfuzję.</text:span></text:p>
      <text:p text:style-name="P14">Izoluje Umysł od Ciała</text:p>
      <text:p text:style-name="P75">Twój umysł opuszcza Twoje ciało, by widzieć odległe miejsca i poznawać sekrety, których nie da się poznać inaczej.</text:p>
      <text:p text:style-name="Text_20_body">Poziom 1: <text:span text:style-name="T86">Trzecie Oko</text:span></text:p>
      <text:p text:style-name="Text_20_body">Poziom 2: <text:span text:style-name="T86">Otwarty Umysł</text:span></text:p>
      <text:p text:style-name="Text_20_body">Poziom 2: <text:span text:style-name="T86">Wyostrzone Zmysły</text:span></text:p>
      <text:p text:style-name="Text_20_body">Poziom 3: <text:span text:style-name="T86">Zdalne Trzecie Oko lub</text:span> <text:span text:style-name="T86">Odnalezienie Ukrytych</text:span></text:p>
      <text:p text:style-name="Text_20_body">Poziom 4: Sensor</text:p>
      <text:p text:style-name="Text_20_body">Poziom 5: Ps<text:span text:style-name="T86">ioniczny Pasażer</text:span></text:p>
      <text:p text:style-name="Text_20_body">Poziom 6: <text:span text:style-name="T86">Projekcja Mentalna lub</text:span> <text:span text:style-name="T86">Ulepszony Sensor</text:span></text:p>
      <text:p text:style-name="P75">Wtrącenia MG: Ponowne połączenie ciała i umysłu może czasami być dezorientujące i wymagać od postaci spędzenia paru minut na dostrajaniu się. </text:p>
      <text:p text:style-name="P14">Jaśnieje Światłością</text:p>
      <text:p text:style-name="P29"><text:span text:style-name="T86">Możesz tworzyć ś</text:span><text:span text:style-name="T90">w</text:span><text:span text:style-name="T86">iatło, kształtować je, naginać lub gromadzić jako broń. </text:span></text:p>
      <text:p text:style-name="P25">Poziom 1: <text:span text:style-name="T90">Oświecony</text:span></text:p>
      <text:p text:style-name="P25">Poziom 1: <text:span text:style-name="T90">Dotyk Oświecenia</text:span></text:p>
      <text:p text:style-name="P25">Poziom 2: <text:span text:style-name="T90">Oszałamiające Światło</text:span></text:p>
      <text:p text:style-name="P25">Poziom 3: <text:span text:style-name="T90">Palące Światło lub Umiejętna Obrona</text:span></text:p>
      <text:p text:style-name="P25">Poziom 4: <text:span text:style-name="T90">Światło Słońca </text:span></text:p>
      <text:p text:style-name="P25">Poziom 5: <text:span text:style-name="T90">Niewidzialność</text:span></text:p>
      <text:p text:style-name="P25">Poziom 6: <text:span text:style-name="T90">Żywe Światło lub Pole Obronne</text:span></text:p>
      <text:p text:style-name="P30">Wtrącenia MG: Sprzymierzeńcy są przypadkowo oszołomieni lub oślepieni. Jasne błyski przywołują strażników. </text:p>
      <text:p text:style-name="P14">Jest Bardzo Silny</text:p>
      <text:p text:style-name="P78">Jesteś umięśniony, możesz podnosić wielkie ciężary i przebijać się przez drzwi.</text:p>
      <text:p text:style-name="Text_20_body">Poziom 1: At<text:span text:style-name="T91">leta</text:span></text:p>
      <text:p text:style-name="Text_20_body">Poziom 1: <text:span text:style-name="T91">Ulepszone Skupieni</text:span>e <text:span text:style-name="T91">w Mocy</text:span></text:p>
      <text:p text:style-name="Text_20_body">Poziom 2: <text:span text:style-name="T91">Pokaz Siły</text:span></text:p>
      <text:p text:style-name="Text_20_body">Poziom 3: <text:span text:style-name="T91">Żelazne Pięści lub Rzut</text:span></text:p>
      <text:p text:style-name="Text_20_body"><text:soft-page-break/>Poziom 4: <text:span text:style-name="T91">Większa Ulepszona Moc</text:span></text:p>
      <text:p text:style-name="Text_20_body">Poziom 5: <text:span text:style-name="T91">Brutalne Uderzenie</text:span></text:p>
      <text:p text:style-name="Text_20_body">Poziom 6: <text:span text:style-name="T91">Większa Ulepszona Moc lub</text:span> <text:span text:style-name="T91">Atak z Wyskoku</text:span></text:p>
      <text:p text:style-name="P78">Wtrącenia MG: Łatwo jest zniszczyć delikatne przedmioty lub kogoś przypadkowo zranić</text:p>
      <text:p text:style-name="P14">Jest Idolem Milionów</text:p>
      <text:p text:style-name="P78">Jesteś celebrytą i większość ludzi Cię uwielbia.</text:p>
      <text:p text:style-name="Text_20_body">Poziom 1: <text:span text:style-name="T91">Świta</text:span></text:p>
      <text:p text:style-name="Text_20_body">Poziom 1: <text:span text:style-name="T91">Talent Celebryty</text:span></text:p>
      <text:p text:style-name="Text_20_body">Poziom 2: <text:span text:style-name="T91">Zalety Sławy</text:span></text:p>
      <text:p text:style-name="Text_20_body">Poziom 3: <text:span text:style-name="T91">Ulepszone Zdrowie lub Umiejętny Atak</text:span></text:p>
      <text:p text:style-name="Text_20_body">Poziom 4: <text:span text:style-name="T91">Zachwyt Światła Gwiazd</text:span></text:p>
      <text:p text:style-name="Text_20_body">Poziom 4: <text:span text:style-name="T91">Kompan-Ekspert</text:span></text:p>
      <text:p text:style-name="P76">Poziom 5: <text:span text:style-name="T9">Czy </text:span><text:span text:style-name="T10">T</text:span><text:span text:style-name="T11">y</text:span><text:span text:style-name="T10"> </text:span><text:span text:style-name="T9">Wiesz W Ogóle Kim Jestem?</text:span></text:p>
      <text:p text:style-name="Text_20_body">Poziom 6: <text:span text:style-name="T91">Oratorska Inspiracja lub</text:span> <text:span text:style-name="T91">Ulepszony Kompan</text:span></text:p>
      <text:p text:style-name="P76"><text:span text:style-name="T91">Wtrąceni</text:span><text:span text:style-name="T92">e</text:span><text:span text:style-name="T91">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79">Posiadasz psioniczny dar, który <text:s/>pozwala Ci widzieć to, czego inni nie mogą.</text:p>
      <text:p text:style-name="Text_20_body">Poziom 1: <text:span text:style-name="T93">Postrzeganie Niewidocznego</text:span></text:p>
      <text:p text:style-name="Text_20_body">Poziom 2: <text:span text:style-name="T93">Rentgen w Oczach</text:span></text:p>
      <text:p text:style-name="Text_20_body">Poziom 3: <text:span text:style-name="T93">Odnalezienie Ukrytych lub </text:span>Sensor</text:p>
      <text:p text:style-name="Text_20_body">Poziom 4: <text:span text:style-name="T93">Widzenie na Odległość</text:span></text:p>
      <text:p text:style-name="Text_20_body">Poziom 5: <text:span text:style-name="T93">Postrzeganie Czasu</text:span></text:p>
      <text:p text:style-name="Text_20_body">Poziom 6: <text:span text:style-name="T93">Projekcja Mentalna lub</text:span> <text:span text:style-name="T93">Całkowita Świadomość</text:span></text:p>
      <text:p text:style-name="P79">Wtrącenia MG: Pewne sekrety są zbyt okropne, by je poznać.</text:p>
      <text:p text:style-name="P14"><text:span text:style-name="T4">J</text:span>est Jednoosobowym Bastionem</text:p>
      <text:p text:style-name="P77">Twoja zbroja, wraz z Twoim rozmiarem, siłą, treningiem lub wszczepami bionicznymi, czyni Ciętrudnym do przemieszczenia lub zaatakowania.</text:p>
      <text:p text:style-name="P77">(Pewne postaci, które Są Jednoosobowym Bastionem, mogą już być ekspertami w pancerzach. Mogą one wybrać inną zdolność1-szego poziomu niż Wyszkolony w Zbroi)</text:p>
      <text:p text:style-name="Text_20_body">Poziom 1: <text:span text:style-name="T94">Wyszkolony w Zbroi</text:span></text:p>
      <text:p text:style-name="Text_20_body">Poziom 1: <text:span text:style-name="T94">Doświadczony Obrońca</text:span></text:p>
      <text:p text:style-name="Text_20_body"><text:soft-page-break/>Poziom 2: <text:span text:style-name="T94">Odporność na Żywioły</text:span></text:p>
      <text:p text:style-name="Text_20_body">Poziom 3: <text:span text:style-name="T94">Nieporuszalny</text:span></text:p>
      <text:p text:style-name="Text_20_body">Poziom 3: <text:span text:style-name="T94">Większa Ulepszona Moc lub Wyszkolony we Wszystkich Broniach</text:span></text:p>
      <text:p text:style-name="Text_20_body">Poziom 4: <text:span text:style-name="T94">Żywa Ściana</text:span></text:p>
      <text:p text:style-name="Text_20_body">Poziom 5: <text:span text:style-name="T94">Wytrzymały</text:span></text:p>
      <text:p text:style-name="Text_20_body">Poziom 5: <text:span text:style-name="T94">Mistrzowska Biegłość w Pancerzach</text:span></text:p>
      <text:p text:style-name="Text_20_body">Poziom 6: <text:span text:style-name="T94">Śmiertelne Obrażenia lub</text:span> <text:span text:style-name="T94">Wyszkolony w Tarczach</text:span></text:p>
      <text:p text:style-name="P77">Wtrącenia MG: Zbroja się uszkadza. Mali wrogowie atakują Cię w sprytny sposób. </text:p>
      <text:p text:style-name="P14">Jest Mistrzem Obrony</text:p>
      <text:p text:style-name="P31">Korzystasz z odpowiedniego ekwipunku i wyszkolenia, by uniknąć zranienia w walce.</text:p>
      <text:p text:style-name="Text_20_body">Poziom 1: <text:span text:style-name="T95">Mistrz Tarcz</text:span></text:p>
      <text:p text:style-name="Text_20_body">Poziom 2: <text:span text:style-name="T95">Twardy</text:span></text:p>
      <text:p text:style-name="Text_20_body">Poziom 2: <text:span text:style-name="T95">Wyszkolony w Zbroi</text:span></text:p>
      <text:p text:style-name="Text_20_body">Poziom 3: <text:span text:style-name="T95">Unik i Odporność lub Unik i Rewanż</text:span></text:p>
      <text:p text:style-name="Text_20_body">Poziom 4: <text:span text:style-name="T95">Wieża Siły Woli</text:span></text:p>
      <text:p text:style-name="Text_20_body">Poziom 4: <text:span text:style-name="T95">Przywykły do Noszeni Zbroi</text:span></text:p>
      <text:p text:style-name="Text_20_body">Poziom 5: N<text:span text:style-name="T95">ic Tylko Obrona</text:span></text:p>
      <text:p text:style-name="Text_20_body">Poziom 6: <text:span text:style-name="T95">Mistrz Obrony lub</text:span> <text:span text:style-name="T95">Jak Druga Skóra</text:span></text:p>
      <text:p text:style-name="P81">Wtrącenia MG: Tarcza pęka przy trafieniu, jak i bronie, którymi się blokuje. Paski od pancerza pękają.</text:p>
      <text:p text:style-name="P18">Jest Poszukiwany Przez Prawo</text:p>
      <text:p text:style-name="P80"><text:span text:style-name="T97">Plakaty </text:span><text:span text:style-name="T96">"</text:span><text:span text:style-name="T97">POSZUKIWANY, ŻYWY LUB MARTWY" posiadają Twoje podobieństwo. To od Ciebie zależy, czy to koszmarna pomyłka, która się wymknęła spod kontroli, czy może potrafisz kogoś zabić, bo na Ciebie krzywo spojrzał. </text:span></text:p>
      <text:p text:style-name="Text_20_body">Poziom 1: <text:span text:style-name="T95">Ulepszona Szybkość</text:span></text:p>
      <text:p text:style-name="Text_20_body">Poziom 1: <text:span text:style-name="T95">Zmysł Niebezpieczeństwa</text:span></text:p>
      <text:p text:style-name="Text_20_body">Poziom 2: <text:span text:style-name="T95">Atak z Zaskoczenia</text:span></text:p>
      <text:p text:style-name="Text_20_body">Poziom 3: <text:span text:style-name="T95">Reputacja Spoza Prawa</text:span> <text:span text:style-name="T95">lub</text:span> <text:span text:style-name="T95">Następny Atak</text:span></text:p>
      <text:p text:style-name="Text_20_body">Poziom 4: <text:span text:style-name="T95">Szybkie Zabójstwo</text:span></text:p>
      <text:p text:style-name="Text_20_body">Poziom 5: <text:span text:style-name="T95">Drużyna Desperados</text:span></text:p>
      <text:p text:style-name="Text_20_body">Poziom 6: <text:span text:style-name="T95">Jeszcze Żywy</text:span> <text:span text:style-name="T95">lub Śmiertelne Obrażenia</text:span></text:p>
      <text:p text:style-name="P81">Wtrącenia MG: Większość ludzi nie reaguje dobrze na poszukiwanego listem gończym w swoich szeregach.</text:p>
      <text:p text:style-name="P14"><text:soft-page-break/>Jest Stworzony z Kamienia</text:p>
      <text:p text:style-name="P86">Twoje ciało jest stworzone z twardego minerału, czyniąc się twardym, ciężkim do zranienia humanoidem.</text:p>
      <text:p text:style-name="Text_20_body">Poziom 1: <text:span text:style-name="T100">Ciało Golema</text:span></text:p>
      <text:p text:style-name="Text_20_body">Poziom 1: <text:span text:style-name="T100">Uzdrawianie Golema</text:span></text:p>
      <text:p text:style-name="Text_20_body">Poziom 2: <text:span text:style-name="T100">Chwyt Golema</text:span></text:p>
      <text:p text:style-name="P82">Poziom 3: <text:span text:style-name="T100">Wyszkolony Miażdżyciel</text:span></text:p>
      <text:p text:style-name="Text_20_body">Poziom 3: <text:span text:style-name="T100">Tupnięcie Golema lub</text:span> <text:span text:style-name="T100">Uzbrojenie</text:span></text:p>
      <text:p text:style-name="Text_20_body">Poziom 4: <text:span text:style-name="T100">Głębokie Rezerwy</text:span></text:p>
      <text:p text:style-name="Text_20_body">Poziom 5: <text:span text:style-name="T100">Wyspecjalizowany Pięściarz</text:span></text:p>
      <text:p text:style-name="Text_20_body">Poziom 5: <text:span text:style-name="T100">Jak Posąg</text:span></text:p>
      <text:p text:style-name="Text_20_body">Poziom 6: Ultra <text:span text:style-name="T100">Wzmocnienie lub Regeneracja Umysłu</text:span></text:p>
      <text:p text:style-name="P86">Wtrącenia MG: Istoty z kamienia czasami zapominają o własnej sile lub wadze. Chodzący posąg może przerazić zwykłych ludzi.</text:p>
      <text:p text:style-name="P14">Jeździ Jak Maniak</text:p>
      <text:p text:style-name="P32">Niezależnie od tego, czy balansujesz na dwóch kołach, przeskakujesz między pojazdami lub ruszasz na przód ku niebezpiezeństwu, nie myślisz zbyt dużo o własnym bezpieczeństwie, gdy jesteś za kierownicą. <text:s/></text:p>
      <text:p text:style-name="P87">(Ktoś to Jeździ Jak Maniak potrzebuje dostępu do pojazdu.)</text:p>
      <text:p text:style-name="Text_20_body">Poziom 1: <text:span text:style-name="T101">Kierowca</text:span></text:p>
      <text:p text:style-name="Text_20_body">Poziom 1: <text:span text:style-name="T101">Atak Podczas Kierowania</text:span></text:p>
      <text:p text:style-name="Text_20_body">Poziom 2: <text:span text:style-name="T101">Surfer Aut</text:span></text:p>
      <text:p text:style-name="Text_20_body">Poziom 2: <text:span text:style-name="T101">Pojedynek Spojrzeń</text:span></text:p>
      <text:p text:style-name="Text_20_body">Poziom 3: <text:span text:style-name="T101">Doświadczony Kierowca lub</text:span> <text:span text:style-name="T101">Ulepszone Skupienie w Szybkości</text:span></text:p>
      <text:p text:style-name="Text_20_body">Poziom 4: <text:span text:style-name="T101">Bystrooki</text:span></text:p>
      <text:p text:style-name="Text_20_body">Poziom 4: <text:span text:style-name="T101">Ulepszona Szybkość</text:span></text:p>
      <text:p text:style-name="Text_20_body">Poziom 5: <text:span text:style-name="T101">Coś na Drodze</text:span></text:p>
      <text:p text:style-name="Text_20_body">Poziom 6: <text:span text:style-name="T101">Uzdolniony Kierowca lub</text:span> <text:span text:style-name="T102">Ś</text:span><text:span text:style-name="T101">miertelne Obrażenia</text:span></text:p>
      <text:p text:style-name="P82"><text:span text:style-name="T101">Wtrącenia MG: Silnik odmawia posłuszeństwa. Most na końcu drogi jest wyłączony z ruchu. Przednia szyba się roztr</text:span><text:span text:style-name="T102">z</text:span><text:span text:style-name="T101">askuje. Ktoś nagle wyskakuje na przód pojazdu.</text:span></text:p>
      <text:p text:style-name="P14">Kocha Pustkę</text:p>
      <text:p text:style-name="P88">Kiedy jesteś tylko Ty, Twój skafander kosmiczny i panorama niekończących się gwiazd, osiągasz stan spokoju.</text:p>
      <text:p text:style-name="Text_20_body"><text:span text:style-name="T102">Opcja do podmiany</text:span>: <text:span text:style-name="T103">Mam Kombinezon Kosmiczny, Będę Podróżnikiem</text:span> </text:p>
      <text:p text:style-name="Text_20_body"><text:soft-page-break/>Poziom 1: <text:span text:style-name="T102">Umiejętności Kosmiczne</text:span></text:p>
      <text:p text:style-name="Text_20_body">Poziom 1: <text:span text:style-name="T102">Przyzwyczajony do Mikrograwitacji</text:span></text:p>
      <text:p text:style-name="Text_20_body">Poziom 2: <text:span text:style-name="T102">Ulepszone Skupienie w Szybkości</text:span></text:p>
      <text:p text:style-name="Text_20_body">Poziom 2: <text:span text:style-name="T102">Ulepszona Muskulatura</text:span></text:p>
      <text:p text:style-name="Text_20_body">Poziom 3: <text:span text:style-name="T102">Walka w Kosmosie lub</text:span> <text:span text:style-name="T102">Zbroja Fuzyjna</text:span></text:p>
      <text:p text:style-name="Text_20_body">Poziom 4: <text:span text:style-name="T102">Cichy jak Kosmos</text:span></text:p>
      <text:p text:style-name="Text_20_body">Poziom 4: <text:span text:style-name="T102">Odepchnięcie i Rzut</text:span></text:p>
      <text:p text:style-name="Text_20_body">Poziom 5: <text:span text:style-name="T102">Uniki w Mikrograwitacji</text:span></text:p>
      <text:p text:style-name="Text_20_body">Poziom 6: <text:span text:style-name="T102">Wystrzał Mikrograwitacyjny lub</text:span> <text:span text:style-name="T102">Pole Reakcyjne</text:span></text:p>
      <text:p text:style-name="P88">Wtrącenia MG: Kombinezony kosmiczne mogą się zepsuć. Wskaźniki poziomu tlenu czasami mogą być mylące. Mikrometeoryty są powszechne w kosmosie.</text:p>
      <text:p text:style-name="P14">Kontroluje Bestie</text:p>
      <text:p text:style-name="P89">Masz rzadką zdolność komunikowania się i przewodzenia bestiom.</text:p>
      <text:p text:style-name="Text_20_body">Poziom 1: <text:span text:style-name="T104">Zwierzęcy Kompan</text:span></text:p>
      <text:p text:style-name="Text_20_body">Poziom 2: <text:span text:style-name="T104">Ukojenie Dzikiego</text:span></text:p>
      <text:p text:style-name="Text_20_body">Poziom 2: <text:span text:style-name="T104">Komunikacja</text:span></text:p>
      <text:p text:style-name="Text_20_body">Poziom 3: <text:span text:style-name="T104">Rumak</text:span> <text:span text:style-name="T104">lub</text:span> <text:span text:style-name="T104">Silniejsi Razem</text:span></text:p>
      <text:p text:style-name="Text_20_body">Poziom 4: <text:span text:style-name="T104">Oczy Bestii</text:span></text:p>
      <text:p text:style-name="Text_20_body">Poziom 4: <text:span text:style-name="T104">Ulepszony Kompan</text:span></text:p>
      <text:p text:style-name="Text_20_body">Poziom 5: <text:span text:style-name="T104">Zew Dziczy</text:span></text:p>
      <text:p text:style-name="Text_20_body">Poziom 6: <text:span text:style-name="T104">Jak Jedna Istota</text:span> <text:span text:style-name="T104">lub</text:span> <text:span text:style-name="T104">Kontrola Dzikiej Bestii</text:span></text:p>
      <text:p text:style-name="P89">Wtrącenia MG: Społeczność jest niechętna dzikim zwierzęciom. Bestia wyrwane spod kontroli stają się prawdziwym niebezpieczeństwem. </text:p>
      <text:p text:style-name="P19">Kontroluje Grawitację</text:p>
      <text:p text:style-name="P89">Manipulujesz siłami grawitacyjnymi.</text:p>
      <text:p text:style-name="P83"><text:span text:style-name="T102">Opcja do podmiany</text:span>: <text:span text:style-name="T104">Ciężki</text:span></text:p>
      <text:p text:style-name="P83">Poziom 1: <text:span text:style-name="T104">Unoszenie się</text:span></text:p>
      <text:p text:style-name="P83">Poziom 2: <text:span text:style-name="T104">Ulepszone Skupienie w Szybkości</text:span></text:p>
      <text:p text:style-name="P83">Poziom 3: Defin<text:span text:style-name="T104">iowanie Dołu</text:span> <text:span text:style-name="T104">lub</text:span> <text:span text:style-name="T104">Szarpnięcie Grawitacyjne</text:span></text:p>
      <text:p text:style-name="P83">Poziom 4: <text:span text:style-name="T104">Pole Grawitacyjne</text:span></text:p>
      <text:p text:style-name="P83">Poziom 5: <text:span text:style-name="T104">Lot</text:span></text:p>
      <text:p text:style-name="P83">Poziom 6: <text:span text:style-name="T104">Ulepszone Szarpnięcie Grawitacyjne lub</text:span> <text:span text:style-name="T104">Ciężar Świata</text:span></text:p>
      <text:p text:style-name="P89"><text:soft-page-break/>Wtrącenia MG: Świadkowie reagują nierozsądnym strachem. Dziwna interakcja posyła obiekt lub sprzymierzeńca ku przestworzom.</text:p>
      <text:p text:style-name="P14">Kopiuje Supermoce</text:p>
      <text:p text:style-name="P90">Możesz kopiować umiejętności, zdolności i supermoce innych. </text:p>
      <text:p text:style-name="Text_20_body">Poziom 1: <text:span text:style-name="T105">Skupienie na Umiejętności</text:span></text:p>
      <text:p text:style-name="P84">Poziom 1: <text:span text:style-name="T105">Skupienie na Umiejętności</text:span></text:p>
      <text:p text:style-name="Text_20_body">Poziom 2: <text:span text:style-name="T105">Skopiuj Moc</text:span></text:p>
      <text:p text:style-name="Text_20_body">Poziom 3: <text:span text:style-name="T105">Kradzież Mocy lub</text:span> <text:span text:style-name="T105">Dzikie Zdolności</text:span></text:p>
      <text:p text:style-name="Text_20_body">Poziom 4: <text:span text:style-name="T105">Ulepszone Skopiowanie Mocy</text:span></text:p>
      <text:p text:style-name="Text_20_body">Poziom 5: P<text:span text:style-name="T105">amięć Mocy</text:span></text:p>
      <text:p text:style-name="Text_20_body">Poziom 6: <text:span text:style-name="T105">Cudowne Kopiowanie</text:span> <text:span text:style-name="T105">lub</text:span> <text:span text:style-name="T105">Wielość Kopii</text:span></text:p>
      <text:p text:style-name="P91">Wtrącenia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33">Wielu superbohaterów może latać, niektórzy z nich nawet mają skrzydła. Możesz korzystać ze swoich skrzydeł do poruszania się, atakowania i obrony.</text:p>
      <text:p text:style-name="P25">Poziom 1: <text:span text:style-name="T106">Unoszenie się</text:span></text:p>
      <text:p text:style-name="P25">Poziom 1: <text:span text:style-name="T106">Krótki Lot</text:span></text:p>
      <text:p text:style-name="P25">Poziom 2: <text:span text:style-name="T106">Skrzydła-Bronie</text:span></text:p>
      <text:p text:style-name="P25">Poziom 3: <text:span text:style-name="T106">Akrobatyczny Atak lub</text:span> or <text:span text:style-name="T106">Latający Kompan</text:span></text:p>
      <text:p text:style-name="P25">Poziom 4: <text:span text:style-name="T106">Trudny do Trafienia</text:span></text:p>
      <text:p text:style-name="P25">Poziom 5: <text:span text:style-name="T106">Rozpęd</text:span></text:p>
      <text:p text:style-name="P25">Poziom 6: <text:span text:style-name="T106">Trudny Cel</text:span> <text:span text:style-name="T106">lub</text:span> <text:span text:style-name="T106">Mistrz Obrony</text:span></text:p>
      <text:p text:style-name="P33">Wtrącenia MG: Skrzydło może być zranione lub nie mieć dość miejsca, przez co bohater upada. Latanie wysoko czyni postać wyraźnym celem dla niespodziewanego wroga. </text:p>
      <text:p text:style-name="P14">Łamie Systemy</text:p>
      <text:p text:style-name="P92">Wykorzystujesz słabości sztucznych systemów, wliczając (ale nie ograniczając się) do programów komputerowych.</text:p>
      <text:p text:style-name="Text_20_body">Poziom 1: <text:span text:style-name="T106">Hakowanie Niemożliwości</text:span></text:p>
      <text:p text:style-name="Text_20_body">Poziom 1: <text:span text:style-name="T106">Programowanie</text:span></text:p>
      <text:p text:style-name="Text_20_body">Poziom 2: <text:span text:style-name="T106">Połączenia</text:span></text:p>
      <text:p text:style-name="Text_20_body">Poziom 3: <text:span text:style-name="T106">Sprawny Oszust</text:span> <text:span text:style-name="T106">lub</text:span> <text:span text:style-name="T106">Umiejętny Atak</text:span></text:p>
      <text:p text:style-name="Text_20_body">Poziom 4: <text:span text:style-name="T106">Skonfunduj Wroga</text:span></text:p>
      <text:p text:style-name="Text_20_body"><text:soft-page-break/>Poziom 5: <text:span text:style-name="T106">Wsparcie Przyjaciela</text:span></text:p>
      <text:p text:style-name="Text_20_body">Poziom 6: <text:span text:style-name="T106">Przysługa lub </text:span><text:span text:style-name="T107">Większy Ulepszony Potencjał</text:span></text:p>
      <text:p text:style-name="P85"><text:span text:style-name="T107">Wtrącenia MG: Twoje kontakty czasami mają swoje własne motywacje. Niekiedy urzą</text:span><text:span text:style-name="T108">d</text:span><text:span text:style-name="T107">zenia mają zabezpieczenia lub nawet pułapki.</text:span></text:p>
      <text:p text:style-name="P14">Łączy Ciało i Stal</text:p>
      <text:p text:style-name="P93">Twoje ciało jest częściowo maszyną.</text:p>
      <text:p text:style-name="Text_20_body">Poziom 1: <text:span text:style-name="T109">Ulepszone Ciało</text:span></text:p>
      <text:p text:style-name="Text_20_body">Poziom 2: Interf<text:span text:style-name="T109">ejs</text:span></text:p>
      <text:p text:style-name="Text_20_body">Poziom 3: <text:span text:style-name="T109">Pakiet Sensoryczny lub</text:span> <text:span text:style-name="T109">Uzbrojenie</text:span></text:p>
      <text:p text:style-name="Text_20_body">Poziom 4: Fu<text:span text:style-name="T109">zja</text:span></text:p>
      <text:p text:style-name="Text_20_body">Poziom 5: <text:span text:style-name="T109">Głębokie Reserwy</text:span></text:p>
      <text:p text:style-name="Text_20_body">Poziom 6: <text:span text:style-name="T109">Regeneracja Umysłu lub</text:span> Ultra <text:span text:style-name="T109">Wzmocnienie</text:span></text:p>
      <text:p text:style-name="P93">Wtrącenia MG: Ludzie w większości społeczności boją się kogoś, kto ma w sobie mechaniczne części.</text:p>
      <text:p text:style-name="P14">Łączy Umysł i Maszynę</text:p>
      <text:p text:style-name="P93">Elektroniczne implanty w Twoim mózgu czynią Cię supermyślicielem.</text:p>
      <text:p text:style-name="Text_20_body">Poziom 1: <text:span text:style-name="T109">Ulepszony Intelekt</text:span></text:p>
      <text:p text:style-name="Text_20_body">Poziom 1: <text:span text:style-name="T109">Umiejętności Wiedzy</text:span></text:p>
      <text:p text:style-name="Text_20_body">Poziom 2: <text:span text:style-name="T109">Kwerenda</text:span></text:p>
      <text:p text:style-name="Text_20_body">Poziom 3: <text:span text:style-name="T109">Procesor Akcji lub</text:span> <text:span text:style-name="T109">Telepatia Maszyn</text:span></text:p>
      <text:p text:style-name="Text_20_body">Poziom 4: <text:span text:style-name="T109">Większy Ulepszony Intelekt</text:span></text:p>
      <text:p text:style-name="Text_20_body">Poziom 4: <text:span text:style-name="T109">Umiejętności Wiedzy</text:span></text:p>
      <text:p text:style-name="Text_20_body">Poziom 5: <text:span text:style-name="T109">Wizja Przyszłości</text:span></text:p>
      <text:p text:style-name="Text_20_body">Poziom 6: <text:span text:style-name="T109">Ulepszenie Maszyny lub</text:span> <text:span text:style-name="T109">Regeneracja Umysłu</text:span></text:p>
      <text:p text:style-name="P93">Wtrącenia MG: Maszyny się psują. Potężne maszyny myślące mogą przejąć kontrolę nad mniejszymi maszynami. Pewni ludzie nie ufają komuś, kto nie jest w pełni organiczny. </text:p>
      <text:p text:style-name="P14">Ma Szlachetną Krew</text:p>
      <text:p text:style-name="P93">Dziedzic bogactwa i mocy, masz tytuł szlachecki i zdolności przyznae przez uprzywilejowane wychowanie. </text:p>
      <text:p text:style-name="Text_20_body"><text:span text:style-name="T109">Opcja Zamiany Typu</text:span>: <text:span text:style-name="T109">Służba</text:span></text:p>
      <text:p text:style-name="Text_20_body">Poziom 1: P<text:span text:style-name="T109">rzywileje Szlachty</text:span></text:p>
      <text:p text:style-name="Text_20_body">Poziom 2: <text:span text:style-name="T109">Wyszkolony Dyskutant</text:span></text:p>
      <text:p text:style-name="Text_20_body">Poziom 3: <text:span text:style-name="T109">Zaawansowany Rozkaz</text:span> <text:span text:style-name="T109">lub</text:span> <text:span text:style-name="T109">Odwaga Szlachcica</text:span></text:p>
      <text:p text:style-name="Text_20_body"><text:soft-page-break/>Poziom 4: <text:span text:style-name="T110">Kompan-Ekspert</text:span></text:p>
      <text:p text:style-name="Text_20_body">Poziom 5: <text:span text:style-name="T110">Potwierdzenie Własnego Przywileju</text:span></text:p>
      <text:p text:style-name="Text_20_body">Poziom 6: <text:span text:style-name="T110">Przydatna Pomoc</text:span> <text:span text:style-name="T110">lub</text:span> <text:span text:style-name="T110">Umysł Lidera</text:span></text:p>
      <text:p text:style-name="P94">Wtrącenia MG: Długi rodziny szlacheckiej są problemem bohatera. Dawno zagubione rodzeństwo chce się pozbyć swego rywala. Zabójca odnajduje postać. </text:p>
      <text:p text:style-name="Text_20_body"><text:span text:style-name="T87">Ma Tysi</text:span><text:span text:style-name="T88">ą</text:span><text:span text:style-name="T87">c Twarzy</text:span></text:p>
      <text:p text:style-name="P94">Możesz zmienić swój wygląd, by wyglądać jak zupełnie inna osoba. </text:p>
      <text:p text:style-name="Text_20_body">Poziom 1: <text:span text:style-name="T110">Morficzna Twarz</text:span></text:p>
      <text:p text:style-name="Text_20_body">Poziom 1: <text:span text:style-name="T110">Umiejętności Międzyludzkie</text:span></text:p>
      <text:p text:style-name="Text_20_body">Poziom 2: <text:span text:style-name="T110">Zmiana Ciała</text:span></text:p>
      <text:p text:style-name="Text_20_body">Poziom 2: <text:span text:style-name="T110">Ciało Bitewne</text:span></text:p>
      <text:p text:style-name="Text_20_body">Poziom 3: <text:span text:style-name="T110">Przebranie Innej Osoby lub</text:span> <text:span text:style-name="T110">Odporność</text:span></text:p>
      <text:p text:style-name="Text_20_body">Poziom 4: <text:span text:style-name="T110">Nieśmiertelny</text:span></text:p>
      <text:p text:style-name="Text_20_body">Poziom 4: <text:span text:style-name="T110">Przemyślenie Problemów</text:span></text:p>
      <text:p text:style-name="Text_20_body">Poziom 5: <text:span text:style-name="T110">Pamięć w Czyn</text:span></text:p>
      <text:p text:style-name="Text_20_body">Poziom 6: <text:span text:style-name="T110">Rozdzielenie Jaźni lub</text:span> <text:span text:style-name="T110">Odczytanie Myśli</text:span></text:p>
      <text:p text:style-name="P94">Wtrącenia MG: Część przebrania zawodzi. BN myśli, że przebrana postać to ktoś, kogo zna bardzo dobrze.</text:p>
      <text:p text:style-name="Text_20_body"><text:span text:style-name="T87">Mistrzowsko Posługuje się Broni</text:span><text:span text:style-name="T89">ą</text:span></text:p>
      <text:p text:style-name="P95">Jesteś mistrzem w używaniu pewnego rodzaju broni, czy to mieczy, biczy, noży, pistoletów, czy czegoś innego.</text:p>
      <text:p text:style-name="P95">(Ktoś, kto Mistrzowsko Posługuje się Bronią, może mieć dodatkowy ekwipunek, wliczając broń wysokiej jakości.)</text:p>
      <text:p text:style-name="Text_20_body">Poziom 1: <text:span text:style-name="T111">Mistrz Broni</text:span></text:p>
      <text:p text:style-name="Text_20_body">Poziom 1: <text:span text:style-name="T111">Twórca Broni</text:span></text:p>
      <text:p text:style-name="Text_20_body">Poziom 2: <text:span text:style-name="T111">Obrona Bronią</text:span></text:p>
      <text:p text:style-name="Text_20_body">Poziom 3: <text:span text:style-name="T111">Szybki Atak</text:span> <text:span text:style-name="T111">lub</text:span> <text:span text:style-name="T111">Cios Rozbrajający</text:span></text:p>
      <text:p text:style-name="Text_20_body">Poziom 4: <text:span text:style-name="T111">Bez Wpadek</text:span></text:p>
      <text:p text:style-name="Text_20_body">Poziom 5: <text:span text:style-name="T111">Wyjątkowe Mistrzostwo</text:span></text:p>
      <text:p text:style-name="Text_20_body">Poziom 6: M<text:span text:style-name="T111">orderca</text:span> <text:span text:style-name="T111">lub</text:span> <text:span text:style-name="T111">Śmiertelny Cios</text:span></text:p>
      <text:p text:style-name="P95">Wtrącenia MG: Bronie siępsują. Broniem ogą zostać ukradzione. Bronie można upuścić lub zostać rozbrojonym. </text:p>
      <text:p text:style-name="P14">Morduje</text:p>
      <text:p text:style-name="P34"><text:soft-page-break/>Jesteś asasynem, z profesji, chęci lub ponieważ na tym świecie mordujesz lub zostajesz zamordowany.</text:p>
      <text:p text:style-name="P34">(Ktoś kto Morduje może mieć dodatkowy ekwipunek, wliczywszy 3 dawki trucizny 2 poziomu która zadaje 5 punktów obrażeń). </text:p>
      <text:p text:style-name="P25">Poziom 1: <text:span text:style-name="T111">Atak z Zaskoczenia</text:span></text:p>
      <text:p text:style-name="P25">Poziom 1: <text:span text:style-name="T111">Umiejętności Zabójcy</text:span></text:p>
      <text:p text:style-name="P25">Poziom 2: <text:span text:style-name="T111">Szybka Śmierć</text:span></text:p>
      <text:p text:style-name="P25">Poziom 2: Infiltrator</text:p>
      <text:p text:style-name="P25">Poziom 3: <text:span text:style-name="T111">Świadomość</text:span> <text:span text:style-name="T111">lub</text:span> <text:span text:style-name="T111">Warzenie Trucizn</text:span></text:p>
      <text:p text:style-name="P25">Poziom 4: <text:span text:style-name="T111">Lepszy Atak z Zaskoczenia</text:span></text:p>
      <text:p text:style-name="P25">Poziom 5: <text:span text:style-name="T111">Dodatkowe Obrażenia</text:span></text:p>
      <text:p text:style-name="P25">Poziom 6: <text:span text:style-name="T111">Plan Ucieczki</text:span> <text:span text:style-name="T111">lub</text:span> M<text:span text:style-name="T111">orderca</text:span></text:p>
      <text:p text:style-name="P34">Wtrącenia MG: Większość ludzi nie reaguje dobrze na profesjonalnego zabójcę.</text:p>
      <text:p text:style-name="P20">Mówi Głosem Ziemi</text:p>
      <text:p text:style-name="P35">Twoje duchowe połączenie z naturą i środowiskiem daje Ci mistyczne moce.</text:p>
      <text:p text:style-name="Text_20_body">Poziom 1: <text:span text:style-name="T112">Nasiona Furii</text:span></text:p>
      <text:p text:style-name="Text_20_body">Poziom 1: <text:span text:style-name="T112">Wiedza o Dziczy</text:span></text:p>
      <text:p text:style-name="Text_20_body">Poziom 2: <text:span text:style-name="T112">Chwytające Zielska</text:span></text:p>
      <text:p text:style-name="Text_20_body">Poziom 3: <text:span text:style-name="T112">Ukojenie Dzikiego lub</text:span> <text:span text:style-name="T112">Komunikacja</text:span></text:p>
      <text:p text:style-name="Text_20_body">Poziom 4: <text:span text:style-name="T112">Księżycowa Zmiana Kształtu</text:span></text:p>
      <text:p text:style-name="Text_20_body">Poziom 5: <text:span text:style-name="T112">Erupcja Insektów</text:span></text:p>
      <text:p text:style-name="Text_20_body">Poziom 6: <text:span text:style-name="T112">Wezwanie Burzy</text:span> <text:span text:style-name="T112">lub Trzęsienie Ziemi</text:span></text:p>
      <text:p text:style-name="P96"><text:span text:style-name="T113">Wtrącenia MG: Ranna naturalna (lecz niebezpieczna) istota jest odkryta. Ktoś poluje dla skór, zostawiając zwłoki, by </text:span><text:span text:style-name="T114">gniły. Drzewo uapda w lesie, jedno z ostatnich tak wielkich.</text:span></text:p>
      <text:p text:style-name="P14">Mówi do Duchów</text:p>
      <text:p text:style-name="P99">Niespokojne dusze, duchy natury i żywiołaki wspomagają Cię.</text:p>
      <text:p text:style-name="P99">(W pewnych settingach, Specjalizacja Mówi do Duchów dotyczy tylko jednego rodzaju duchów, takich jak duchy martwych, duchy natury itp.)</text:p>
      <text:p text:style-name="Text_20_body">Poziom 1: <text:span text:style-name="T114">Przepytanie Ducha</text:span></text:p>
      <text:p text:style-name="Text_20_body">Poziom 2: <text:span text:style-name="T114">Duch Kompan</text:span></text:p>
      <text:p text:style-name="Text_20_body">Poziom 3: <text:span text:style-name="T114">Rozkazywanie Duchom lub</text:span> <text:span text:style-name="T114">Wyczulone Zmysły</text:span></text:p>
      <text:p text:style-name="Text_20_body">Poziom 4: <text:span text:style-name="T114">Płaszcz Gniewu</text:span></text:p>
      <text:p text:style-name="Text_20_body">Poziom 5: <text:span text:style-name="T114">Wezwanie Ducha</text:span></text:p>
      <text:p text:style-name="P97"><text:soft-page-break/>Poziom 6: <text:span text:style-name="T12">Wezwanie Międzywymiarowego Ducha</text:span> <text:span text:style-name="T114">lub</text:span> <text:span text:style-name="T114">Absorpcja Ducha</text:span></text:p>
      <text:p text:style-name="P99">Wtrącenia MG: Niektórzy nie ufają tym, którzy się zadają z duchami. Martwi czasami wcale nie chcą rozmawiać. </text:p>
      <text:p text:style-name="P14">Mówi z Maszynami</text:p>
      <text:p text:style-name="P99">Używasz swojego organicznego mózgu jak komputera, bezprzewodowo łącząć się z dowolnym urządzeniem elektronicznym. Możesz je kontrolować i wpływać na nie w sposób, w jaki inni nie mogą. </text:p>
      <text:p text:style-name="Text_20_body">Poziom 1: <text:span text:style-name="T114">Umiłowanie do Maszyn</text:span></text:p>
      <text:p text:style-name="Text_20_body">Poziom 1: <text:span text:style-name="T114">Interfejs Zasięgowy</text:span></text:p>
      <text:p text:style-name="Text_20_body">Poziom 2: <text:span text:style-name="T114">Ulepszenie Maszyny</text:span></text:p>
      <text:p text:style-name="Text_20_body">Poziom 2: <text:span text:style-name="T114">Zauroczenie Maszyny</text:span></text:p>
      <text:p text:style-name="Text_20_body">Poziom 3: I<text:span text:style-name="T114">nteligentny Interfejs</text:span> <text:span text:style-name="T114">lub</text:span> <text:span text:style-name="T114">Rozkazywanie Maszynom</text:span></text:p>
      <text:p text:style-name="Text_20_body">Poziom 4: <text:span text:style-name="T115">Kompan-Maszyna</text:span></text:p>
      <text:p text:style-name="Text_20_body">Poziom 4: <text:span text:style-name="T115">Walczący z Robotami</text:span></text:p>
      <text:p text:style-name="Text_20_body">Poziom 5: <text:span text:style-name="T115">Zbieranie Informacji</text:span></text:p>
      <text:p text:style-name="Text_20_body">Poziom 6: <text:span text:style-name="T115">Kontrola Maszyny</text:span> <text:span text:style-name="T115">lub Ulepszony Kompan-Maszyna</text:span></text:p>
      <text:p text:style-name="P100">Wtrącenia MG: Maszyna się psuje lub działa w nieprzewidziany sposób.</text:p>
      <text:p text:style-name="P14">Nie Potrzebuje Broni</text:p>
      <text:p text:style-name="P101">Potężne ciosy, kopnięcia, zamachy łokciami i kolanami oraz ruchy całego ciała są wszystkimi broniami, których potrzebujesz. </text:p>
      <text:p text:style-name="Text_20_body">Poziom 1: <text:span text:style-name="T116">Pięści Furii</text:span></text:p>
      <text:p text:style-name="Text_20_body">Poziom 1: <text:span text:style-name="T116">Ciało z Kamienia</text:span></text:p>
      <text:p text:style-name="Text_20_body">Poziom 2: <text:span text:style-name="T116">Atak z Rozbrojeniem</text:span></text:p>
      <text:p text:style-name="Text_20_body">Poziom 2: <text:span text:style-name="T117">Sztuki Walki</text:span></text:p>
      <text:p text:style-name="Text_20_body">Poziom 3: <text:span text:style-name="T117">Gibkość Niczym Woda</text:span> <text:span text:style-name="T117">lub Większy Ulepszony Potencjał</text:span></text:p>
      <text:p text:style-name="Text_20_body">Poziom 4: <text:span text:style-name="T117">Odbicie Ataków</text:span></text:p>
      <text:p text:style-name="Text_20_body">Poziom 5: <text:span text:style-name="T117">Atak Oszałamiający</text:span></text:p>
      <text:p text:style-name="Text_20_body">Poziom 6: <text:span text:style-name="T117">Mistrz Sztuk Walki lub</text:span> <text:span text:style-name="T117">Śmiertelne Obrażenia</text:span></text:p>
      <text:p text:style-name="P103">\Wtrącenia MG: Uderzanie pewnych wrogów boli Cię tak mocno, jak ich ranisz. Wrogowie z broniami mają większy zasięg. Skomplikowane ruchy sztuk walki mogą Cię wytrącić z równowagi.</text:p>
      <text:p text:style-name="P14">Nie Robi Zbyt Dużo</text:p>
      <text:p text:style-name="P102">Jesteś obibokiem, ale wiesz coś o wielu rzeczach. </text:p>
      <text:p text:style-name="Text_20_body">Poziom 1: <text:span text:style-name="T117">Lekcje Życiowe</text:span></text:p>
      <text:p text:style-name="Text_20_body"><text:soft-page-break/>Poziom 2: <text:span text:style-name="T117">Wyluzowanie</text:span></text:p>
      <text:p text:style-name="Text_20_body">Poziom 3: <text:span text:style-name="T117">Umiejętny Atak lub</text:span> <text:span text:style-name="T117">Improwizacja</text:span></text:p>
      <text:p text:style-name="Text_20_body">Poziom 4: <text:span text:style-name="T117">Lekcje Życiowe</text:span></text:p>
      <text:p text:style-name="Text_20_body">Poziom 4: <text:span text:style-name="T118">Większa Umiejętność Obrony</text:span></text:p>
      <text:p text:style-name="Text_20_body">Poziom 5: <text:span text:style-name="T118">Większy Ulepszony Potencjał</text:span></text:p>
      <text:p text:style-name="P98">Poziom 6: <text:span text:style-name="T118">Korzystając z Doświadczenia Życiowego</text:span> <text:span text:style-name="T118">lub Szybki Umysł</text:span></text:p>
      <text:p text:style-name="P104">Wtrącenia MG: Nowe sytuacje są konfundujące i stresujące. Przeszłe akcja (lub ich brak) wracają, by gnębić postać. </text:p>
      <text:p text:style-name="P14">Nigdy się nie Poddaje</text:p>
      <text:p text:style-name="P106">Nigdy się nie poddajesz, radzisz sobie z każdą raną, i zawsze jesteś gotowy na więcej.</text:p>
      <text:p text:style-name="Text_20_body">Poziom 1: <text:span text:style-name="T119">Ulepszone Odzyskanie Zdrowia</text:span></text:p>
      <text:p text:style-name="Text_20_body">Poziom 1: P<text:span text:style-name="T119">arcie Dalej</text:span></text:p>
      <text:p text:style-name="Text_20_body">Poziom 2: <text:span text:style-name="T119">Zignorowanie Bólu</text:span></text:p>
      <text:p text:style-name="Text_20_body">Poziom 3: <text:span text:style-name="T119">Gorączka Krwi lub</text:span> <text:span text:style-name="T119">Ukryta Siła</text:span></text:p>
      <text:p text:style-name="Text_20_body">Poziom 4: <text:span text:style-name="T119">Determinacja</text:span> <text:span text:style-name="T119">lub</text:span> <text:span text:style-name="T119">Wytrzymalszy Niż Wróg</text:span></text:p>
      <text:p text:style-name="Text_20_body">Poziom 5: <text:span text:style-name="T119">Jeszcze Żywy</text:span></text:p>
      <text:p text:style-name="Text_20_body">Poziom 6: <text:span text:style-name="T119">Ostateczne Zaprzeczenie lub</text:span> <text:span text:style-name="T119">Zignorowanie Przeszkody</text:span></text:p>
      <text:p text:style-name="P106">Wtrącenia MG: Czasami, to ekwipunek i broń się poddają. </text:p>
      <text:p text:style-name="P14">Nosi Egzotyczną Tarczę</text:p>
      <text:p text:style-name="P106">Posiadasz wspaniałą tarczę czystej mocy, która zapewnia obronę i pewne zdolności ataku.</text:p>
      <text:p text:style-name="Text_20_body">Poziom 1: <text:span text:style-name="T119">Tarcza Pola Siłowego</text:span></text:p>
      <text:p text:style-name="Text_20_body">Poziom 1: <text:span text:style-name="T119">Uderzenie Mocy</text:span></text:p>
      <text:p text:style-name="Text_20_body">Poziom 2: <text:span text:style-name="T119">Ulepszona Tarcza</text:span></text:p>
      <text:p text:style-name="Text_20_body">Poziom 3: <text:span text:style-name="T119">Leczący Puls lub</text:span> <text:span text:style-name="T119">Rzut Tarczą Siłową</text:span></text:p>
      <text:p text:style-name="Text_20_body">Poziom 4: <text:span text:style-name="T119">Zasilona Tarcza</text:span></text:p>
      <text:p text:style-name="Text_20_body">Poziom 5: <text:span text:style-name="T119">Ściana Mocy</text:span></text:p>
      <text:p text:style-name="Text_20_body">Poziom 6: <text:span text:style-name="T119">Skacząca Tarcza lub</text:span> <text:span text:style-name="T119">Wybuch Tarczy</text:span></text:p>
      <text:p text:style-name="P106">Wtrącenia MG: Tarcza jest chwilowo nieaktywna. Wróg chwilowo przejmuje kontrolę nad tarczą.</text:p>
      <text:p text:style-name="P14">Nosi Halo Ognia</text:p>
      <text:p text:style-name="P106">Możesz pokryć swe ciało płomieniami, co chroni Ciebie i rani Twoich wrogów. </text:p>
      <text:p text:style-name="Text_20_body">Poziom 1: <text:span text:style-name="T119">Płaszcz Ognia</text:span></text:p>
      <text:p text:style-name="Text_20_body">Poziom 2: <text:span text:style-name="T119">Macki Płomieni</text:span></text:p>
      <text:p text:style-name="Text_20_body"><text:soft-page-break/>Poziom 3: <text:span text:style-name="T119">Skrzydła Ognia lub</text:span> <text:span text:style-name="T119">Ognista Ręka Zguby</text:span></text:p>
      <text:p text:style-name="Text_20_body">Poziom 4: <text:span text:style-name="T119">Ostrze Ognia</text:span></text:p>
      <text:p text:style-name="Text_20_body">Poziom 5: <text:span text:style-name="T119">Ogniste Macki</text:span></text:p>
      <text:p text:style-name="Text_20_body">Poziom 6: <text:span text:style-name="T119">Ognisty Sługa lub</text:span> <text:span text:style-name="T119">Piekielny Szlak</text:span></text:p>
      <text:p text:style-name="P105"><text:span text:style-name="T119">Wtrącenia MG</text:span>: <text:span text:style-name="T119">Ogień pali łatwopalne materiały. Płomienie wyzwalają się spod kontroli. Prymitywne istoty boją się ognia i często atakują źródło swoich lęków. </text:span></text:p>
      <text:p text:style-name="P14">Nosi Zasilany Pancerz</text:p>
      <text:p text:style-name="Text_20_body">Poziom 1: <text:span text:style-name="T120">Zasilany Pancerz</text:span></text:p>
      <text:p text:style-name="Text_20_body">Poziom 1: <text:span text:style-name="T120">Ulepszona Moc</text:span></text:p>
      <text:p text:style-name="Text_20_body">Poziom 2: <text:span text:style-name="T120">Wyświetlacz w Hełmie</text:span></text:p>
      <text:p text:style-name="Text_20_body">Poziom 3: <text:span text:style-name="T120">Zbroja Fuzyjna lub</text:span> <text:span text:style-name="T120">Ulepszone Zdrowie</text:span></text:p>
      <text:p text:style-name="Text_20_body">Poziom 4: <text:span text:style-name="T120">Wystrzał Mocy</text:span></text:p>
      <text:p text:style-name="Text_20_body">Poziom 5: <text:span text:style-name="T120">Pole Mocy Zasilanego Pancerza</text:span></text:p>
      <text:p text:style-name="Text_20_body">Poziom 6: <text:span text:style-name="T120">Mistrzowska Modyfikacja Pancerza </text:span>(<text:span text:style-name="T120">Krótki Lot)</text:span> <text:span text:style-name="T120">lub Mistrzowska Modyfikacja Pancerza</text:span> (<text:span text:style-name="T120">Pojemnik na Cypher</text:span>)</text:p>
      <text:p text:style-name="P107">Wtrącenia MG: Nie możesz zdjąć pancerza. Pancerz działa samodzielnie. Pancerz chwilowo się wyłącza. BN-i boją się pancerza. </text:p>
      <text:p text:style-name="P14">Oblicza Nieobliczalne</text:p>
      <text:p text:style-name="P108">Nadludzkie zdolności matematyczne pozwalająci Ci na modelowanie świata na bieżąco, dając Ci przewagę nad innymi. </text:p>
      <text:p text:style-name="Text_20_body">Poziom 1: P<text:span text:style-name="T121">rorocze Równanie</text:span></text:p>
      <text:p text:style-name="Text_20_body">Poziom 1: <text:span text:style-name="T121">Wyższa Matematyka</text:span></text:p>
      <text:p text:style-name="Text_20_body">Poziom 2: <text:span text:style-name="T121">Proroczy Model</text:span></text:p>
      <text:p text:style-name="Text_20_body">Poziom 3: <text:span text:style-name="T121">Podświadoma Obrona</text:span> <text:span text:style-name="T121">lub Ulepszony Intelekt</text:span></text:p>
      <text:p text:style-name="Text_20_body">Poziom 4: <text:span text:style-name="T121">Obliczenia Bitewne</text:span></text:p>
      <text:p text:style-name="Text_20_body">Poziom 5: <text:span text:style-name="T121">Większy Ulepszony Intelekt</text:span></text:p>
      <text:p text:style-name="Text_20_body">Poziom 5: <text:span text:style-name="T121">Najwyższa Matematyka</text:span></text:p>
      <text:p text:style-name="Text_20_body">Poziom 6: <text:span text:style-name="T121">Wiedza o Nieznanym</text:span> <text:span text:style-name="T121">lub</text:span> <text:span text:style-name="T121">Większy Ulepszony Intelekt </text:span></text:p>
      <text:p text:style-name="P108">Wtrącenia MG: Zbyt wiele przewidzianych wyników przeraża lub przeciąża i oszałamia postać. Wynik wskazuje na nadchodzącą klęskę. </text:p>
      <text:p text:style-name="P14">Otrzymuje Boskie Błogosławieństwa</text:p>
      <text:p text:style-name="P109">Jako oddany wyznawca boskiej istoty, posiadasz pewne moce swego bóstwa, by czynić cuda. </text:p>
      <text:p text:style-name="Text_20_body">Poziom 1: <text:span text:style-name="T122">Błogosławieństwo Bóstw</text:span></text:p>
      <text:p text:style-name="Text_20_body"><text:soft-page-break/>Poziom 2: <text:span text:style-name="T122">Ulepszony Intelekt</text:span></text:p>
      <text:p text:style-name="Text_20_body">Poziom 3: <text:span text:style-name="T122">Boski Blask lub</text:span> <text:span text:style-name="T122">Kwiat Ognia</text:span></text:p>
      <text:p text:style-name="Text_20_body">Poziom 4: <text:span text:style-name="T122">Niebiańska Gloria</text:span></text:p>
      <text:p text:style-name="Text_20_body">Poziom 5: <text:span text:style-name="T122">Boska Interwencja</text:span></text:p>
      <text:p text:style-name="Text_20_body">Poziom 6: <text:span text:style-name="T122">Boski Symbo</text:span>l <text:span text:style-name="T122">lub</text:span> <text:span text:style-name="T122">Przywołanie Demona</text:span></text:p>
      <text:p text:style-name="P109">Wtrącenia MG: Demon bada użytkowników boskiej magii. Rywalizujący kult ma problemy z naukami postaci.</text:p>
      <text:p text:style-name="Text_20_body">Pilotuje Statki Kosmiczne</text:p>
      <text:p text:style-name="P109">Jesteś pilotem statku kosmicznego</text:p>
      <text:p text:style-name="Text_20_body">Poziom 1: Pilot<text:span text:style-name="T122">aż</text:span></text:p>
      <text:p text:style-name="Text_20_body">Poziom 1: <text:span text:style-name="T122">Planetarna Wiedza</text:span></text:p>
      <text:p text:style-name="Text_20_body">Poziom 2: <text:span text:style-name="T122">Kryjówka w Kosmosie</text:span></text:p>
      <text:p text:style-name="Text_20_body">Poziom 2: <text:span text:style-name="T122">Umysłowa Odporność</text:span></text:p>
      <text:p text:style-name="Text_20_body">Poziom 3: Expert-Pilot</text:p>
      <text:p text:style-name="P110">Poziom 3: <text:span text:style-name="T13">Obeznanie ze Statkiem Kosmicznym</text:span> <text:span text:style-name="T122">lub</text:span> <text:span text:style-name="T122">Kompan-Maszyna</text:span></text:p>
      <text:p text:style-name="P110">Poziom 4: <text:span text:style-name="T13">Sensory Statku Kosmicznego</text:span></text:p>
      <text:p text:style-name="Text_20_body">Poziom 4: <text:span text:style-name="T122">Ulepszona Szybkość</text:span></text:p>
      <text:p text:style-name="P110">Poziom 5: <text:span text:style-name="T14">Znam Ten Statek Jak Własną Dłoń)</text:span></text:p>
      <text:p text:style-name="Text_20_body">Poziom 6: <text:span text:style-name="T122">Wspaniały Pilot</text:span></text:p>
      <text:p text:style-name="Text_20_body">Poziom 6: <text:span text:style-name="T122">Kontrola Zdalna lub</text:span> <text:span text:style-name="T122">Umiejętny Atak</text:span></text:p>
      <text:p text:style-name="P109">Wtrącenia MG: Statek się gubi, psuje, lub zostaje zaatakowany w kosmosie. Dokonujesz odkrycia obcego pasażera na gapę. </text:p>
      <text:p text:style-name="P14">Podróżuje przez Czas</text:p>
      <text:p text:style-name="P109">Widzisz poprzez strumienie czasu, próbujesz w nie sięgnąć i w końcu nawet przez nie podróżować. </text:p>
      <text:p text:style-name="P109">(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Poziom 1: <text:span text:style-name="T123">Przebłysk</text:span></text:p>
      <text:p text:style-name="Text_20_body">Poziom 2: <text:span text:style-name="T123">Historia Przedmiotu</text:span></text:p>
      <text:p text:style-name="Text_20_body">Poziom 3: <text:span text:style-name="T123">Przyspieszenie Czasoprzestrzenne lub</text:span> <text:span text:style-name="T123">Pętla Czasu</text:span></text:p>
      <text:p text:style-name="Text_20_body">Poziom 4: <text:span text:style-name="T123">Czasoprzestrzenne Przesunięcie</text:span></text:p>
      <text:p text:style-name="Text_20_body">Poziom 5: <text:span text:style-name="T123">Sobowtór Czasoprzestrzenny</text:span></text:p>
      <text:p text:style-name="Text_20_body"><text:soft-page-break/>Poziom 6: <text:span text:style-name="T123">Wezwanie przez Czas lub Podróż w Czasie</text:span></text:p>
      <text:p text:style-name="P111">Wtrącenia MG: Powstają paradoksy. Inni pamiętają przeszłe wydarzenia inaczej.</text:p>
      <text:p text:style-name="P14">Poluje</text:p>
      <text:p text:style-name="P36">Jesteś wytrwałym łowcą, który potrafi upolować to, co zechce.</text:p>
      <text:p text:style-name="Text_20_body">Poziom 1: <text:span text:style-name="T124">Estetyczny Atak</text:span></text:p>
      <text:p text:style-name="Text_20_body">Poziom 1: <text:span text:style-name="T124">Łowczy</text:span></text:p>
      <text:p text:style-name="Text_20_body">Poziom 2: <text:span text:style-name="T124">Cel</text:span></text:p>
      <text:p text:style-name="Text_20_body">Poziom 2: <text:span text:style-name="T124">Skradanie się</text:span></text:p>
      <text:p text:style-name="Text_20_body">Poziom 3: <text:span text:style-name="T124">Walczący z Hordą lub</text:span> <text:span text:style-name="T124">Bieg i Chwyt</text:span></text:p>
      <text:p text:style-name="Text_20_body">Poziom 4: <text:span text:style-name="T124">Atak z Zaskoczena</text:span></text:p>
      <text:p text:style-name="Text_20_body">Poziom 5: <text:span text:style-name="T124">Dążenie Łowcy</text:span></text:p>
      <text:p text:style-name="Text_20_body">Poziom 6: <text:span text:style-name="T124">Większa Umiejętność Ataku lub</text:span> <text:span text:style-name="T124">Wiele Celów</text:span></text:p>
      <text:p text:style-name="Text_20_body"><text:span text:style-name="T124">Wtrącenia MG</text:span>: <text:span text:style-name="T124">Ofiara dostrzega postać. Cel nie jest taki słaby, jak się wydawał.</text:span></text:p>
      <text:p text:style-name="P14">Pomaga Swoim Przyjaciołom</text:p>
      <text:p text:style-name="P36">Kochasz swoich przyjaciół i pomagasz im w każdej trudności, niezależnie od wszystkiego.</text:p>
      <text:p text:style-name="Text_20_body"><text:span text:style-name="T124">Opcja do podmiany</text:span>: <text:span text:style-name="T124">Porada od Przyjaciela</text:span></text:p>
      <text:p text:style-name="Text_20_body">Poziom 1: <text:span text:style-name="T124">Pomoc Przyjaciela</text:span></text:p>
      <text:p text:style-name="Text_20_body">Poziom 1: <text:span text:style-name="T124">Odwaga</text:span></text:p>
      <text:p text:style-name="P112">Poziom 2: <text:s/><text:span text:style-name="T15">Ochrona Przed Zmiennym Losem</text:span></text:p>
      <text:p text:style-name="Text_20_body">Poziom 3: <text:span text:style-name="T124">Koka lub</text:span> <text:span text:style-name="T124">Umiejętny Atak</text:span></text:p>
      <text:p text:style-name="Text_20_body">Poziom 4: <text:span text:style-name="T124">Obrońca Przyjaciół</text:span></text:p>
      <text:p text:style-name="Text_20_body">Poziom 4: <text:span text:style-name="T124">Ulepszona Muskulatura</text:span></text:p>
      <text:p text:style-name="Text_20_body">Poziom 5: <text:span text:style-name="T124">Zainspirowanie Akcji</text:span></text:p>
      <text:p text:style-name="Text_20_body">Poziom 6: <text:span text:style-name="T124">Głębokie Przemyślenia lub</text:span> <text:span text:style-name="T124">Umiejętna Obrona</text:span></text:p>
      <text:p text:style-name="Text_20_body"><text:span text:style-name="T124">Wtrącenia MG</text:span>: <text:span text:style-name="T124">Inni czasami mają niecne motywacje. Służby porządkowe się Tobą interesują. Nawet, gdy wszystko idzie dobrze, będzie to miało swoje konsekwencje. </text:span></text:p>
      <text:p text:style-name="P14">Porusza się jak Kot</text:p>
      <text:p text:style-name="P117">Lekki, zwinny i pełen gracji, poruszasz się szybko i łatwo, co pozwala Ci unikać niebezpieczeństw.</text:p>
      <text:p text:style-name="P112">Poziom 1: <text:span text:style-name="T16">Większa Ulepszona Szybkość</text:span></text:p>
      <text:p text:style-name="Text_20_body">Poziom 1: B<text:span text:style-name="T124">alansowanie</text:span></text:p>
      <text:p text:style-name="Text_20_body">Poziom 2: <text:span text:style-name="T124">Umiejętności Ruchu</text:span></text:p>
      <text:p text:style-name="Text_20_body">Poziom 2: <text:span text:style-name="T124">Bezpieczny Upadek</text:span></text:p>
      <text:p text:style-name="Text_20_body"><text:soft-page-break/>Poziom 3: <text:span text:style-name="T124">Trudny to Trafienia</text:span></text:p>
      <text:p text:style-name="P112">Poziom 3: <text:span text:style-name="T17">Ulepszone Skupienie w Szybkości</text:span> <text:span text:style-name="T124">lub</text:span> <text:s/><text:span text:style-name="T16">Większa Ulepszona Szybkość</text:span></text:p>
      <text:p text:style-name="Text_20_body">Poziom 4: <text:span text:style-name="T124">Szybki Cios</text:span></text:p>
      <text:p text:style-name="Text_20_body">Poziom 5: <text:span text:style-name="T124">Śliski</text:span></text:p>
      <text:p text:style-name="P112">Poziom 6: <text:span text:style-name="T18">Perfekcyjna Szybkość</text:span> or <text:s/><text:span text:style-name="T16">Większa Ulepszona Szybkość</text:span></text:p>
      <text:p text:style-name="Text_20_body"><text:span text:style-name="T124">Wtrącenia MG</text:span>: <text:span text:style-name="T124">Nawet kot może być niezdarny. Skok nie jest tak łatwy jak wygląda. Ucieczka jest na tyle przesadzona, że umieszcza postać w bardzo niebezpiecznym położeniu.</text:span></text:p>
      <text:p text:style-name="P14">Porusza się jak Wiatr</text:p>
      <text:p text:style-name="P116">Możesz się poruszać tak szybko, że rozmywasz się w oczach.</text:p>
      <text:p text:style-name="P112">Poziom 1: <text:span text:style-name="T16">Większa Ulepszona Szybkość</text:span></text:p>
      <text:p text:style-name="P112">Poziom 1: <text:span text:style-name="T19">Szybkostopy</text:span></text:p>
      <text:p text:style-name="P112">Poziom 2: <text:span text:style-name="T6">Trudny do Trafienia</text:span></text:p>
      <text:p text:style-name="P112">Poziom 3: <text:span text:style-name="T18">Perfekcyjna Szybkość</text:span> <text:span text:style-name="T124">lub</text:span> <text:s/><text:span text:style-name="T16">Większa Ulepszona Szybkość</text:span></text:p>
      <text:p text:style-name="P112">Poziom 4: <text:span text:style-name="T20">W Mgnieniu Oka</text:span></text:p>
      <text:p text:style-name="P112">Poziom 5: <text:span text:style-name="T6">Rozmazany</text:span></text:p>
      <text:p text:style-name="P112">Poziom 6: <text:span text:style-name="T18">Perfekcyjna Szybkość</text:span> or <text:span text:style-name="T21">Niemożliwa Szybkość</text:span></text:p>
      <text:p text:style-name="Text_20_body"><text:span text:style-name="T124">Wtrącenia MG</text:span>: <text:span text:style-name="T124">Powierzchnie mogą być </text:span><text:span text:style-name="T125">ś</text:span><text:span text:style-name="T124">liskie lub oferować ukryte przeszkody. Ruch innych istot może być trudny do przewidzenia, i postać może w nie wbiec.</text:span></text:p>
      <text:p text:style-name="P14">Posiada Licencję na Broń</text:p>
      <text:p text:style-name="P114">Posiadasz pistolet i wiesz, jak z niego skorzystać w walce. </text:p>
      <text:p text:style-name="P114">(Choć Posiada Licencjęna Broń zaprojektowaniu z myślą o współczesnej broni, może także dotyczyć futurystycznych blasterów lub innych broni dystansowych.)</text:p>
      <text:p text:style-name="P115">Poziom 1: <text:span text:style-name="T22">Rewolwerowiec</text:span></text:p>
      <text:p text:style-name="P115">Poziom 1: <text:span text:style-name="T23">Wyszkolony w Broni Palnej</text:span></text:p>
      <text:p text:style-name="P115">Poziom 2: <text:span text:style-name="T12">Ostrożny Strzał</text:span></text:p>
      <text:p text:style-name="P115">Poziom 3: <text:span text:style-name="T22">Wyszkolony Rewolwerowiec</text:span> <text:span text:style-name="T126">lub </text:span><text:span text:style-name="T24">Dodatkowe Obrażenia</text:span></text:p>
      <text:p text:style-name="P115">Poziom 4: <text:span text:style-name="T25">Podwójny Wystrzał</text:span></text:p>
      <text:p text:style-name="P115">Poziom 5: <text:span text:style-name="T26">Potrójny Wystrzał</text:span></text:p>
      <text:p text:style-name="P115">Poziom 6: <text:span text:style-name="T25">Specjalny Strzał</text:span> <text:span text:style-name="T126">lub </text:span><text:span text:style-name="T27">Śmiertelne Obrażenia</text:span></text:p>
      <text:p text:style-name="Text_20_body"><text:span text:style-name="T126">Wtrącenia MG:</text:span> <text:span text:style-name="T126">Chybiony strzał lub zacięcie się broni! Atak nie odnosi stutku i akcja jest stracona, plus potrzeba dodatkowej akcji, by zająć się problemem. </text:span></text:p>
      <text:p text:style-name="P14">Posiada Magicznego Sprzymierzeńca</text:p>
      <text:p text:style-name="P113"><text:soft-page-break/>Sprzymierzona magiczna istota, przywiązana do przedmiotu (np.: pomniejszy dżin w lampie lub duch w fajce) to Twój przyjaciel, obrońca i broń.</text:p>
      <text:p text:style-name="P115">Poziom 1: <text:span text:style-name="T28">Zwią</text:span><text:span text:style-name="T29">zana</text:span><text:span text:style-name="T28"> Magiczn</text:span><text:span text:style-name="T29">a</text:span><text:span text:style-name="T28"> Istot</text:span><text:span text:style-name="T29">a</text:span></text:p>
      <text:p text:style-name="P115">Poziom 2: <text:span text:style-name="T30">Więź z Obiektem</text:span></text:p>
      <text:p text:style-name="P115">Poziom 2: <text:span text:style-name="T6">Szuflad</text:span><text:span text:style-name="T31">a</text:span><text:span text:style-name="T6">-Skrytka</text:span></text:p>
      <text:p text:style-name="P115">Poziom 3: <text:span text:style-name="T32">Mniejsze Życzenie</text:span> <text:span text:style-name="T126">lub </text:span><text:span text:style-name="T32">Rumak</text:span></text:p>
      <text:p text:style-name="P115">Poziom 4: <text:span text:style-name="T21">Ulepszona Więź z Przedmiotem</text:span></text:p>
      <text:p text:style-name="P115">Poziom 5: <text:span text:style-name="T32">Średnie Życzenie</text:span></text:p>
      <text:p text:style-name="P115">Poziom 6: <text:span text:style-name="T33">Mistrzostwo Więzi </text:span><text:span text:style-name="T31">z</text:span><text:span text:style-name="T33"> Obiektem</text:span> <text:span text:style-name="T126">lub </text:span><text:span text:style-name="T34">Zaufaj Swemu Szczęściu</text:span></text:p>
      <text:p text:style-name="Text_20_body"><text:span text:style-name="T126">Wtrącenia MG</text:span>: <text:span text:style-name="T126">Istota nagle znika w swoim przedmiocie. Związany obiekt zostaje uszkodzony. Istota nie zgadza się i nie czyni tego, o co się nią prosi. Istota twierdzi, że odchodzi, jeśli nie wykona się dla niej pewnego zadania.</text:span></text:p>
      <text:p text:style-name="P14">Pracuje w Ciemnych Uliczkach</text:p>
      <text:p text:style-name="P121">Działasz niedostrzeżenie, kradnąc od bogatych, by osiągnąć swoje cele.</text:p>
      <text:p text:style-name="Text_20_body">Poziom 1: <text:span text:style-name="T127">Umiejętności Złodzieja</text:span></text:p>
      <text:p text:style-name="P118">Poziom 2: <text:span text:style-name="T35">Kontakty w Półświatku</text:span></text:p>
      <text:p text:style-name="P118">Poziom 3: <text:span text:style-name="T23">Niezłe Oszustwo</text:span> <text:span text:style-name="T127">lub </text:span><text:span text:style-name="T6">Trening Gildii</text:span></text:p>
      <text:p text:style-name="P118">Poziom 4: <text:span text:style-name="T36">Złodziejski Mistrz</text:span></text:p>
      <text:p text:style-name="P118">Poziom 5: <text:span text:style-name="T37">Nieczyste Zagrania</text:span></text:p>
      <text:p text:style-name="P118">Poziom 6: <text:span text:style-name="T38">Szczur Miejski</text:span> <text:span text:style-name="T127">lub </text:span><text:span text:style-name="T38">Wysokie Skupienie</text:span></text:p>
      <text:p text:style-name="Text_20_body"><text:span text:style-name="T127">Wtrącenia MG</text:span>: <text:span text:style-name="T127">Złodzieje lądują w więzieniu. Dorabiasz się potężnych wrogów.</text:span></text:p>
      <text:p text:style-name="P14">Pracuje, by Żyć</text:p>
      <text:p text:style-name="P121">Cieszysz się, gdy możesz dobrze wykonać swoją pracę, niezależnie, czy to programowanie, budowanie domów, czy górnictwo asteroidów.</text:p>
      <text:p text:style-name="P118">Poziom 1: <text:span text:style-name="T6">Zręczny Rzemieślnik</text:span></text:p>
      <text:p text:style-name="P118">Poziom 2: <text:span text:style-name="T39">Mięśnie z Żelaza</text:span></text:p>
      <text:p text:style-name="P118">Poziom 3: <text:span text:style-name="T40">Oko do Szczegółów</text:span> <text:span text:style-name="T127">lub</text:span> <text:span text:style-name="T21">Improwizacja</text:span></text:p>
      <text:p text:style-name="P118">Poziom 4: <text:span text:style-name="T17">Ulepszona </text:span><text:span text:style-name="T41">M</text:span><text:span text:style-name="T17">oc</text:span></text:p>
      <text:p text:style-name="P118">Poziom 4: <text:span text:style-name="T42">Stwardniały</text:span></text:p>
      <text:p text:style-name="P118">Poziom 5: <text:span text:style-name="T17">Umiejętność Eksperta</text:span></text:p>
      <text:p text:style-name="P118">Poziom 6: <text:span text:style-name="T16">Większy Ulepszony Potencjał</text:span> <text:span text:style-name="T127">lub <text:s/></text:span><text:span text:style-name="T6">Ciężko Zapracowana Odporność</text:span></text:p>
      <text:p text:style-name="Text_20_body"><text:span text:style-name="T127">Wtrącenia MG</text:span>: <text:span text:style-name="T127">Naprawy czasami zawodzą. Kable mogą być trudne do odkodowania i ciągle bbyć pod napięciem. Czasami ludzie są niegrzeczni dla tych, co pracują, by żyć. </text:span></text:p>
      <text:p text:style-name="P14"><text:soft-page-break/>Przebudza Sny</text:p>
      <text:p text:style-name="P121">Możesz wyciągnąć obrazy ze snów i umieścić je w świecie jawy.</text:p>
      <text:p text:style-name="P118">Poziom 1: <text:span text:style-name="T43">Iluzja Snów</text:span></text:p>
      <text:p text:style-name="P118">Poziom 1: <text:span text:style-name="T33">Oneiro-alchemia</text:span></text:p>
      <text:p text:style-name="P118">Poziom 2: <text:span text:style-name="T43">Złodziej Snów</text:span></text:p>
      <text:p text:style-name="P118">Poziom 3: <text:span text:style-name="T43">Sen Staje się Prawdą </text:span><text:span text:style-name="T41">lub</text:span> <text:span text:style-name="T17">Ulepszony Intelekt</text:span></text:p>
      <text:p text:style-name="P119">Poziom 4: <text:span text:style-name="T44">Sen na Jawie</text:span></text:p>
      <text:p text:style-name="P119">Poziom 5: <text:span text:style-name="T128">K</text:span><text:span text:style-name="T30">oszmar</text:span></text:p>
      <text:p text:style-name="P119">Poziom 6: <text:span text:style-name="T45">Komnata Snów</text:span> <text:span text:style-name="T128">lub</text:span> <text:span text:style-name="T46">Pole Reakcyjne</text:span></text:p>
      <text:p text:style-name="Text_20_body"><text:span text:style-name="T128">Wtrącenia MG</text:span>: <text:span text:style-name="T128">Niespodziewany epizod lunatykowania stawia postać w niebezpiecznej sytuacji. Koszmar wyzwala się ze snu.</text:span></text:p>
      <text:p text:style-name="P14">Przeszukuje Ruiny</text:p>
      <text:p text:style-name="P122">Kiedy nie biegniesz lub się chowasz, przeszukujesz ruiny cywilizacji w celu znalezienia użytecznych pozostałości, co pozwala Ci przetrwać. </text:p>
      <text:p text:style-name="P120">Poziom 1: <text:span text:style-name="T23">Ocalały z Apokalipsy</text:span></text:p>
      <text:p text:style-name="P120">Poziom 1: <text:span text:style-name="T47">Wiedza o Ruinach</text:span></text:p>
      <text:p text:style-name="P120">Poziom 2: <text:span text:style-name="T48">Rzemieślnik Rupieci</text:span></text:p>
      <text:p text:style-name="P120">Poziom 3: <text:span text:style-name="T42">Korzystanie z Okazji</text:span> <text:span text:style-name="T129">lub</text:span> <text:span text:style-name="T129">Ulepszone Zdrowie</text:span></text:p>
      <text:p text:style-name="P120">Poziom 4: <text:span text:style-name="T49">Wiesz, Gdzie Szukać</text:span></text:p>
      <text:p text:style-name="P120">Poziom 5: <text:span text:style-name="T50">Cyphery z Odzysku</text:span></text:p>
      <text:p text:style-name="P120">Poziom 6: <text:span text:style-name="T51">Artefakty z Odzysku</text:span> <text:span text:style-name="T129">lub Pole Reakcyjne</text:span></text:p>
      <text:p text:style-name="Text_20_body"><text:span text:style-name="T130">Wtrącenia MG: Przedmiot stworzony z zrecyklingowanych śmieci psuje się. Ktoś pojawia się i twierdzi, że użyteczne pozostałości nalezą do niego. Zrecyklingowany</text:span> <text:span text:style-name="T130">cypher eksploduje. </text:span></text:p>
      <text:p text:style-name="P14">Przewodzi</text:p>
      <text:p text:style-name="P124">Twoje naturalne zdolności przywódcze pozwalają Ci na wydawanie rozkazów, wliczając w to Twoich oddanych podległych.</text:p>
      <text:p text:style-name="P123">Poziom 1: <text:span text:style-name="T39">Naturalna Charyzma</text:span></text:p>
      <text:p text:style-name="P123">Poziom 1: <text:span text:style-name="T16">Dobra Porada</text:span></text:p>
      <text:p text:style-name="P123">Poziom 2: <text:span text:style-name="T17">Potencjał</text:span></text:p>
      <text:p text:style-name="P123">Poziom 2: <text:s/><text:span text:style-name="T52">Podstawowy </text:span><text:span text:style-name="T53">Kompan</text:span></text:p>
      <text:p text:style-name="P123">Poziom 3: <text:span text:style-name="T54">Zaawansowany Rozkaz</text:span> or <text:span text:style-name="T131">Kompan-Ekspert</text:span></text:p>
      <text:p text:style-name="P123">Poziom 4: <text:span text:style-name="T12">Zachwyt lub Inspiracja</text:span></text:p>
      <text:p text:style-name="P123">Poziom 5: <text:span text:style-name="T16">Większy Ulepszony Potencjał</text:span></text:p>
      <text:p text:style-name="P123"><text:soft-page-break/>Poziom 6: <text:span text:style-name="T71">Drużyna</text:span><text:span text:style-name="T52"> </text:span><text:span text:style-name="T53">Kompanów</text:span> <text:span text:style-name="T131">lub</text:span> <text:span text:style-name="T131">Umysł Lidera</text:span></text:p>
      <text:p text:style-name="Text_20_body"><text:span text:style-name="T131">Wtrącenia MG</text:span>: <text:span text:style-name="T131">Kompani odnoszą klęskę, zdradzają Cię, okłamują, przechodzą na złą stronę, dająsię porwać lub umierają.</text:span></text:p>
      <text:p text:style-name="P14">Przyjmuje Zwierzęcy Kształt</text:p>
      <text:p text:style-name="P124">Możesz się zmienić w zwierzę.</text:p>
      <text:p text:style-name="P123">Poziom 1: <text:span text:style-name="T55">Zwierzęcy Kształt</text:span></text:p>
      <text:p text:style-name="Text_20_body">Poziom 2: <text:span text:style-name="T131">Komunikacja</text:span></text:p>
      <text:p text:style-name="Text_20_body">Poziom 2: <text:span text:style-name="T131">Ukojenie Dzikiego</text:span></text:p>
      <text:p text:style-name="P123">Poziom 3: <text:span text:style-name="T56">Większy Zwierzęcy Kształt </text:span><text:span text:style-name="T57">lub</text:span> <text:span text:style-name="T131">Większa Likantropia</text:span></text:p>
      <text:p text:style-name="Text_20_body">Poziom 4: <text:span text:style-name="T131">Zwierzęce Szpiegowanie</text:span></text:p>
      <text:p text:style-name="Text_20_body">Poziom 5: <text:span text:style-name="T131">Trudny do Zamordowania</text:span></text:p>
      <text:p text:style-name="P123">Poziom 6: <text:span text:style-name="T131">Rozmazana Prędkość</text:span> <text:span text:style-name="T131">lub</text:span> <text:s/><text:span text:style-name="T58">Rozszerzony Zwierzęcy Kształt</text:span></text:p>
      <text:p text:style-name="Text_20_body"><text:span text:style-name="T131">Wtrącenia MG</text:span>: <text:span text:style-name="T131">Postać niespodziewanie zmienia kształt. BN jest przerażony lub agresywny w stosunku do zmiennokształtnego. Transformacja zajmuje dłużej, niż się spodziewano.</text:span></text:p>
      <text:p text:style-name="P124">Większa Likantropia stosuje się do używania Zwierzęcego Kształtu.</text:p>
      <text:p text:style-name="P14">Przywdziewa Połyskliwy Lód</text:p>
      <text:p text:style-name="P125">Rozkazujesz zimowej mocy zimna i lodu.</text:p>
      <text:p text:style-name="Text_20_body">Poziom 1: <text:span text:style-name="T132">Lodowa Zbroja</text:span></text:p>
      <text:p text:style-name="Text_20_body">Poziom 2: <text:span text:style-name="T132">Lodowy Dotyk</text:span></text:p>
      <text:p text:style-name="Text_20_body">Poziom 3: <text:span text:style-name="T132">Mrozący Dotyk lub</text:span> <text:span text:style-name="T132">Lodowa Kreacja</text:span></text:p>
      <text:p text:style-name="Text_20_body">Poziom 4: <text:span text:style-name="T132">Twarda Lodowa Zbroja</text:span></text:p>
      <text:p text:style-name="Text_20_body">Poziom 5: <text:span text:style-name="T132">Emisja Zimna</text:span></text:p>
      <text:p text:style-name="Text_20_body">Poziom 6: <text:span text:style-name="T132">Śniegowa Zamieć lub</text:span> <text:span text:style-name="T132">Lodowe Rękawice</text:span></text:p>
      <text:p text:style-name="P126"><text:span text:style-name="T132">Wtrącenia MG</text:span>: <text:span text:style-name="T132">Lód czyni powierzchnie śliskimi. Ektremalne zimno sprawia, że przedmioty pękają i się psują. </text:span></text:p>
      <text:p text:style-name="P21">Pływał z Piratami</text:p>
      <text:p text:style-name="P125">Pływałeś razem ze straszliwymi piratami, ale zdecydowałeś się zerwać z piractwem i poświęcićsię innemu celowi. Powstaje pytanie: czy twoja przeszłość pozwoli o sobie zapomnieć?</text:p>
      <text:p text:style-name="P126">Poziom 1: <text:span text:style-name="T132">Zignorowanie Bólu</text:span></text:p>
      <text:p text:style-name="P126">Poziom 1: <text:span text:style-name="T132">Marynarz</text:span></text:p>
      <text:p text:style-name="P126">Poziom 2: <text:span text:style-name="T132">Korzystanie z Okazji</text:span></text:p>
      <text:p text:style-name="P126">Poziom 2: <text:span text:style-name="T132">Przerażająca Reputacja</text:span></text:p>
      <text:p text:style-name="P126">Poziom 3: <text:span text:style-name="T132">Umiejętny Atak lub Umiejętna Obrona</text:span></text:p>
      <text:p text:style-name="P126"><text:soft-page-break/>Poziom 4: <text:span text:style-name="T132">Morskie Nogi</text:span></text:p>
      <text:p text:style-name="P126">Poziom 4: <text:span text:style-name="T132">Umiejętności Ruchu</text:span></text:p>
      <text:p text:style-name="P126">Poziom 5: <text:span text:style-name="T132">Zagubieni w Chaosie</text:span></text:p>
      <text:p text:style-name="P126">Poziom 6: <text:span text:style-name="T132">Pojedynek na Śmierć i Życie lub</text:span> <text:span text:style-name="T132">Następny Atak</text:span></text:p>
      <text:p text:style-name="P126"><text:span text:style-name="T132">Wtrącenia MG</text:span>: <text:span text:style-name="T132">Istnieje wiele niebezpieczeńst</text:span><text:span text:style-name="T133">w</text:span><text:span text:style-name="T132"> Siedmiu Mórz, wliczając sztormy i zarazy. Inni piraci czasem awansują poprzez zdradę. Pirat wyśledził dawnych kompanów, by odkryć ukryty skarb.</text:span></text:p>
      <text:p text:style-name="P14">Rozciąga się</text:p>
      <text:p text:style-name="P125">Twoje ciło jest gumowe i elastyczne, zdolne rozciągać się na wielkie długości i kompresować z powrotem.</text:p>
      <text:p text:style-name="Text_20_body">Poziom 1: <text:span text:style-name="T132">Człowiek-Guma</text:span></text:p>
      <text:p text:style-name="Text_20_body">Poziom 1: <text:span text:style-name="T132">Daleki Krok</text:span></text:p>
      <text:p text:style-name="Text_20_body">Poziom 2: <text:span text:style-name="T132">Elastyczny Chwyt</text:span></text:p>
      <text:p text:style-name="Text_20_body">Poziom 2: <text:span text:style-name="T132">Bezpieczny Upadek</text:span></text:p>
      <text:p text:style-name="P126">Poziom 3: <text:span text:style-name="T59">Przeniknięcie Przez Barierę</text:span> <text:span text:style-name="T132">lub</text:span> <text:s/><text:span text:style-name="T32">Przekierowanie Ataku</text:span></text:p>
      <text:p text:style-name="Text_20_body">Poziom 4: <text:span text:style-name="T132">Odporność</text:span></text:p>
      <text:p text:style-name="P126">Poziom 5: <text:span text:style-name="T16">Mistrz Ruchu</text:span></text:p>
      <text:p text:style-name="P126">Poziom 6: <text:span text:style-name="T28">Ruch i Multiatak </text:span><text:span text:style-name="T60">lub Jeszcze Żywy</text:span></text:p>
      <text:p text:style-name="P10">Wtrącenia MG: Atak lub efekt wchodzi w interakcję z elastycznością BG. Rozciągnięta kończyna staje się przeciążona i słaba. </text:p>
      <text:p text:style-name="P14">Rozdziera Ściany Świata</text:p>
      <text:p text:style-name="P130">Szybkość i fazowanie daje Ci unikalną zdolność unikania zagrożeń i zadawania obrażeń jednocześnie. </text:p>
      <text:p text:style-name="P127">Poziom 1: <text:span text:style-name="T18">Bieg Fazowy</text:span></text:p>
      <text:p text:style-name="P127">Poziom 1: <text:span text:style-name="T37">Przeszkadzający Dotyk</text:span></text:p>
      <text:p text:style-name="P127">Poziom 2: <text:span text:style-name="T61">Fazowe Zadrapanie</text:span></text:p>
      <text:p text:style-name="P127">Poziom 3: <text:span text:style-name="T48">Niewidzialne Fazowanie </text:span><text:span text:style-name="T62">lub </text:span><text:span text:style-name="T15">Przechodzenie Przez Ściany</text:span></text:p>
      <text:p text:style-name="P127">Poziom 4: <text:span text:style-name="T18">Detonacja Fazowa</text:span></text:p>
      <text:p text:style-name="P127">Poziom 5: <text:span text:style-name="T15">Bardzo Długi Bi</text:span><text:span text:style-name="T63">e</text:span><text:span text:style-name="T15">g Fazowy</text:span></text:p>
      <text:p text:style-name="P127">Poziom 6: <text:span text:style-name="T13">Potężniejsze Fazowanie</text:span> <text:span text:style-name="T134">lub</text:span> <text:span text:style-name="T15">Nietykalny</text:span><text:span text:style-name="T35"> Podczas Ruchu</text:span></text:p>
      <text:p text:style-name="Text_20_body"><text:span text:style-name="T134">Wtrącenia MG</text:span>: <text:span text:style-name="T134">Poruszanie się tak szybko czasami prowadzi wprost na niespodziewane, egzotyczne przeszkody.</text:span></text:p>
      <text:p text:style-name="P14">Rozwiązuje Tajemnice</text:p>
      <text:p text:style-name="P130">Jesteś mistrzem dedukcji, używającym dowodów, by odnaleźć odpowiedzi.</text:p>
      <text:p text:style-name="P127"><text:soft-page-break/>Poziom 1: <text:span text:style-name="T48">Śledczy</text:span></text:p>
      <text:p text:style-name="P127">Poziom 1: <text:span text:style-name="T13">Detektyw</text:span></text:p>
      <text:p text:style-name="P127">Poziom 2: <text:span text:style-name="T33">Z Dala od Niebezpieczeństwa</text:span></text:p>
      <text:p text:style-name="P127">Poziom 3: <text:span text:style-name="T64">Dobrze Wykształcony</text:span> <text:span text:style-name="T134">lub</text:span> <text:span text:style-name="T134">Umiejętny Atak</text:span></text:p>
      <text:p text:style-name="P127">Poziom 4: <text:span text:style-name="T9">Wyciągnięcie Wniosków</text:span></text:p>
      <text:p text:style-name="P127">Poziom 5: <text:span text:style-name="T44">Ogarnięcie Sytuacji</text:span></text:p>
      <text:p text:style-name="P127">Poziom 6: <text:span text:style-name="T61">Przejęcie Inicjatywy </text:span><text:span text:style-name="T62">lub </text:span><text:span text:style-name="T6">Większa Umiejętność Obrony</text:span></text:p>
      <text:p text:style-name="Text_20_body"><text:span text:style-name="T134">Wtrącenia MG</text:span>: <text:span text:style-name="T134">Dowody znikają, fałszywe tropy konfundują, a świadkowie kłamią. Początkowe wnioski mogą być błędne.</text:span></text:p>
      <text:p text:style-name="P14">Rośnie do Gigantycznych Rozmiarów</text:p>
      <text:p text:style-name="P131">Na krótkie okresy, rośniesz większy i, z odpowiednim dośiadczeniem, do prawdziwie gigantycznych rozmiarów.</text:p>
      <text:p text:style-name="P128">Poziom 1: <text:span text:style-name="T17">Wzrost</text:span></text:p>
      <text:p text:style-name="Text_20_body">Poziom 1: <text:span text:style-name="T135">Przeogromny</text:span></text:p>
      <text:p text:style-name="Text_20_body">Poziom 2: <text:span text:style-name="T135">Większy</text:span></text:p>
      <text:p text:style-name="P128">Poziom 2: <text:s/><text:span text:style-name="T54">Zalety Bycia Dużym</text:span></text:p>
      <text:p text:style-name="P128">Poziom 3: <text:span text:style-name="T6">Wielki </text:span><text:span text:style-name="T65">lub</text:span> <text:span text:style-name="T135">Rzut</text:span></text:p>
      <text:p text:style-name="Text_20_body">Poziom 4: <text:span text:style-name="T135">Chwyt</text:span></text:p>
      <text:p text:style-name="Text_20_body">Poziom 5: <text:span text:style-name="T135">Wielgachny</text:span></text:p>
      <text:p text:style-name="Text_20_body">Poziom 6: <text:span text:style-name="T135">Kolos lub</text:span> <text:span text:style-name="T135">Śmiertelne Obrażenia</text:span></text:p>
      <text:p text:style-name="Text_20_body"><text:span text:style-name="T136">Wtrącenia MG</text:span>: <text:span text:style-name="T136">Nagły wzrost przewraca meble lub sprawia, że przebijasz sufit. Powiększona postać przebija podłogę. </text:span></text:p>
      <text:p text:style-name="P14">Rzeźbi Twardym Światłe<text:span text:style-name="T137">m</text:span></text:p>
      <text:p text:style-name="P132">Tworzysz fizyczne przedmioty z twardego światła, które możesz wykorzystać do obrony lub ataku.</text:p>
      <text:p text:style-name="Text_20_body">Poziom 1: A<text:span text:style-name="T137">utomatyczny Blask</text:span></text:p>
      <text:p text:style-name="Text_20_body">Poziom 1: <text:span text:style-name="T137">Chwilowe Światło</text:span></text:p>
      <text:p text:style-name="Text_20_body">Poziom 2: <text:span text:style-name="T137">Macki Mocy</text:span></text:p>
      <text:p text:style-name="P129">Poziom 3: <text:span text:style-name="T137">Twardsze Światło lub </text:span><text:span text:style-name="T61">Rzeźbienie Światłem</text:span></text:p>
      <text:p text:style-name="P129">Poziom 4: <text:span text:style-name="T16">Większy Ulepszony Intelekt</text:span></text:p>
      <text:p text:style-name="P129">Poziom 5: <text:span text:style-name="T21">Ulepszone Rzeźbienie Światłem</text:span></text:p>
      <text:p text:style-name="Text_20_body">Poziom 6: <text:span text:style-name="T137">Pole Obronne</text:span> <text:span text:style-name="T137">lub</text:span> <text:span text:style-name="T137">Lot</text:span></text:p>
      <text:p text:style-name="Text_20_body"><text:span text:style-name="T137">Wtrącenia MG</text:span>: <text:span text:style-name="T137">Przedmiot z twardego światła przedwcześnie znika. Przedmiot z twardego światła nie może wpłynąć na daną istotę lub kolor.</text:span></text:p>
      <text:p text:style-name="P14"><text:soft-page-break/>Rzuca ze Śmiertelną Dokładnością</text:p>
      <text:p text:style-name="P133">Wszystko co opuszcza Twoją dłoń idzie dokładnie gdzie sobie tego życzysz, z prędkością i w miejsce, gdzie osiągnie najlepszy efekt.</text:p>
      <text:p text:style-name="Text_20_body">Poziom 1: Pre<text:span text:style-name="T139">c</text:span><text:span text:style-name="T138">y</text:span><text:span text:style-name="T139">z</text:span><text:span text:style-name="T138">ja</text:span></text:p>
      <text:p text:style-name="Text_20_body">Poziom 2: <text:span text:style-name="T138">Ostrożny Rzut</text:span></text:p>
      <text:p text:style-name="Text_20_body">Poziom 3: <text:span text:style-name="T138">Szybki Rzut</text:span> <text:span text:style-name="T138">lub</text:span> <text:span text:style-name="T138">Umiejętna Obrona</text:span></text:p>
      <text:p text:style-name="Text_20_body">Poziom 4: <text:span text:style-name="T138">Wszystko Jest Bronią</text:span></text:p>
      <text:p text:style-name="Text_20_body">Poziom 4: <text:span text:style-name="T138">Wyspecjalizowa</text:span><text:span text:style-name="T139">n</text:span><text:span text:style-name="T138">y w Rzucaniu</text:span></text:p>
      <text:p text:style-name="Text_20_body">Poziom 5: <text:span text:style-name="T138">Wir Rzutek</text:span></text:p>
      <text:p text:style-name="Text_20_body">Poziom 6: <text:span text:style-name="T138">Śmiertelne Obrażenia</text:span> <text:span text:style-name="T138">lub</text:span> <text:span text:style-name="T138">Mistrzostwo Obrony</text:span></text:p>
      <text:p text:style-name="Text_20_body"><text:span text:style-name="T138">Wtrącenia MG</text:span>: <text:span text:style-name="T138">Chybione ataki trafiają w zły cel. Rykoszety mogą być niebezpieczne. Improwizowane bronie się psują. </text:span></text:p>
      <text:p text:style-name="P14">Spaceruje w Dzikich Lasach</text:p>
      <text:p text:style-name="P133">Posługujesz się magią natury, która czerpie z potęgi drzew. </text:p>
      <text:p text:style-name="Text_20_body">Poziom 1: <text:span text:style-name="T138">Życie w Dziczy</text:span></text:p>
      <text:p text:style-name="Text_20_body">Poziom 1: <text:span text:style-name="T138">Dodatkowy Odpoczynek</text:span></text:p>
      <text:p text:style-name="Text_20_body">Poziom 2: <text:span text:style-name="T138">Ciało z Drewna</text:span></text:p>
      <text:p text:style-name="Text_20_body">Poziom 3: <text:span text:style-name="T138">Drzewny Kompan</text:span> <text:span text:style-name="T138">lub</text:span> <text:span text:style-name="T138">Dzika Świadomość</text:span></text:p>
      <text:p text:style-name="Text_20_body">Poziom 4: <text:span text:style-name="T138">Podróż Przez Drzewa</text:span></text:p>
      <text:p text:style-name="Text_20_body">Poziom 5: <text:span text:style-name="T138">Wielkie Drzewo</text:span></text:p>
      <text:p text:style-name="Text_20_body">Poziom 6: <text:span text:style-name="T138">Straszny Las</text:span> <text:span text:style-name="T138">lub</text:span> <text:span text:style-name="T138">Odżywc</text:span><text:span text:style-name="T139">z</text:span><text:span text:style-name="T138">y Wykwit</text:span></text:p>
      <text:p text:style-name="Text_20_body"><text:span text:style-name="T138">Wtrącenia MG</text:span>: <text:span text:style-name="T138">Drewniana postać zapala się. Dziki zamach konarem drzewa uderza w sprzymierzeńca. Pewne drzewa mają mroczne serca i nienawidzą wszystkich ludzi.</text:span></text:p>
      <text:p text:style-name="P14">Stawia Umysł Ponad Materią</text:p>
      <text:p text:style-name="P134">Możesz poruszać telekinetycznie przedmioty bez fizycznego dotykania ich.</text:p>
      <text:p text:style-name="Text_20_body">Poziom 1: <text:span text:style-name="T140">Odbicie Ataków</text:span></text:p>
      <text:p text:style-name="Text_20_body">Poziom 2: Tele<text:span text:style-name="T140">kineza</text:span></text:p>
      <text:p text:style-name="Text_20_body">Poziom 3: <text:span text:style-name="T140">Chmura Ochronna</text:span> <text:span text:style-name="T140">lub</text:span> <text:span text:style-name="T140">Ulepszenie Siły</text:span></text:p>
      <text:p text:style-name="Text_20_body">Poziom 4: Ap<text:span text:style-name="T140">ortacja</text:span></text:p>
      <text:p text:style-name="Text_20_body">Poziom 5: <text:span text:style-name="T140">Atak Psychikinetyczny</text:span></text:p>
      <text:p text:style-name="Text_20_body">Poziom 6: <text:span text:style-name="T140">Ulepszona Aportacja lub</text:span> <text:span text:style-name="T140">Przebudowa</text:span></text:p>
      <text:p text:style-name="Text_20_body"><text:span text:style-name="T140">Wtrącenia MG</text:span>: <text:span text:style-name="T140">Jeden mentalny błąd, a poruszanie obiekty upadają, a kruche obiekty niszczeją. Czasami zły przedmiot się porusza, upada lub niszczeje.</text:span></text:p>
      <text:p text:style-name="P14"><text:soft-page-break/>Szuka Kłopotów</text:p>
      <text:p text:style-name="P138">Jesteś niebezpieczny i lubisz dobrą walkę.</text:p>
      <text:p text:style-name="Text_20_body">Poziom 1: <text:span text:style-name="T141">Pięści Furii</text:span></text:p>
      <text:p text:style-name="Text_20_body">Poziom 1: <text:span text:style-name="T141">Opatrywanie Ran</text:span></text:p>
      <text:p text:style-name="Text_20_body">Poziom 2: <text:span text:style-name="T141">Obrońca</text:span></text:p>
      <text:p text:style-name="Text_20_body">Poziom 2: <text:span text:style-name="T141">Bezpośredni</text:span></text:p>
      <text:p text:style-name="Text_20_body">Poziom 3: <text:span text:style-name="T141">Umiejętny Atak lub</text:span> <text:span text:style-name="T141">Większy Ulepsozny Potencjał</text:span></text:p>
      <text:p text:style-name="Text_20_body">Poziom 4: <text:span text:style-name="T141">Pozbawienie Przytomności</text:span></text:p>
      <text:p text:style-name="Text_20_body">Poziom 5: <text:span text:style-name="T141">Mistrzostwo Ataków</text:span></text:p>
      <text:p text:style-name="Text_20_body">Poziom 6: <text:span text:style-name="T141">Większa Ulepszona Moc</text:span> <text:span text:style-name="T141">lub</text:span> <text:span text:style-name="T141">Śmiertelne Obrażenia</text:span></text:p>
      <text:p text:style-name="P137">Wtrącenia MG: Bronie psują się lub wypadają nawet z najsilniejszego uchwytu. Atakujący mogą się potknąć i upaść. Nawet pole bitwy może działać przeciwko Tobie, gdy przedmioty upadają.</text:p>
      <text:p text:style-name="P14">Szybko się Uczy</text:p>
      <text:p text:style-name="P138">Radzisz sobie z trudnymi sytuacjami w miarę, jak się pojawiają, ucząc się czegoś nowego za każdym razem.</text:p>
      <text:p text:style-name="Text_20_body">Poziom 1: <text:span text:style-name="T141">Ulepszony Intelekt</text:span></text:p>
      <text:p text:style-name="Text_20_body">Poziom 1: <text:span text:style-name="T141">Oto Twój Problem</text:span></text:p>
      <text:p text:style-name="Text_20_body">Poziom 2: <text:span text:style-name="T141">Szybka Nauka</text:span></text:p>
      <text:p text:style-name="Text_20_body">Poziom 3: <text:span text:style-name="T141">Ciężki do Rozproszenia</text:span></text:p>
      <text:p text:style-name="Text_20_body">Poziom 3: <text:span text:style-name="T141">Ulepszone Skupienie w Inteligencji</text:span> <text:span text:style-name="T141">lub</text:span> <text:span text:style-name="T141">Skupienie na Umiejętności</text:span></text:p>
      <text:p text:style-name="Text_20_body">Poziom 4: <text:span text:style-name="T141">Dzielenie się Wiedzą</text:span></text:p>
      <text:p text:style-name="Text_20_body">Poziom 5: <text:span text:style-name="T141">Ulepszony Intelekt</text:span></text:p>
      <text:p text:style-name="Text_20_body">Poziom 5: <text:span text:style-name="T141">Parę Sztuczek w Zanadrzu</text:span></text:p>
      <text:p text:style-name="Text_20_body">Poziom 6: <text:span text:style-name="T141">Dwie Sprawy na Raz</text:span> <text:span text:style-name="T141">lub</text:span> <text:span text:style-name="T141">Umiejętna Obrona</text:span></text:p>
      <text:p text:style-name="Text_20_body"><text:span text:style-name="T141">Wtrącenia MG</text:span>: <text:span text:style-name="T141">Wypadki i pomyłki są świetnymi nauczycielami.</text:span></text:p>
      <text:p text:style-name="P14">Tańczy z Czarną Materią</text:p>
      <text:p text:style-name="P139">Możesz manipulować ciemnością i "ciemną materią".</text:p>
      <text:p text:style-name="P135">Poziom 1: <text:s/><text:span text:style-name="T47">Wstęgi Mrocznej Materii</text:span></text:p>
      <text:p text:style-name="Text_20_body">Poziom 2: <text:span text:style-name="T142">Skrzydła Pustki</text:span></text:p>
      <text:p text:style-name="Text_20_body">Poziom 3: <text:span text:style-name="T142">Płaszcz Ciemnej Materii lub</text:span> <text:span text:style-name="T142">Cios Ciemnej Materii</text:span></text:p>
      <text:p text:style-name="Text_20_body">Poziom 4: <text:span text:style-name="T142">Powłoka Ciemnej Materii</text:span></text:p>
      <text:p text:style-name="Text_20_body">Poziom 5: <text:span text:style-name="T142">Podróżnik Niszczącego Wiatru</text:span></text:p>
      <text:p text:style-name="P135"><text:soft-page-break/>Poziom 6: <text:span text:style-name="T66">Budowla Ciemnej Materii</text:span> <text:span text:style-name="T142">lub</text:span> <text:span text:style-name="T142">W Objęciach Nocy</text:span></text:p>
      <text:p text:style-name="Text_20_body"><text:span text:style-name="T142">Wtrącenia MG</text:span>: <text:span text:style-name="T142">Czarna Materia wycofuje się, zupełnie, jakby miała swoją własną wolę. </text:span></text:p>
      <text:p text:style-name="P14">Tworzy Dziwną Naukę</text:p>
      <text:p text:style-name="P140">Twoja nadnaturalne wejrzenie w rzeczywistość czyni z Ciebie naukowca zdolnego do wielu rzeczy.</text:p>
      <text:p text:style-name="Text_20_body">Poziom 1: <text:span text:style-name="T143">Analiza Laboratoryjna</text:span></text:p>
      <text:p text:style-name="P136">Poziom 1: <text:span text:style-name="T49">Umiejętności Wiedzy</text:span></text:p>
      <text:p text:style-name="Text_20_body">Poziom 2: <text:span text:style-name="T143">Modyfikacja Urządzenia</text:span></text:p>
      <text:p text:style-name="P136">Poziom 3: <text:span text:style-name="T56">Lepsze Życie Dzięki Chemii</text:span> <text:span text:style-name="T143">lub</text:span> <text:span text:style-name="T143">Ulepszone Zdrowie</text:span></text:p>
      <text:p text:style-name="Text_20_body">Poziom 4: <text:span text:style-name="T143">Umiejętności Wiedzy</text:span></text:p>
      <text:p text:style-name="Text_20_body">Poziom 4: <text:span text:style-name="T143">Troszkę Szalony</text:span></text:p>
      <text:p text:style-name="P136">Poziom 5: <text:span text:style-name="T15">Przełom w Badaniach Dziwnej Nauki</text:span></text:p>
      <text:p text:style-name="P136">Poziom 6: <text:span text:style-name="T21">Niemożliwe Osiągnięcie Naukowe</text:span></text:p>
      <text:p text:style-name="Text_20_body">Poziom 6: <text:span text:style-name="T143">Wynalazca lub</text:span> <text:span text:style-name="T143">Pole Obronne</text:span></text:p>
      <text:p text:style-name="Text_20_body"><text:span text:style-name="T143">Wtrącenia MG</text:span>: <text:span text:style-name="T143">Twoje twory mogą się wymknąć spod kontroli. Czasami nie można przewidzieć efektów ubocznych. Dziwna nauka przeraża ludzi i przyciąga uwagę mediów. Kiedy przedmiot stworzony lub zmodyfikowany przez dziwną naukę się rozładowuje, wybucha.</text:span> </text:p>
      <text:p text:style-name="P14">Tworzy Iluzje</text:p>
      <text:p text:style-name="P142">Tworzysz obrazy ze światła tak perfekcyjne, że wydają się być realne. </text:p>
      <text:p text:style-name="Text_20_body">Poziom 1: <text:span text:style-name="T144">Mniejsza Iluzja</text:span></text:p>
      <text:p text:style-name="P141">Poziom 2: <text:s/><text:span text:style-name="T21">Iluzoryczne Przebranie</text:span></text:p>
      <text:p text:style-name="Text_20_body">Poziom 3: <text:span text:style-name="T144">Rzuć Iluzję lub</text:span> <text:span text:style-name="T144">Większa Iluzja</text:span></text:p>
      <text:p text:style-name="Text_20_body">Poziom 4: Il<text:span text:style-name="T144">uzyjne Ja</text:span></text:p>
      <text:p text:style-name="Text_20_body">Poziom 5: <text:span text:style-name="T144">Przerażający Obraz</text:span></text:p>
      <text:p text:style-name="Text_20_body">Poziom 6: <text:span text:style-name="T144">Wielka Iluzja</text:span> <text:span text:style-name="T144">lub</text:span> Perma<text:span text:style-name="T144">nentna Iluzja</text:span></text:p>
      <text:p text:style-name="P141"><text:span text:style-name="T144">Wtrącenia MG</text:span>: <text:span text:style-name="T144">Ciężko uwierzyć w iluzję. Iluzja zostaje przejrzana w najgorszym możliwym momencie.</text:span></text:p>
      <text:p text:style-name="P22">Tworzy Unikalne Obiekty</text:p>
      <text:p text:style-name="P142">Jesteś wynalazcą dziwnych i użytecznych przedmiotów. </text:p>
      <text:p text:style-name="P141">Poziom 1: <text:span text:style-name="T144">Rzemieślnik</text:span></text:p>
      <text:p text:style-name="P141">Poziom 1: M<text:span text:style-name="T144">istrz Identyfikacji</text:span></text:p>
      <text:p text:style-name="P141">Poziom 2: <text:span text:style-name="T144">Mechanik Artefaktów</text:span></text:p>
      <text:p text:style-name="P141">Poziom 2: <text:span text:style-name="T144">Szybka Robota</text:span></text:p>
      <text:p text:style-name="P141">Poziom 3: <text:span text:style-name="T144">Mistrzowski Rzemieślnik</text:span> <text:span text:style-name="T144">lub Wbudowane Bronie</text:span></text:p>
      <text:p text:style-name="P141"><text:soft-page-break/>Poziom 4: <text:span text:style-name="T144">Twórca Cypherów</text:span></text:p>
      <text:p text:style-name="P141">Poziom 5: Inno<text:span text:style-name="T144">wator</text:span></text:p>
      <text:p text:style-name="P141">Poziom 6: <text:span text:style-name="T144">Wynalazca lub</text:span> <text:span text:style-name="T144">Zbroja Fuzyjna</text:span></text:p>
      <text:p text:style-name="P142">Wtrącenia MG: Przedmiot zalicza awarię, niszczeje lub kończy swój byt w katastrofalny lub niespodziewany sposób.</text:p>
      <text:p text:style-name="P14">Ucieka Precz</text:p>
      <text:p text:style-name="P144">Twoim pierwszym instynktem jest ucieczka od niebezpieczeństwa, i jesteś w tym bardzo dobry. </text:p>
      <text:p text:style-name="Text_20_body">Poziom 1: <text:span text:style-name="T145">W Defensywie</text:span></text:p>
      <text:p text:style-name="Text_20_body">Poziom 2: <text:span text:style-name="T145">Ulepszona Szybkość</text:span></text:p>
      <text:p text:style-name="Text_20_body">Poziom 2: <text:span text:style-name="T145">Szybka Ucieczka</text:span></text:p>
      <text:p text:style-name="Text_20_body">Poziom 3: <text:span text:style-name="T145">Niemożliwa Szybkość lub</text:span> <text:span text:style-name="T145">Większa Ulepszona Szybkość</text:span></text:p>
      <text:p text:style-name="Text_20_body">Poziom 4: <text:span text:style-name="T145">Determinacja</text:span></text:p>
      <text:p text:style-name="Text_20_body">Poziom 4: <text:span text:style-name="T145">Szybki Umysł</text:span></text:p>
      <text:p text:style-name="Text_20_body">Poziom 5: <text:span text:style-name="T145">Ponowne Ukrycie się</text:span></text:p>
      <text:p text:style-name="Text_20_body">Poziom 6: <text:span text:style-name="T145">Ucieczka lub</text:span> <text:span text:style-name="T145">Umiejęna Obrona</text:span></text:p>
      <text:p text:style-name="P143"><text:span text:style-name="T145">Wtrącenia MG</text:span>: <text:span text:style-name="T145">Szybkie ruchy czasami sprawiają, że upuszczasz przedmioty, poślizgujesz się lub przypadkowo kierujesz się w złą stronę</text:span></text:p>
      <text:p text:style-name="P14">Ujeżd<text:span text:style-name="T145">ż</text:span>a Błyskawicę</text:p>
      <text:p text:style-name="P145">Generujesz i wyzwalasz energię elektryczną.</text:p>
      <text:p text:style-name="Text_20_body">Poziom 1: S<text:span text:style-name="T146">zok</text:span></text:p>
      <text:p text:style-name="Text_20_body">Poziom 1: <text:span text:style-name="T146">Naładowanie</text:span></text:p>
      <text:p text:style-name="Text_20_body">Poziom 2: <text:span text:style-name="T146">Jeździec Błyskawicy</text:span></text:p>
      <text:p text:style-name="Text_20_body">Poziom 3: El<text:span text:style-name="T146">ektryczny Pancerz</text:span> <text:span text:style-name="T146">lub</text:span> <text:span text:style-name="T146">Wyssanie Ładunku</text:span></text:p>
      <text:p text:style-name="Text_20_body">Poziom 4: <text:span text:style-name="T146">Promienie Mocy</text:span></text:p>
      <text:p text:style-name="Text_20_body">Poziom 5: E<text:span text:style-name="T146">lektryczny Lot</text:span></text:p>
      <text:p text:style-name="Text_20_body">Poziom 6: <text:span text:style-name="T146">Szybkość Błyskawicy</text:span> <text:span text:style-name="T146">lub</text:span> <text:span text:style-name="T146">Ściana Błyskawic</text:span></text:p>
      <text:p text:style-name="Text_20_body"><text:span text:style-name="T146">Wtrącenia MG</text:span>: <text:span text:style-name="T146">Przypadkowi ludzie zostają zaatakowani prądem. Obiekty eksplodują. </text:span></text:p>
      <text:p text:style-name="P14">Uzdrawia</text:p>
      <text:p text:style-name="P146">Możesz leczyć innych dotykiem, wpływać na czas, by pomagać innym, i ogólnie jesteś kochany przez wszystkich.</text:p>
      <text:p text:style-name="Text_20_body">Poziom 1: <text:span text:style-name="T146">Leczący Dotyk</text:span></text:p>
      <text:p text:style-name="Text_20_body">Poziom 2: <text:span text:style-name="T146">Uzdrowienie</text:span></text:p>
      <text:p text:style-name="Text_20_body">Poziom 3: <text:span text:style-name="T146">Uzdrawiająca Fontanna lub</text:span> <text:span text:style-name="T146">Cudowne Zdrowie</text:span></text:p>
      <text:p text:style-name="Text_20_body"><text:soft-page-break/>Poziom 4: <text:span text:style-name="T146">Zainspirowanie Akcji</text:span></text:p>
      <text:p text:style-name="Text_20_body">Poziom 5: <text:span text:style-name="T146">Cofnij</text:span></text:p>
      <text:p text:style-name="Text_20_body">Poziom 6: <text:span text:style-name="T146">Większy Leczący Dotyk</text:span> <text:span text:style-name="T146">lub</text:span> <text:span text:style-name="T146">Przywrócenie Życia</text:span></text:p>
      <text:p text:style-name="Text_20_body"><text:span text:style-name="T146">Wtrącenia MG</text:span>: <text:span text:style-name="T146">Próby uzdrowienia mogą zamiast tego spowodować krzywdę. Społeczność lub jednostka potrzebują uzdrowiciela tam bardzo, że przetrzymują go wbrew jego woli.</text:span></text:p>
      <text:p text:style-name="P14">Walczy Nieczysto</text:p>
      <text:p text:style-name="P146">Zrobisz wszystko, by wygrać walkę: będziesz gryzł, drapał, kopał, oszukiwał i czynił jeszcze gorsze rzeczy.</text:p>
      <text:p text:style-name="Text_20_body">Poziom 1: <text:span text:style-name="T146">Łowczy</text:span></text:p>
      <text:p text:style-name="Text_20_body">Poziom 1: Stalker</text:p>
      <text:p text:style-name="Text_20_body">Poziom 2: S<text:span text:style-name="T146">kradanie się</text:span></text:p>
      <text:p text:style-name="Text_20_body">Poziom 2: <text:span text:style-name="T146">Cel</text:span></text:p>
      <text:p text:style-name="Text_20_body">Poziom 3: <text:span text:style-name="T146">Zdrada</text:span> <text:span text:style-name="T146">lub</text:span> <text:span text:style-name="T146">Atak z Zaskoczenia</text:span></text:p>
      <text:p text:style-name="Text_20_body">Poziom 4: <text:span text:style-name="T146">Gierki Umysłowe</text:span></text:p>
      <text:p text:style-name="Text_20_body">Poziom 4: <text:span text:style-name="T146">Zręczny Wojownik</text:span></text:p>
      <text:p text:style-name="Text_20_body">Poziom 5: <text:span text:style-name="T146">Korzyści z Otoczenia</text:span></text:p>
      <text:p text:style-name="Text_20_body">Poziom 6: <text:span text:style-name="T146">Obrócenie Noża lub</text:span> M<text:span text:style-name="T146">orderca</text:span></text:p>
      <text:p text:style-name="Text_20_body"><text:span text:style-name="T146">Wtrącenia MG</text:span>: <text:span text:style-name="T146">Ludzie nie cenią tych, którzy oszukują lub walczą bez honoru. Czasami brudna sztuczka uderza w Ciebie z powrotem. </text:span></text:p>
      <text:p text:style-name="P14">Walczy z Robotami</text:p>
      <text:p text:style-name="P147">Łatwo przychodzi Ci walka z robotami, automatonami i maszynami.</text:p>
      <text:p text:style-name="Text_20_body">Poziom 1: <text:span text:style-name="T147">Słabe Punkty Maszyn</text:span></text:p>
      <text:p text:style-name="Text_20_body">Poziom 1: <text:span text:style-name="T147">Umiejętności Technologiczne</text:span></text:p>
      <text:p text:style-name="Text_20_body">Poziom 2: <text:span text:style-name="T147">Ochrona Przed Robotami</text:span></text:p>
      <text:p text:style-name="Text_20_body">Poziom 2: <text:span text:style-name="T147">Polowanie na Maszyny</text:span></text:p>
      <text:p text:style-name="Text_20_body">Poziom 3: <text:span text:style-name="T147">Rozbrojeni Urządzenia lub</text:span> <text:span text:style-name="T147">Atak z Zaskoczenia</text:span></text:p>
      <text:p text:style-name="Text_20_body">Poziom 4: <text:span text:style-name="T148">Walczący z Robotami</text:span></text:p>
      <text:p text:style-name="Text_20_body">Poziom 5: <text:span text:style-name="T148">Wyssanie Mocy</text:span></text:p>
      <text:p text:style-name="Text_20_body">Poziom 6: <text:span text:style-name="T148">Deaktywacja Mechanizmu</text:span> <text:span text:style-name="T148">lub</text:span> <text:span text:style-name="T148">Śmiertelne Obrażenia</text:span></text:p>
      <text:p text:style-name="Text_20_body"><text:span text:style-name="T148">Wtrącenia MG</text:span>: <text:span text:style-name="T148">Robot eksploduje po pokonaniu. Inne roboty szukajązemsty na postaci. </text:span></text:p>
      <text:p text:style-name="P14">Walcząc, Porywa Tłum</text:p>
      <text:p text:style-name="P148">Jesteś ryzykantem wywijającym mieczem, który posiada zachwycający styl walki, który przyjemnie jest oglądać. </text:p>
      <text:p text:style-name="Text_20_body"><text:soft-page-break/>Poziom 1: <text:span text:style-name="T148">Estetyczny Atak</text:span></text:p>
      <text:p text:style-name="Text_20_body">Poziom 2: <text:span text:style-name="T148">Szybki Blok</text:span></text:p>
      <text:p text:style-name="Text_20_body">Poziom 3: <text:span text:style-name="T148">Akrobatyczny Atak</text:span> <text:span text:style-name="T148">lub</text:span> <text:span text:style-name="T148">Czcze Przechwałki</text:span></text:p>
      <text:p text:style-name="Text_20_body">Poziom 4: <text:span text:style-name="T148">Chronienie Sprzymierzeńca</text:span></text:p>
      <text:p text:style-name="Text_20_body">Poziom 4: <text:span text:style-name="T148">Szybkie Zabójstwo</text:span></text:p>
      <text:p text:style-name="Text_20_body">Poziom 5: <text:span text:style-name="T148">Korzyśći z Otoczenia</text:span></text:p>
      <text:p text:style-name="Text_20_body">Poziom 6: <text:span text:style-name="T149">Szybki Umysł</text:span> <text:span text:style-name="T149">lub</text:span> <text:span text:style-name="T149">Kontratak</text:span></text:p>
      <text:p text:style-name="Text_20_body"><text:span text:style-name="T149">Wtrącenia MG</text:span>: <text:span text:style-name="T149">Pokaz okazuje się głupiutki, niezdarny lub nieatrakcyjny. </text:span></text:p>
      <text:p text:style-name="P14">Wolałby Czytać</text:p>
      <text:p text:style-name="P149">Książki to Twoi przyjaciele. Co jest ważniejszego od wiedzy? Nic. </text:p>
      <text:p text:style-name="Text_20_body">Poziom 1: <text:span text:style-name="T149">Wiedza to Potęga</text:span></text:p>
      <text:p text:style-name="Text_20_body">Poziom 2: <text:span text:style-name="T149">Większy Ulepszony Intelekt</text:span></text:p>
      <text:p text:style-name="Text_20_body">Poziom 3: <text:span text:style-name="T149">Stosowanie Swojej Wiedzy</text:span> <text:span text:style-name="T149">lub</text:span> <text:span text:style-name="T149">Skupienie na Umiejętności</text:span></text:p>
      <text:p text:style-name="Text_20_body">Poziom 4: <text:span text:style-name="T149">Wiedza to Potęga</text:span></text:p>
      <text:p text:style-name="Text_20_body">Poziom 4: <text:span text:style-name="T149">Wiedza o Nieznanym</text:span></text:p>
      <text:p text:style-name="Text_20_body">Poziom 5: <text:span text:style-name="T149">Większy Ulepszony Intelekt</text:span></text:p>
      <text:p text:style-name="Text_20_body">Poziom 6: <text:span text:style-name="T149">Wiedza to Potęga</text:span></text:p>
      <text:p text:style-name="Text_20_body">Poziom 6: <text:span text:style-name="T149">Wieża Intelektu</text:span> <text:span text:style-name="T149">lub</text:span> <text:span text:style-name="T149">Czytając Znaki</text:span></text:p>
      <text:p text:style-name="Text_20_body"><text:span text:style-name="T149">Wtrącenia MG</text:span>: <text:span text:style-name="T149">Książki się palą, moczą lub gubią. Komputery się psują lub tracą zasilanie. Okulary się tłuką.</text:span></text:p>
      <text:p text:style-name="P14">Wpada w Furię</text:p>
      <text:p text:style-name="P150">Kiedy wpadasz w furię, wszyscy wpadają w popłoch.</text:p>
      <text:p text:style-name="Text_20_body">Poziom 1: <text:span text:style-name="T150">Szał</text:span></text:p>
      <text:p text:style-name="Text_20_body">Poziom 2: <text:span text:style-name="T150">Większa Ulepszona Moc</text:span></text:p>
      <text:p text:style-name="Text_20_body">Poziom 2: <text:span text:style-name="T150">Umiejętności Ruchu</text:span></text:p>
      <text:p text:style-name="Text_20_body">Poziom 3: P<text:span text:style-name="T150">otężne Uderzenie lub Wojownik Bez Zbroi</text:span></text:p>
      <text:p text:style-name="Text_20_body">Poziom 4: <text:span text:style-name="T150">Większy Szał</text:span></text:p>
      <text:p text:style-name="Text_20_body">Poziom 5: <text:span text:style-name="T150">Atak i Ponowny Atak</text:span></text:p>
      <text:p text:style-name="Text_20_body">Poziom 6: <text:span text:style-name="T150">Większy Ulepszony Potencjał</text:span> <text:span text:style-name="T150">lub Śmiertelne Obrażenia</text:span></text:p>
      <text:p text:style-name="Text_20_body"><text:span text:style-name="T150">Wtrącenia MG</text:span>: <text:span text:style-name="T150">To łatwe dla berserka, by utracić kontrolę i zaatakować zarówno przyjaciół jak i wrogów.</text:span></text:p>
      <text:p text:style-name="P14">Wspiera Społeczność</text:p>
      <text:p text:style-name="P37"><text:soft-page-break/>Utrzymujesz miejsce gdzie żyjesz bezpieczne od wszelkich niebezpieczeństw.</text:p>
      <text:p text:style-name="P25">Poziom 1: <text:span text:style-name="T150">Wiedza o Społeczności</text:span></text:p>
      <text:p text:style-name="P25">Poziom 1: <text:span text:style-name="T150">Lokalny Aktywista</text:span></text:p>
      <text:p text:style-name="P25">Poziom 2: <text:span text:style-name="T150">Umiejętny Atak</text:span></text:p>
      <text:p text:style-name="P25">Poziom 3: <text:span text:style-name="T150">Furia Pasterza lub</text:span> <text:span text:style-name="T150">Umiejętna Obrona</text:span></text:p>
      <text:p text:style-name="P25">Poziom 4: <text:span text:style-name="T150">Większy Ulepszony Potencjał</text:span></text:p>
      <text:p text:style-name="P25">Poziom 5: <text:span text:style-name="T150">Unik</text:span></text:p>
      <text:p text:style-name="P25">Poziom 6: <text:span text:style-name="T150">Większa Umiejętno</text:span><text:span text:style-name="T151">ś</text:span><text:span text:style-name="T150">ć Ataku</text:span> <text:span text:style-name="T150">lub</text:span> <text:span text:style-name="T150">Mur Obronny</text:span></text:p>
      <text:p text:style-name="P25"><text:span text:style-name="T150">Wtrącenia MG</text:span>: <text:span text:style-name="T150">Ludzie w społeczności nie rozumieją motywów postaci. Rywele próbują pozby się postaci.</text:span></text:p>
      <text:p text:style-name="P14">Wyje do Księżyca</text:p>
      <text:p text:style-name="P153">Na krótki czas stajesz się przerażającą i potężną istotą, która ma problemy, żeby się kontrolować. </text:p>
      <text:p text:style-name="Text_20_body">Poziom 1: <text:span text:style-name="T151">Likantropia</text:span></text:p>
      <text:p text:style-name="Text_20_body">Poziom 2: <text:span text:style-name="T151">Kontrolowana Przemiana</text:span></text:p>
      <text:p text:style-name="Text_20_body">Poziom 3: <text:span text:style-name="T151">Większy Likantrop</text:span> <text:span text:style-name="T151">lub</text:span> <text:span text:style-name="T151">Większa Likantropia</text:span></text:p>
      <text:p text:style-name="Text_20_body">Poziom 4: <text:span text:style-name="T151">Większa Kontrolowana Zmiana</text:span></text:p>
      <text:p text:style-name="Text_20_body">Poziom 5: <text:span text:style-name="T151">Ulepszona Likantropia</text:span></text:p>
      <text:p text:style-name="Text_20_body">Poziom 6: <text:span text:style-name="T151">Śmiertelne Obrażenia</text:span> <text:span text:style-name="T151">lub</text:span> P<text:span text:style-name="T151">erfekcyjna Kontrola</text:span></text:p>
      <text:p text:style-name="Text_20_body"><text:span text:style-name="T151">Wtrącenia MG</text:span>: <text:span text:style-name="T151">Przemiana przebiega w sposób niekontrolowany. Ludzie boją się potworów. </text:span></text:p>
      <text:p text:style-name="P14">Wysysa Energię</text:p>
      <text:p text:style-name="P152">Wysysasz energię tak z maszyn, jak i z istot w celu wzmocnienia samego siebie.</text:p>
      <text:p text:style-name="P153">(Roboty i inne żywe maszyny powinny być traktowane jak istoty, a nie maszyny, dla celów wysysania z nich energii.)</text:p>
      <text:p text:style-name="Text_20_body">Poziom 1: <text:span text:style-name="T151">Wyssanie Maszyny</text:span></text:p>
      <text:p text:style-name="Text_20_body">Poziom 2: <text:span text:style-name="T151">Wyssanie Istoty</text:span></text:p>
      <text:p text:style-name="Text_20_body">Poziom 3: <text:span text:style-name="T151">Wyssanie na Zasięg lub</text:span> <text:span text:style-name="T151">Wysuszająca Konsupcja</text:span></text:p>
      <text:p text:style-name="Text_20_body">Poziom 4: <text:span text:style-name="T151">Przechowanie Energii</text:span></text:p>
      <text:p text:style-name="Text_20_body">Poziom 5: <text:span text:style-name="T151">Dzielona Moc</text:span></text:p>
      <text:p text:style-name="Text_20_body">Poziom 6: <text:span text:style-name="T151">Wybuchowe Rozładowanie lub</text:span> <text:span text:style-name="T151">Pula Słoneczna</text:span></text:p>
      <text:p text:style-name="Text_20_body"><text:span text:style-name="T151">Wtrącenia MG</text:span>: <text:span text:style-name="T151">Wyssana moc nosi z sobą coś niechcianego – przymusy, choroby lub obce myśli. Wyssana moc może przeciążyć postać, powodując kłopoty.</text:span></text:p>
      <text:p text:style-name="P14">Wyszedł z Obelisku</text:p>
      <text:p text:style-name="P154"><text:soft-page-break/>Twoje ciało, twarde jak kryształ, daje Ci unikalne zdolności, zyskane po wejściu w interakcję z lewitującym, kryształowym obeliskiem.</text:p>
      <text:p text:style-name="Text_20_body">Poziom 1: <text:span text:style-name="T152">Kryształowe Ciało</text:span></text:p>
      <text:p text:style-name="Text_20_body">Poziom 2: <text:span text:style-name="T152">Unoszenie się</text:span></text:p>
      <text:p text:style-name="Text_20_body">Poziom 3: <text:span text:style-name="T152">Zamieszkując Kryształ</text:span> <text:span text:style-name="T152">lub</text:span> <text:span text:style-name="T152">Nieruszony</text:span></text:p>
      <text:p text:style-name="Text_20_body">Poziom 4: <text:span text:style-name="T152">Kryształowe Soczewki</text:span></text:p>
      <text:p text:style-name="Text_20_body">Poziom 5: <text:span text:style-name="T152">Częstotliwość Rezonansowa</text:span></text:p>
      <text:p text:style-name="Text_20_body">Poziom 6: <text:span text:style-name="T152">Trzęsienie Rezonansowe</text:span> <text:span text:style-name="T152">lub</text:span> <text:span text:style-name="T152">Powrót do Obelisku</text:span></text:p>
      <text:p text:style-name="Text_20_body"><text:span text:style-name="T152">Wtrącenia MG</text:span>: <text:span text:style-name="T152">Cyphery i artefakty działają niespodziewanie w rękach postaci. </text:span></text:p>
      <text:p text:style-name="P14">Włada Dziką Magią</text:p>
      <text:p text:style-name="P154">Jesteś użytkownikiem magii, który uczy się różnorodnych zakl<text:span text:style-name="T170">ę</text:span>ć zamiast skupiać na jednej szkole magii.</text:p>
      <text:p text:style-name="Text_20_body">Poziom 1: <text:span text:style-name="T152">Magiczne Zasoby</text:span></text:p>
      <text:p text:style-name="Text_20_body">Poziom 1: <text:span text:style-name="T152">Rzucanie Cypherów</text:span></text:p>
      <text:p text:style-name="P151">Poziom 2: <text:span text:style-name="T17">Zwiększenie Limitu Subtelnych Cypherów</text:span></text:p>
      <text:p text:style-name="Text_20_body">Poziom 3: <text:span text:style-name="T152">Przypływ Cyphera</text:span> <text:span text:style-name="T152">lub Szybsza Dzika Magia</text:span></text:p>
      <text:p text:style-name="P151">Poziom 4: <text:span text:style-name="T17">Zwiększenie Limitu Subtelnych Cypherów</text:span></text:p>
      <text:p text:style-name="Text_20_body">Poziom 5: <text:span text:style-name="T152">Wyuczone Zaklęcia</text:span></text:p>
      <text:p text:style-name="Text_20_body">Poziom 6: <text:span text:style-name="T152">Maksymalizacja Cyphera</text:span> <text:span text:style-name="T152">lub</text:span> <text:span text:style-name="T152">Dzikie Oświecenie</text:span></text:p>
      <text:p text:style-name="Text_20_body"><text:span text:style-name="T152">Wtrącenia MG: Zaklęcie działa losowo lub uderza w rzucającego. Coś przeszkadza w przygotowaniu zakl</text:span><text:span text:style-name="T153">ę</text:span><text:span text:style-name="T152">ć. Rzucanie zaklęć przyciąga uwagę potężnej istoty lub rywala. </text:span><text:s/><text:span text:style-name="T152">Zakl</text:span><text:span text:style-name="T153">ę</text:span><text:span text:style-name="T152">cie-cypher podczas rzucania zamienia się w przypadkowy cypher. </text:span></text:p>
      <text:p text:style-name="P14">Włada Grawitacją</text:p>
      <text:p text:style-name="P156">Możesz kontrolować działanie grawitacji.</text:p>
      <text:p text:style-name="Text_20_body"><text:span text:style-name="T154">Opcja do podmiany</text:span>: <text:span text:style-name="T154">Ciężki</text:span></text:p>
      <text:p text:style-name="Text_20_body">Poziom 1: <text:span text:style-name="T154">Unoszenie się</text:span></text:p>
      <text:p text:style-name="Text_20_body">Poziom 2: <text:span text:style-name="T154">Ulepszone Skupienie w Szybkości</text:span></text:p>
      <text:p text:style-name="Text_20_body">Poziom 3: D<text:span text:style-name="T154">efiniowanie Dołu</text:span> <text:span text:style-name="T154">lub</text:span> <text:span text:style-name="T154">Szarpnięcie Grawitacyjne</text:span></text:p>
      <text:p text:style-name="Text_20_body">Poziom 4: <text:span text:style-name="T154">Pole Grawitacyjne</text:span></text:p>
      <text:p text:style-name="Text_20_body">Poziom 5: <text:span text:style-name="T154">Lot</text:span></text:p>
      <text:p text:style-name="Text_20_body">Poziom 6: <text:span text:style-name="T154">Ulepszone Szarpnięcie Grawitacyjne</text:span> <text:span text:style-name="T154">lub</text:span> <text:span text:style-name="T154">Ciężar Świata</text:span></text:p>
      <text:p text:style-name="P155"><text:span text:style-name="T154">Wtrącenia MG</text:span>: <text:span text:style-name="T154">Postronni reagują wielkim strachem. Dziwna interackaj posyła obiekty lub sojusznika w niebiosa. </text:span></text:p>
      <text:p text:style-name="P23"><text:soft-page-break/>Włada Magnetyzmem</text:p>
      <text:p text:style-name="P156">Rozkazujesz metalom i mocom magnetycznym.</text:p>
      <text:p text:style-name="P155">Poziom 1: <text:span text:style-name="T154">Poruszanie Metalu</text:span></text:p>
      <text:p text:style-name="P155">Poziom 2: <text:span text:style-name="T154">Odparcie Metalu</text:span></text:p>
      <text:p text:style-name="P155">Poziom 3: <text:span text:style-name="T154">Niszczenie Metalu lub Nakierowywany Pocisk</text:span></text:p>
      <text:p text:style-name="P155">Poziom 4: <text:span text:style-name="T154">Pole Magnetyczne</text:span></text:p>
      <text:p text:style-name="P155">Poziom 5: <text:span text:style-name="T154">Kontrola Metalu</text:span></text:p>
      <text:p text:style-name="P155">Poziom 6: Diama<text:span text:style-name="T154">gnetyzm</text:span> <text:span text:style-name="T154">lub</text:span> <text:span text:style-name="T154">Stalowy Cios</text:span></text:p>
      <text:p text:style-name="P155"><text:span text:style-name="T154">Wtrącenia MG</text:span>: <text:span text:style-name="T154">Metal się obraca, zgina i produkuje odpryski. Problem z koncentracją może sprawić, że coś Ci upadnie o złym czasie. </text:span></text:p>
      <text:p text:style-name="P14">Włada Mocami Mentalnymi</text:p>
      <text:p text:style-name="P157">Wytrenowałeś swój umysł, by wykonywać zaskakujące psychiczne zadania. </text:p>
      <text:p text:style-name="Text_20_body">Poziom 1: <text:span text:style-name="T155">Telepatia</text:span></text:p>
      <text:p text:style-name="Text_20_body">Poziom 2: <text:span text:style-name="T155">Czytanie Myśli</text:span></text:p>
      <text:p text:style-name="Text_20_body">Poziom 3: P<text:span text:style-name="T155">sioniczna Erupcja</text:span> <text:span text:style-name="T155">lub</text:span> P<text:span text:style-name="T155">sioniczna Sugestia</text:span></text:p>
      <text:p text:style-name="Text_20_body">Poziom 4: <text:span text:style-name="T155">Podłączony do Cudzych Zmysłów</text:span></text:p>
      <text:p text:style-name="Text_20_body">Poziom 5: <text:span text:style-name="T155">Wizja Przyszłości</text:span></text:p>
      <text:p text:style-name="Text_20_body">Poziom 6: <text:span text:style-name="T155">Kontrola Umysłu</text:span> <text:span text:style-name="T155">lub</text:span> <text:span text:style-name="T155">Sieć Telepatyczna</text:span></text:p>
      <text:p text:style-name="Text_20_body"><text:span text:style-name="T155">Wtrącenia MG</text:span>: <text:span text:style-name="T155">Coś podejrzanego w umyśle celu jest przerażające. Cel może odczytać myśli postaci.</text:span></text:p>
      <text:p text:style-name="P14">Włada Niewidzialną Mocą</text:p>
      <text:p text:style-name="P158">Naginasz światło i manipulujesz promieniami mocy dla ataku i obrony.</text:p>
      <text:p text:style-name="Text_20_body">Poziom 1: <text:span text:style-name="T156">Zniknięcie</text:span></text:p>
      <text:p text:style-name="Text_20_body">Poziom 2: <text:span text:style-name="T156">Macki Mocy</text:span></text:p>
      <text:p text:style-name="Text_20_body">Poziom 2: <text:span text:style-name="T156">Wyostrzone Zmysły</text:span></text:p>
      <text:p text:style-name="Text_20_body">Poziom 3: <text:span text:style-name="T156">Bariera Pola Siłowego</text:span> <text:span text:style-name="T156">lub</text:span> <text:span text:style-name="T156">Masowe Znikanie</text:span></text:p>
      <text:p text:style-name="Text_20_body">Poziom 4: <text:span text:style-name="T156">Niewidzialność</text:span></text:p>
      <text:p text:style-name="Text_20_body">Poziom 5: <text:span text:style-name="T156">Pole Obronne</text:span></text:p>
      <text:p text:style-name="Text_20_body">Poziom 6: <text:span text:style-name="T156">Wybuch</text:span> <text:span text:style-name="T156">lub Generacja Pola Siłowego</text:span></text:p>
      <text:p text:style-name="P158">Wtrącenia MG: Niewidzialność częściowo zanika, ujawniając obecnośc postaci. Pole silowe jet przebite przez niecodzienny lub niespodziewany atak.</text:p>
      <text:p text:style-name="P14">Włada Rojem</text:p>
      <text:p text:style-name="P158"><text:soft-page-break/>Owady. Szczury. Nietoperze. Nawet ptaki. Władasz jednym rodzajem małych istot, które Tobie podlegają. </text:p>
      <text:p text:style-name="Text_20_body">Poziom 1: <text:span text:style-name="T156">Wpływ na Rój</text:span></text:p>
      <text:p text:style-name="Text_20_body">Poziom 2: <text:span text:style-name="T156">Kontrola Roju</text:span></text:p>
      <text:p text:style-name="Text_20_body">Poziom 3: <text:span text:style-name="T156">Żywa Zbroja lub</text:span> <text:span text:style-name="T156">Umiejętny Atak</text:span></text:p>
      <text:p text:style-name="Text_20_body">Poziom 4: <text:span text:style-name="T156">Wezwanie Roju</text:span></text:p>
      <text:p text:style-name="Text_20_body">Poziom 5: <text:span text:style-name="T156">Pozyskanie Nietypowego Kompana</text:span></text:p>
      <text:p text:style-name="Text_20_body">Poziom 6: <text:span text:style-name="T156">Śmiercionośny Rój lub</text:span> <text:span text:style-name="T156">Umiejętna Obrona</text:span></text:p>
      <text:p text:style-name="Text_20_body"><text:span text:style-name="T156">Wtrącenia MG</text:span>: <text:span text:style-name="T156">Polecenie jest omylnie zinterpretowane. Kontrola jest chwilowa lub utracona. Ugryzienia i użądlenia nie są nietypowe dla władających rojami.</text:span></text:p>
      <text:p text:style-name="P14">Włada Zaklęciam<text:span text:style-name="T157">i</text:span></text:p>
      <text:p text:style-name="P165">Poprzez specjalizowanie się w zaklęciach i posiadanie księgi zaklęć, możesz szybko rzucać zaklęcie, takie jak błyskawicę, ogień, żywe cienie i przywoływanie. </text:p>
      <text:p text:style-name="Text_20_body">Poziom 1: <text:span text:style-name="T157">Magiczny Błysk</text:span></text:p>
      <text:p text:style-name="Text_20_body">Poziom 2: <text:span text:style-name="T157">Promień Konfuzji</text:span></text:p>
      <text:p text:style-name="Text_20_body">Poziom 3: <text:span text:style-name="T157">Kwiat Ognia</text:span> <text:span text:style-name="T157">lub</text:span> <text:span text:style-name="T157">Przywołanie Wielkiego Pająka</text:span></text:p>
      <text:p text:style-name="Text_20_body">Poziom 4: <text:span text:style-name="T157">Przesłuchanie Duszy</text:span></text:p>
      <text:p text:style-name="Text_20_body">Poziom 5: <text:span text:style-name="T157">Ściana z Granitu</text:span></text:p>
      <text:p text:style-name="Text_20_body">Poziom 6: <text:span text:style-name="T157">Przywołanie Demona</text:span> <text:span text:style-name="T157">lub</text:span> <text:span text:style-name="T157">Słowo Śmierci</text:span></text:p>
      <text:p text:style-name="P165">Wtrącenia MG: Zaklęcie działa źle. Przywołana istota rzuca się na czarownika. Mag-przeciwnik jest przyciągany przez magię użytkownika. </text:p>
      <text:p text:style-name="P14">Zabawia</text:p>
      <text:p text:style-name="P166">Występujesz, głównie dla innych ludzi.</text:p>
      <text:p text:style-name="Text_20_body">Poziom 1: <text:span text:style-name="T158">Beztroska</text:span></text:p>
      <text:p text:style-name="Text_20_body">Poziom 2: <text:span text:style-name="T158">Zainspirowanie Ułatwienia</text:span></text:p>
      <text:p text:style-name="Text_20_body">Poziom 3: <text:span text:style-name="T158">Umiejętności Wiedzy</text:span> <text:span text:style-name="T158">lub</text:span> <text:span text:style-name="T158">Większy Ulepszony Potencjał</text:span></text:p>
      <text:p text:style-name="Text_20_body">Poziom 4: <text:span text:style-name="T158">Uspokojenie</text:span></text:p>
      <text:p text:style-name="Text_20_body">Poziom 5: <text:span text:style-name="T158">Przydatna Pomoc</text:span></text:p>
      <text:p text:style-name="P159">Poziom 6: <text:span text:style-name="T158">Inspirujący Performer</text:span> <text:span text:style-name="T158">lub</text:span> <text:span text:style-name="T15">Okrutne Przedstawienie</text:span></text:p>
      <text:p text:style-name="P166">Wtrącenia MG: Publiczność jest ziritowana lub obrażona. Muzyczne instrumenty się psują. Farby usychają w słoiczkach. Słowa wiersza lub piosenki wypadają Ci z pamięci.</text:p>
      <text:p text:style-name="Text_20_body">Zabija Potwory</text:p>
      <text:p text:style-name="P166">Zabijasz potwory.</text:p>
      <text:p text:style-name="P166"><text:soft-page-break/>(Choć noszenie miecza w settingu, w którym ludzie zazwyczaj nie noszą takich broni jest ok, możesz zmienić moce powiązane z mieczem Zabija Potwory na inną broń, taką jak pistolet ze srebrnymi pociskami.)</text:p>
      <text:p text:style-name="P160">Poziom 1: <text:span text:style-name="T23">Wyszkolony w Mieczach</text:span></text:p>
      <text:p text:style-name="Text_20_body">Poziom 1: <text:span text:style-name="T159">Sposób na Potwory</text:span></text:p>
      <text:p text:style-name="Text_20_body">Poziom 1: <text:span text:style-name="T159">Wiedza o Potworach</text:span></text:p>
      <text:p text:style-name="Text_20_body">Poziom 2: <text:span text:style-name="T159">Legendarna Wola</text:span></text:p>
      <text:p text:style-name="Text_20_body">Poziom 3: <text:span text:style-name="T159">Wyszkolony Morderca</text:span></text:p>
      <text:p text:style-name="Text_20_body">Poziom 3: <text:span text:style-name="T159">Ulepszony Sposób na Potwory lub</text:span> <text:span text:style-name="T159">Przekierowanie Ataku</text:span></text:p>
      <text:p text:style-name="Text_20_body">Poziom 4: <text:span text:style-name="T159">Niezłomny</text:span></text:p>
      <text:p text:style-name="Text_20_body">Poziom 5: <text:span text:style-name="T159">Większa Umiejętnosć Ataku</text:span> (<text:span text:style-name="T159">miecze</text:span>)</text:p>
      <text:p text:style-name="Text_20_body">Poziom 6: <text:span text:style-name="T159">Morderca lub</text:span> <text:span text:style-name="T159">Heroiczny sposób na Potwory</text:span></text:p>
      <text:p text:style-name="P167">Wtrącenia MG: Potwór stworzył pułapkę lub wziął Cię z zaskoczenia. Potwór ma zdolności, o których początkowo nie wiedziałeś. Matka potwora poprzysięga Ci zemstę. </text:p>
      <text:p text:style-name="P14">Zadaje się z Martwymi</text:p>
      <text:p text:style-name="P168">Martwi odpowiadają na Twoje pytania, a ich reanimowane ciała służą Tobie.</text:p>
      <text:p text:style-name="Text_20_body">Poziom 1: <text:span text:style-name="T160">Mówiący ze Zmarłymi</text:span></text:p>
      <text:p text:style-name="Text_20_body">Poziom 2: Ne<text:span text:style-name="T160">kromancja</text:span></text:p>
      <text:p text:style-name="Text_20_body">Poziom 3: <text:span text:style-name="T160">Poznanie Lokacji</text:span> <text:span text:style-name="T160">lub Naprawa Ciała</text:span></text:p>
      <text:p text:style-name="Text_20_body">Poziom 4: <text:span text:style-name="T160">Większa Nekromancja</text:span></text:p>
      <text:p text:style-name="Text_20_body">Poziom 5: <text:span text:style-name="T160">Przerażające Spojrzenie</text:span></text:p>
      <text:p text:style-name="Text_20_body">Poziom 6: <text:span text:style-name="T160">Prawdziwa Nekromancja lub</text:span> <text:span text:style-name="T160">Słowo Śmierci</text:span></text:p>
      <text:p text:style-name="P168">Wtrącenia MG: Reputacja postaci jako nekromanty ją wyprzedza. Zwłoki szukają zemsty za grzech zostania ożywionymi.</text:p>
      <text:p text:style-name="P14">Zaprowadza Sprawiedliwość</text:p>
      <text:p text:style-name="P168">Naprawiasz krzywdy, bronisz niewinnych i karasz winnych.</text:p>
      <text:p text:style-name="Text_20_body">Poziom 1: <text:span text:style-name="T160">Dokonanie Osądu</text:span></text:p>
      <text:p text:style-name="Text_20_body">Poziom 1: <text:span text:style-name="T160">Osąd</text:span></text:p>
      <text:p text:style-name="Text_20_body">Poziom 2: <text:span text:style-name="T160">Obrona Niewinnego </text:span></text:p>
      <text:p text:style-name="Text_20_body">Poziom 2: <text:span text:style-name="T160">Ulepszony Osąd</text:span></text:p>
      <text:p text:style-name="Text_20_body">Poziom 3: <text:span text:style-name="T160">Chroń Wszystkich Niewinnych</text:span> <text:span text:style-name="T160">lub Ukaranie Winnego</text:span></text:p>
      <text:p text:style-name="Text_20_body">Poziom 4: <text:span text:style-name="T160">Odnalezienie Winnych</text:span></text:p>
      <text:p text:style-name="Text_20_body">Poziom 4: <text:span text:style-name="T160">Większy Osąd</text:span></text:p>
      <text:p text:style-name="Text_20_body"><text:soft-page-break/>Poziom 5:<text:span text:style-name="T160">Ukaranie Wszystkich Winnych </text:span></text:p>
      <text:p text:style-name="Text_20_body">Poziom 6: <text:span text:style-name="T160">Potępienie Winnych</text:span> <text:span text:style-name="T160">lub</text:span> <text:span text:style-name="T160">Zainspirowanie Niewinnych</text:span></text:p>
      <text:p text:style-name="P168">Wtrącenia MG: Wina lub niewinność mogą być skomplikowane. Niektórzy ludzie gardzą samo-ustanowionymi sędziami. Dokonywanie osądów sprawia, iż zyskujemy sobie wrogów. </text:p>
      <text:p text:style-name="P14">Zmniejsza się</text:p>
      <text:p text:style-name="P161">Możesz się zmniejszać do rozmiarów robaka, a z odpowiednią praktyką, być nawet mniejszym.</text:p>
      <text:p text:style-name="Text_20_body">Poziom 1: <text:span text:style-name="T161">Zmniejszenie się</text:span></text:p>
      <text:p text:style-name="Text_20_body">Poziom 1: <text:span text:style-name="T161">Niezauważalny</text:span></text:p>
      <text:p text:style-name="Text_20_body">Poziom 2: <text:span text:style-name="T161">Mniejszy</text:span></text:p>
      <text:p text:style-name="Text_20_body">Poziom 2: <text:span text:style-name="T161">Zalety Bycia Małym</text:span></text:p>
      <text:p text:style-name="Text_20_body">Poziom 3: <text:span text:style-name="T161">Wzrost</text:span> <text:span text:style-name="T161">lub</text:span> <text:span text:style-name="T161">Szybkie Skurczenie się</text:span></text:p>
      <text:p text:style-name="Text_20_body">Poziom 4: <text:span text:style-name="T161">Mały Lot</text:span></text:p>
      <text:p text:style-name="Text_20_body">Poziom 5: <text:span text:style-name="T161">Zmniejszenie Innych</text:span></text:p>
      <text:p text:style-name="Text_20_body">Poziom 6: <text:span text:style-name="T161">Większy</text:span> <text:span text:style-name="T161">lub</text:span> <text:span text:style-name="T161">Malutki</text:span></text:p>
      <text:p text:style-name="P161">Wtrącenia MG: Istota myśli, że bohater to potencjalne pożywienie. Mała postać zostaje uwięziona w małej przestrzeni lub pod spadającym obiektem.</text:p>
      <text:p text:style-name="P162"><text:span text:style-name="T161">Postać, która Zmniejsza się, która wybiera zdolności takie jak Wzrost, nigdy nie będzie tak duża jak ktoś, kto </text:span><text:span text:style-name="T162">Rośnie do Gigantycznych Rozmiarów, ale może cię cieszyć zaletami bycia dużym lub małym, w zależności od potrzeb.</text:span></text:p>
      <text:p text:style-name="P14">Został Przepowiedziany</text:p>
      <text:p text:style-name="P169">Jesteś "Wybrańcem" i przepowiednie, prognozy lub inne metody mówią, że dokonasz w pewnym momencie wielkich rzeczy.</text:p>
      <text:p text:style-name="Text_20_body">Poziom 1: <text:span text:style-name="T162">Umiejętności Międzyludzkie</text:span></text:p>
      <text:p text:style-name="Text_20_body">Poziom 1: <text:span text:style-name="T162">Wiedza</text:span></text:p>
      <text:p text:style-name="Text_20_body">Poziom 2: <text:span text:style-name="T162">Przeznaczenie Wielkości</text:span></text:p>
      <text:p text:style-name="P163">Poziom 3: <text:s/><text:span text:style-name="T67">Przezwyciężając Wszystkie Przeciwności </text:span><text:span text:style-name="T68">lub </text:span><text:span text:style-name="T6">Ciężko Zapracowana Odporność</text:span></text:p>
      <text:p text:style-name="Text_20_body">Poziom 4: Cen<text:span text:style-name="T162">trum Uwagi</text:span></text:p>
      <text:p text:style-name="P163">Poziom 5: <text:span text:style-name="T13">Wskaż Im Drogę</text:span></text:p>
      <text:p text:style-name="P163">Poziom 6: <text:span text:style-name="T69">Jak Przepowiedziano</text:span> or <text:span text:style-name="T162">Większy Ulepszony Potencjał</text:span></text:p>
      <text:p text:style-name="P169">Wtrącenia MG: Przeciwnik przepowiedziany w przepowiedni się pojawia. Niewierni grożą, że zrujnują plany postaci. Postać ma reputację w pewnych kręgach jako udawaniec. </text:p>
      <text:p text:style-name="P14">Żyje w Dziczy</text:p>
      <text:p text:style-name="P169">Możesz przetrwać w dziczy, w której inni nie potrafią.</text:p>
      <text:p text:style-name="P163">Poziom 1: <text:s/><text:span text:style-name="T64">Życie w Dziczy</text:span></text:p>
      <text:p text:style-name="Text_20_body"><text:soft-page-break/>Poziom 1: <text:span text:style-name="T162">Ulepszona Moc</text:span></text:p>
      <text:p text:style-name="Text_20_body">Poziom 2: <text:span text:style-name="T163">Przetrwanie w Dziczy</text:span></text:p>
      <text:p text:style-name="Text_20_body">Poziom 2: <text:span text:style-name="T163">Badacz Dziczy</text:span></text:p>
      <text:p text:style-name="Text_20_body">Poziom 3: <text:span text:style-name="T163">Zwierzęce Zmysły lub</text:span> <text:span text:style-name="T163">Dzika Zachęta</text:span></text:p>
      <text:p text:style-name="Text_20_body">Poziom 4: <text:span text:style-name="T163">Dzika Świadomość</text:span></text:p>
      <text:p text:style-name="P164">Poziom 5: <text:s/><text:span text:style-name="T64">Przyroda po Twojej Str</text:span><text:span text:style-name="T70">o</text:span><text:span text:style-name="T64">nie</text:span></text:p>
      <text:p text:style-name="P164">Poziom 6: <text:span text:style-name="T33">Jedność z Dziczą</text:span> <text:span text:style-name="T163">lub Dziki Kamuflaż </text:span></text:p>
      <text:p text:style-name="P170">Wtrącenia MG: Ludzie w miastach i miasteczkach czasami są niechętni tym, którzy wyglądają (i pachną) jakby żyli w dziczy, uważając ich za ignorantów lub barbarzyńców.</text:p>
      <text:p text:style-name="P171">TWORZENIE NOWYCH SPECJALIZACJI</text:p>
      <text:p text:style-name="P171">Ta sekcja zawiera wszystko, czego potrzebujesz, by tworzyć nowe specjalizacje. </text:p>
      <text:p text:style-name="P171">Każda specjalizacja ma swój własny styl, taki jak eksploracja, manipulowanie energią, lub po prostu zadawanie wielkich obrażeń w walce. Te ogólne klasyfikacje nazywamy kategoriami specjalizacji.</text:p>
      <text:p text:style-name="P171">Każda kategoria specjalizacji ma swój motyw, razem z selekcją porad opisujących jak wybrać zdolności dla każdego poziomu z rozdziału Zdolności, od poziomu 1 do 6.</text:p>
      <text:p text:style-name="P171">Nowo stworzona specjalizacja powinna być nazwana w formie czasownikowej, odpowiednio odmienionej, takiej jak Kontroluje Bestie lub Jest Stworzony z Kamienia. Dla przykładu, specjalizacja skupiona na ogniu jest tworzona na bazie porad odnośnie kategorie specjalizacji manipulacja energią i może być nazwana Nosi Halo Ognia (jedna z przykładowych specjalizacji w tym rozdziale). Alternatywnie, nowo stworzona specjalizacja może otrzymać nazwę Wznieca Ognie Apokalipsy lub Rozpala Ogień Samą Myślą. </text:p>
      <text:p text:style-name="P171">KATEGORIE SPECJALIZACJI</text:p>
      <text:p text:style-name="P171">Korzystanie ze Sprzymierzeńców</text:p>
      <text:p text:style-name="P171">Podstawowa</text:p>
      <text:p text:style-name="P171">Manipulacja Energią</text:p>
      <text:p text:style-name="P171">Eksploracja</text:p>
      <text:p text:style-name="P171">Wpływ</text:p>
      <text:p text:style-name="P171">Nieregularna</text:p>
      <text:p text:style-name="P171">Ruch</text:p>
      <text:p text:style-name="P171">Atak w walce</text:p>
      <text:p text:style-name="P171">Wsparcie</text:p>
      <text:p text:style-name="P171">Przyjmowanie Obrażeń</text:p>
      <text:p text:style-name="P172">WYBIERANIE ZDOLNO<text:span text:style-name="T164">Ś</text:span>CI, BAZUJĄC NA ICH RELATYWNEJ MOCY</text:p>
      <text:p text:style-name="P173"><text:soft-page-break/>Porady odnośnie wybierania zdolności sugerują, by wybrać zdolności z jednego z trzech zbiorów – niski poziom, średni poziom i wysoki poziom. Te poziomy odpowiadają z "poziomami" danymi każdej zdolności. Te zdolności są dalej posegregowane w kategorie zdolności bazujące na tym, co robią – zdolności, które ulepszają fizyczne ataki są w kategorii umiejętności ataków, zdolności które wspierają sprzymierzeńców są w kategorii wsparcie itp. Patrz na poziomy i kategorie w sekcji Kategorie Zdolności i Relatywnej Mocy w rozdziale Zdolności.</text:p>
      <text:p text:style-name="P173">Zdolności niskiego poziomu najlepiej się nadają na opcje na 1 i 2 poziomie. Zdolności średniego poziomu nadają się na opcje na 3 i 4 poziomie. Zdolności wysokiego poziomy pasują do poziomów 5 i 6.</text:p>
      <text:p text:style-name="P173">Powiedziawszy to – czasami uznasz za stosowne danie zdolności niskiego poziomu na poziomach 3 lub 4, lub może zdolność średniego poziomu na poziomie 1 i 2. Rób tak rzadko, ale bądź świadom takiej możliwości. To może być jedyny sposób na otrzymanie wszystkich zdolności, których chcesz, gdy tworzysz specjalizację. "Wyższe" zdolności zazwyczaj kosztują więcej punktów z Pul. Tak więc, jeśli zdolność średniego poziomu jest dostępna na poziomie 1 lub 2, lub zdolność wysokiego poziomu jest dostępna na poziomie 3 lub 4, wyższy koszt uczyni ją bardziej zbalansowaną. </text:p>
      <text:p text:style-name="P173">BALANSOWANIE ZDOLNOŚCI</text:p>
      <text:p text:style-name="P174">Porady odnośnie każdej kategorii mają za zadanie zapewnić, że zbudowane Specjalizacja będzie zbalansowana. Czasami jest stosowne dać zdolność niskiej mocy razem ze zwykłą zdolnością na danym poziomie, w zależności od potrzeb związanych ze Specjalnością. "Zdolność niskiej mocy" nie jest nigdzie zdefiniowana i pozostaje do interpretacji MG, ale ogólnie mówiąc, nie powinna być potężniejsza niż zdolność niskiego poziomu (co znaczy, poziomiu 1 lub 2).</text:p>
      <text:p text:style-name="P174">Dla przykładu, ktoś kto ma lodowe moce może stworzyć małe rzeźby ze śniegu w dodatku do emisji promienia zimna. Ktoś, kto korzysta z elektryczności może naładować rozładowany artefakt lub mieć atut dla korzystania z elektrycznych systemów. I tak dalej.</text:p>
      <text:p text:style-name="P174">Często, porady odnośnie Specjalizacji notują to jako możliwość. Jednakże, masz duża dowolność w zdecydowaniu, czy Specjalizacja potrzebuje dodatkowej zdolności, nawet jeśli porady odnośnie tego poziomu nie przewidują jej. Jeśli dodajesz zdolność, lub jest tam zdolność wysokiej mocy, której normalnie nie powinno być, może to oznaczać, że wybór dany na następnym poziomie lub na poprzednim nie był całkiem dobry. Zbalansowanie Specjalizacji to poniekąd sztuka. Musisz się oprzeć chęci przeładowania mocy Specjalizacji, ale także nie może ona być zbyt słaba.</text:p>
      <text:p text:style-name="P174">PORADY ODNOŚNIE ZDOLNOŚCI NIE SĄ <text:span text:style-name="T165">WYRYTE W KAMIENIU</text:span></text:p>
      <text:p text:style-name="P175">Każda kategoria Specjalizacji zawiera porady, jaką zdolność powinno się wybrać na jakim poziomie. Ale nie patrz an te porady jak na coś, czego nie można przeskoczyć. Nie są one wyryte w kamieniu – po po prostu startowa pozycja. Możesz chcieć zmienić zdolność na danym poziomie na taką, której nie ma w poradach. Tak długo, jak wybrana zdolność znajduje się w odpowiedniej krzywej mocy dla tego poziomu, wszystko jest ok. Porady nie zostały zaprojektowane zm yślą o ograniczaniu graczy.</text:p>
      <text:p text:style-name="P175">Dla przykładu, jeśli budujesz Specjalność skupioną na zimnie dla gry w świecie fantasy, możesz zadecydować, że zdolność, która wzywa demona, jest lepszym wyborem na danym poziomie niż zdolność, która zadaje obrażenia obszarowe, co jest poradą dla 5 poziomu manipulacji energią. Dokonanie takiej zmiany jest szczególnie wskazane, jeśli nowa Specjalność nazywa się Sięga do Dziewiątego Kręgu Piekieł.</text:p>
      <text:p text:style-name="P175"><text:soft-page-break/>ZAMIENIANIE ZDOLNOŚCI</text:p>
      <text:p text:style-name="P175">Jeśli tworzysz Specjalizację i myślisz, że powinna zawierać zbiór zdolności na pierwszym poziomie, które by ją mechanicznie przeciążyły, masz opcję dodać jedną jako zdolność "zamienianą". Łatwo to zrobić – postać może zamienić jedną ze swoich zdolności z typu na wskazaną zdolność niskiego poziomu z Specjalizacji. Tę zdolność zyskuje się zamiast jednej zwyczajowej wynikającej z typu postaci.</text:p>
      <text:p text:style-name="P175">KONCEPT I KATEGORIA</text:p>
      <text:p text:style-name="P176">Wybór, by stworzyć Specjalizację, która korzysta z konkretnego konceptu – np.: tworzenia iluzji – nie oznacza, że musisz stworzyć focus określonej kategorii – w tym przypadku manipulacji środowiskiem. Specjalizację można stworzyć na wiele sposobów, korzystając z określonej energii, narzędzia lub pomysłu – każdy poskutkuje Specjalizacją odmiennej formy. Wszystko zależy od Ciebie. W tym przypadku, tworzenie iluzji może być wykorzystane, by zwodzić innych, co w takim wypadku powinno być kategorią wpływu.</text:p>
      <text:p text:style-name="P176">W ten sam sposób, jeśli Specjalizacja daje postaci moc, by korzystać z jakiejś siły lub energii, nie oznacza to automatycznie, że powinna ona należeć do kategorii manipulacji energią (ale, oczywiście, może tam należeć, jeśli atakowanie i obrona są celem korzystania z tej energii). Ale może być zbudowana Specjalność, by dawała zdolności korzystające z energii lub siły, które są skupione na wytrzymałości, co sugeruje Specjalność Przyjmowanie Obrażeń (ktoś, kto może wytrzymać wiele ataków w walce); lub, jeśli główną cechą ma być maksymalizacja zadawanych obrażeń, to sugeruje to Specjalność Atak w Walce; lub tworzenie <text:span text:style-name="T166">kompana stworzonego z tej energii lub siły, co sugeruje Specjalizację Korzystanie ze Sprzymierzeńców (czyli ktoś, kto korzysta z pomocnych istot, BN-ów lub nawet zduplikowanych wersji samego siebie by zyskać przewagę).</text:span></text:p>
      <text:p text:style-name="P177">Oto inny przykład: Specjalizacja Kontroluje Grawitację może należeć do kategorii Manipulacja Środowiskiem lub Manipulacja Energią. To zależy od tego, czy ta Specjalność bardziej koncentruje się na miażdżeniu i trzymaniu przedmiotów (Manipulacja Środowiskiem) lub na uderzaniu w rzeczy i chronieniu siebie przy pomocy grawitacji (Manipulacja Energią).</text:p>
      <text:p text:style-name="P177">Ta sama mnogość możliwych rozwiązań jest prawdziwa w innych przypadkach. Dla przykładu, jeśli ktoś może wzywać i kształtować ziemię, może on wykorzystać swoją moc, by zamienić się w istotę z kamienia (Przyjmowanie Obrażeń), by zaatakować wrogów (Atak w Walce) lub by tworzyć ściany, barykady i tarcze, by wspierać swoich sprzymierzeńców (Wsparcie).</text:p>
      <text:p text:style-name="P178">Jeśli szukasz zdolności i nie możesz znaleźć odpowiedniej w długaśnym katalogu zdolności, możesz chcieć zmodyfikować jedną z nich, by mieć iluzję nowości (i uzyskać to, czego chcesz). Modyfikowanie oznacza skorzystanie z mechaniki zdolności, ale zmienieniu jej szczegółów w pewien sposób. Dla przykładu, może tworzysz nową Specjalność przemieszczania ziemi ale nie możesz znaleźć odpowiedniej ilości zdolności powiązanych z ziemią, by zaspokoić Twoje potrzeby. Łatwo jest zmienić inne zdolności, tak, by korzystały z ziemi zamiast z ognia, zimna lub magnetyzmu. Dla przykładu, Skrzydła Ognia <text:span text:style-name="T167">mogą zostać zmienione na Skrzydła Ziemi, Lodowa Zbroja na Zbroję Ziemi itp. Te zmiany nie zmieniają niczego poza typem obrażeń i efektami odrzucenia (dla przykładu, Skrzydła Ziemi mogą generować chmury pyłu przy swoim przelocie).</text:span></text:p>
      <text:p text:style-name="P193">Zdolności, które odnoszą się do innych zdolności</text:p>
      <text:p text:style-name="P179">Pewne zdolności w rozdziale im poświęconym odnoszą się do innych zdolności. Jeśli wybierasz zdolność dla swojej Specjalizacji lub typu która odnosi siędo lub modyfikuje zdolnosć niskiego <text:soft-page-break/>poziomu, umieść ową zdolność w swoim typie lub Specjalności, jako zdolność, którą gracz może wybrać na niższym poziomie.</text:p>
      <text:p text:style-name="P179">TWORZENIE KOMPLETNIE NOWYCH ZDOLNOŚCI</text:p>
      <text:p text:style-name="P179">Możesz pójść dalej niż modyfikowanie i stworzyć jedną lub więcej kompletnie nowych zdolności. Kiedy to czynisz, spróbuj znaleźć coś podobnego do niej i skorzystaj z niej jak z szablonu. W każdym wypadku, zdecydowanie jak dużo powinno kosztować korzystanie z mocy (poprzez wydawanie punktów z Pul) jest jednym z ważniejszych aspektów stworzenia odpowiedniej zdolności.</text:p>
      <text:p text:style-name="P179">Możesz zauważyć, że zdolności wyższego poziomu są droższe. Po części dzieje się tak dlatego, że czynią więcej, ale także dlatego, że postaci wyższego poziomu mają wyższe Skupienie niż postaci mniejszego poziomu, co oznacza, że płacą mniej punktów z odpowiednich Pul. Trzeciopoziomowa postać ze Skupieniem 3 w jednej z Pul nie płaci kosztu za zdolności kosztujące 3 lub mniej punktów. To świetne odnośnie zdolności mniejszego poziomu, ale zazwyczaj będziesz chciał, by gracz pomyślał trochę o tym, jak często chce skorzystać ze swoich najpotężniejszych zdolności. To oznacza, że powinny one kosztować przynajmniej 1 punkt więcej niż prawdopodobne Skupienie postaci na danym poziomie. (Bardzo często, postać będzie miała Skupienie w odpowiedniej Puli odpowiadające jej poziomowi.)</text:p>
      <text:p text:style-name="P179">Jako ogólna zasada, typowa zdolność powinna kosztować tyle punktów, na jakim poziomie się ona znajduje. </text:p>
      <text:p text:style-name="P179">WYBIERZ WTRĄCENIA MG</text:p>
      <text:p text:style-name="P180">Pomysł o tym, jakie rodzaje wydarzeń mogą zaskoczyć, zaalarmować BG lub być dla niego katastrofą, gdy tworzysz nową Specjalizację, i przypisz te wtrącenia MG do niej. Zazwyczaj wydarza się to "w biegu" na sesji. Ale pomyślenie o tym zawczasu, gdy Specjalizacja jest tworzona i masz świeże pomysły w głowie, na pewno da Ci szczególnie piekielne opcje.</text:p>
      <text:p text:style-name="P180">KATEGORIE SPECJALNOŚCI</text:p>
      <text:p text:style-name="P180">KORZYSTANIE ZE SPRZYMIERZEŃCÓW</text:p>
      <text:p text:style-name="P180">Te Specjalności przede wszystkim zapewniają BN-ów (kompanów). Ci kompani zapewniają pomoc BG na różne sposoby, ale zazwyczaj w formie atutu do akcji postaci.</text:p>
      <text:p text:style-name="P180">Istnieje wiele potencjalnych motywów w tej kategorii, od zdolności, które pozwalają postaci na przywoływanie lub tworzenie sprzymierzeńców do takich, które pozwalają im na przyciąganie sprzymierzeńców poprzez sławę, magię, lub autorytet i charyzmę. </text:p>
      <text:p text:style-name="P180">Połączenia z innymi BG: Wybierz 4 odpowiednie połączenia z powyższej listy.</text:p>
      <text:p text:style-name="P180">Dodatkowy Ekwipunek: Każdy przedmiot koniczny, by bohater mógł zachować przy sobie sprzymierzeńca. Dla przykładu, ktoś ze Specjalizacją, która wymaga super-nauki do tworzenia robotów-kompanów może mieć narzędzia wymagane, by budować i naprawiać owych sprzymierzeńców. Pewne Specjalności w tej kategorii nie wymagają niczego, by zyskać lub utrzymać korzyści.</text:p>
      <text:p text:style-name="P181">Sugestia Mniejszego Efektu: BN-Sprzymierzeniec otrzymuje Ułatwienie w swojej następnej turze.</text:p>
      <text:p text:style-name="P181">Sugestia Większego Efektu: BN-Sprzymierzeniec zyskuje natychmiastową dodatkową akcję.</text:p>
      <text:p text:style-name="P181"><text:soft-page-break/>Poniższe to przykłady i nie są kompletną listą wszystkich możliwych Specjalizacji w tej kategorii.</text:p>
      <text:list xml:id="list1610513534" text:style-name="L2">
        <text:list-item>
          <text:p text:style-name="P208">Buduje Roboty</text:p>
        </text:list-item>
        <text:list-item>
          <text:p text:style-name="P208">Zadaje się z Martwymi</text:p>
        </text:list-item>
        <text:list-item>
          <text:p text:style-name="P208">Kontroluje Bestie</text:p>
        </text:list-item>
        <text:list-item>
          <text:p text:style-name="P208">Istnieje w Dwóch Miejscach na Raz</text:p>
        </text:list-item>
        <text:list-item>
          <text:p text:style-name="P208">Przewodzi</text:p>
        </text:list-item>
        <text:list-item>
          <text:p text:style-name="P208">Włada Rojem</text:p>
        </text:list-item>
        <text:list-item>
          <text:p text:style-name="P208">Mówi do Duchów</text:p>
        </text:list-item>
      </text:list>
      <text:p text:style-name="P181">Porady odnośnie wyboru zdolności</text:p>
      <text:p text:style-name="P183">Poziom 1: Wybierz zdolność niskiego poziomu, która daje kompan 2 poziomu postaci, lub daje podobną korzyść zapewnioną przez BN-a. Alternatywnie, zapewnij podstawy pod pozyskiwanie takich kompanów na wyższych poziomach przez wybór zdolności, która daje postaci wpływ na innych.</text:p>
      <text:p text:style-name="P183">Czasami dodatkowa zdolność niskiej mocy jest wskazana, w zależności od Specjalności. Często, jest to umiejętność, która przyznaje wyszkolenie w odpowiedniej dziedzinie wiedzy lub powiązanej umiejętności. Dla przykładu, wyszkolenie w umiejętności powiązanej z rodzajem kompana, który zostanie pozyskany przez BG, byłoby wskazane. </text:p>
      <text:p text:style-name="P183">Poziom 2: Wybierz zdolność niskiego poziomu która zapewnia wpływ na zbliżone rodzaje BN-ów jak kompan pozyskany na poprzednim poziomie. Jeśli żaden kompan nie był pozyskany na poprzednim poziomie, ta zdolność powinna teraz zapewnić ów benefit. Czasami drugorzędna zdolność może być wskazana w dodatku do mocy zapewnionej powyżej, może zdolność niskiego poziomu, która dodaje 2 lub 3 punkty do Puli.</text:p>
      <text:p text:style-name="P184">Poziom 3: Wybierz dwie zdolności średniego poziomu. Daj je obydwie jako opcje dla Specjalności: BG wybiera jedną lub drugą.</text:p>
      <text:p text:style-name="P184">Jedna opcja powinna dawać zdolność średniego poziomu, która ulepsza kompana, którego już ma BG (zazwyczaj awans z poziomu 2 do 3) lub daje dodatkowego kompana.</text:p>
      <text:p text:style-name="P184">Druga opcja powinna dawać coś korzystnego postaci – może moc ofensywną lub defensywną, lub coś, co poszerzy wpływ jaki BG ma na swoich kompanów (lub potencjalnych kompanów).</text:p>
      <text:p text:style-name="P184">Poziom 4: Wybierz zdolność średniego poziomu, która daje postaci moc ofensywną lub defensywną, jeśli BG jeszcze jej nie posiada, najlepiej powiązaną tematycznie ze Specjalizacją. Dla przykładu, jeśli BG zyskuje kompanów ze względu na swoją charyzmę, ta zdolność może mu pozwolić rozkazywać wrogom na krótki czas. Jeśli postać zyskuje kompanów poprzez udowanie ich lub przywoływanie, ta zdolność może im pozwolić wpływań na byty tego samego typu, które nie są jeszcze jej kompanami.</text:p>
      <text:p text:style-name="P184">Alternatywnie, <text:span text:style-name="T168">ta zdolność może dalej ulepszyć poprzednio uzyskanego kompana z poziomu 3 na poziom 4, lub pozwolić postaci pozyskać dodatkowego kompana.</text:span></text:p>
      <text:p text:style-name="P185">Poziom 5: Wybierz zdolność, która ulepsza postać poprzez zapewniania obrony, zwiększenie jednej z Pul, lub inną moc natury defensywnej.</text:p>
      <text:p text:style-name="P185"><text:soft-page-break/>Alternatywnie, taa zdolność może umożliwić nowy sposób wpływania na i przywoływania BN-ów, w sposób odpowiedni do tematu przewodniego Specjalizacji. Dla przykładu, ktoś kto trzyma bestie-sprzymierzeńców może zyskać zdolność wezwania hordy mniejszych bestii. Ktoś, kto buduje roboty może zyskać zdolność by zbudować kilku mniejszych robotów-pomocników. I tak dalej.</text:p>
      <text:p text:style-name="P185">W końcu, ta zdolność może ulepszyć poprzednio zyskanego kompana do 5 poziomu.</text:p>
      <text:p text:style-name="P185">Poziom 6: Wybierz dwie zdolności wysokiego poziomu. Obydwie są opcjami w tej Specjalności – BG wybiera jedną z nich.</text:p>
      <text:p text:style-name="P186">Jedna z tych zdolności powinna ulepszyć poprzednio pozyskanego kompana do 5 poziomu, jeśli nie wydarzyło się to na poziomie 5. W takim wypadku, ta zdolność powinna być zapewniona w dodatku do dwóch innych powiązanych zdolności.</text:p>
      <text:p text:style-name="P186">Inna opcja wysokiego poziomu może zapewnić zbiór kompanów 3 poziomu dla postaci.</text:p>
      <text:p text:style-name="P186">Ostatnia zdolność wysokiego poziomu może zapewnić nowe sposoby wpływania na i przywoływania BN-ów w sposób odpowiedni do motywu przewodniego Specjalności. Dla przykładu, ktoś, kto zyskuje kompanów poprzez wysoką charyzmę i trening może zyskać zdolność pozyskiwania informacji, które inaczej nie byłyby możliwe do poznania.</text:p>
      <text:p text:style-name="P186">PODSTAWOWA</text:p>
      <text:p text:style-name="P187">Kategoria Specjalizacji zapewniająca głównie wyszkolenie w umiejętnościach, atuty do zadań i zwiększenie Pul oraz Skupień w celu ulepszenia postaci. Każda Specjalność ma także swój motyw tematyczny, jak z innymi kategoriami, co nadaje wszystkim zdolnościom sens zamiast poczucia bycia przypadkowymi.</text:p>
      <text:p text:style-name="P187">Dodatkowo, ponieważ korzyści zapewniane przez takie Specjalizacje sązazwyczaj bezpośrednie (z nielicznymi wyjątkami), większość Podstawowych Specjalizacji byłaby w porządku w niefantastycznej kampanii gdzie magia, super-nauka i zdolności psioniczne zazwyczaj nie istnieją. Powiedziawszy to, ponieważ zdolności zapewniane przez podstawowe Specjalizacje są bezpośrednie, nie oznacza to, że nie są potężne gdy wymiesza się je ze zdolnościami zapewnianymi przez typ, deskryptor, cyphery i inne cechy postaci.</text:p>
      <text:p text:style-name="P187">Połączenia z innymi BG: <text:span text:style-name="T169">Wybierz 4 stosowne połączenia z powyższej listy.</text:span></text:p>
      <text:p text:style-name="P189">Dodatkowy Ekwipunek: Każdy obiekt konieczny, by wypełniać motyw przewodni Specjalności. Dla przykładu, Specjalizacja Wolałby Czytać może dać postaci parę książek. Specjalizacja Pracuje, by Żyć powinna zapewniać zestaw narzędzi.</text:p>
      <text:p text:style-name="P190">Sugestie Mniejszego Efektu: Następna akcja jest Ułatwiona.</text:p>
      <text:p text:style-name="P190">Sugestie Większego Efektu: Wykonaj darmowy, niezajmujący akcji test na odzyskanie zdrowia który nie liczy się do dziennego limitu.</text:p>
      <text:p text:style-name="P190">Poniższa lista to przykłady i nie jest kompletną listą wszystkich możliwych Specjalności w tej kategorii.</text:p>
      <text:list xml:id="list2523894084" text:style-name="L3">
        <text:list-item>
          <text:p text:style-name="P209">Nie Robi Zbyt Dużo</text:p>
        </text:list-item>
        <text:list-item>
          <text:p text:style-name="P209">Interpretuje Prawo</text:p>
        </text:list-item>
        <text:list-item>
          <text:p text:style-name="P209">Szybko się Uczy</text:p>
        </text:list-item>
        <text:list-item>
          <text:p text:style-name="P209"><text:soft-page-break/>Pracuje, by Żyć</text:p>
        </text:list-item>
        <text:list-item>
          <text:p text:style-name="P209">Wolałby Czytać</text:p>
        </text:list-item>
      </text:list>
      <text:p text:style-name="P182">Porady odnośnie wyboru zdolności</text:p>
      <text:p text:style-name="P191">Poziom 1: Wybierz zdolność która daje wyszkolenie lub atut do umiejętności powiązanej z motywem przewodnim Specjalizacji, lub który daje 5 lub 6 punktów do jednej Puli.</text:p>
      <text:p text:style-name="P191">Alternatywnie, wybierz zdolność która daje tylko 2 lub 3 punkty do jednej Puli i zdolność, która zapewnia trening lub atut do jednego zadania.</text:p>
      <text:p text:style-name="P191">Poziom 2: Wybierz zdolność, której nie wybrałeś na 1 poziomie.</text:p>
      <text:p text:style-name="P191">Poziom 3: Wybierz dwie zdolności średniego poziomu. Obydwie są opcjami tej Specjalności – BG wybierze jedną z nich.</text:p>
      <text:p text:style-name="P191">Jedna opcja powinna być nie-fantastyczną zdolnością, która zwiększa umiejętności postaci i jest utrzymana w motywie przewodnim. Dla przykładu, jeśli motywem jest zwracanie uwagi, zdolność dająca informacje może być odpowiednia.</text:p>
      <text:p text:style-name="P191">Inną opcją powinno być coś, co albo zwiększa Skupienie postaci w odpowiedniej statystyce, albo zapewnia postaci jakiś rodzaj obrony.</text:p>
      <text:p text:style-name="P191">Poziom 4: Wybierz kolejną zdolność, która zapewnia wyszkolenie lub atut w umiejętnościach stosownych do motywu przewodniego, lub któa zapewnia 5 lub 6 punktów do jednej Puli najlepiej pasującej do Specjalności. Lub wybierz dwie zdolności, które zapewniają tylko 2 lub 3 punkty plus kolejną zdolność 4 poziomu, która polepsza jedno zadanie lub umiejętność. </text:p>
      <text:p text:style-name="P191">Alternatywnie, zapewnij umiejętność <text:span text:style-name="T171">rozszerzającą repertuar postaci sugerowaną na 5 poziomie.</text:span></text:p>
      <text:p text:style-name="P192">W końcu, jeśli Specjalność jeszcze nie dała żadnej mocy obronnej, zdolność obronna może być teraz zapewniona.</text:p>
      <text:p text:style-name="P192">Poziom 5: Wybierz zdolność nieco rozszerzającą repertuar postaci – może coś jak Umiejętność Ekspercka, która może dać Ci automatyczny sukces na zadaniu, w którym jesteś wyszkolony.</text:p>
      <text:p text:style-name="P192">Alternatywnie, jeśli na poziomie 4 był zapewniony niestandardowy benefit, daj tutaj opcje zasugerowane na 4 poziomie.</text:p>
      <text:p text:style-name="P192">Poziom 6: Wybierz dwie zdolności wysokiego poziomu. Obydwie są opcjami Specjalności – BG wybiera jedną z nich.</text:p>
      <text:p text:style-name="P192">Jedna opcja powinna być zdolnością, która zapewnie dodatkowe 5 lub 6 punktów w Puli powiązanej z Specjalizacją lub które postać może rozdzielić zgodnie z własnym życzeniem. Alternatywnie, trening w obronie lub ataku także mógłby tutaj wystąpić.</text:p>
      <text:p text:style-name="P192">Druga opcja na 6 poziomie powinna dać postaci zupełnie nową zdolność powiązanąz motywem przewodnim, ale taką, która nie jest fantastyczna. Dla przykładu, zdolność która pozwala postaci na wzięcie dwóch akcji zamiast jednej byłaby ok. Dawanie dodatkowych wyszkoleń, atutów lub Skupienia także jest możliwe.</text:p>
      <text:p text:style-name="P192">MANIPULACJA ENERGIĄ</text:p>
      <text:p text:style-name="P194">Manipulacja energią oferuje zdolności które kontrolują ogień, elektryczność, siły, magnetyzm i niestandardowe formy energii takie jak zimno, kamień lub coś dziwniejszego, jak "pustka" lub <text:soft-page-break/>"cień". Te zdolności zazwyczaj dają postaci sposoby na osiągnięcie równowagi między atakowaniem przeciwników a uzyskiwaniem dodatkowej ochrony dla siebie i sprzymierzeńców. Specjalizacja zazwyczaj zapewnia też zdolności, które umożliwiają inne użytkowanie konkretnej energii, takie jak transport, tworzenie wielkich zbiorowisk energii, które atakująwiele celów, lub tworzenie chwilowych obiektów lub barier z energii. </text:p>
      <text:p text:style-name="P188">Połączenia z innymi BG: <text:span text:style-name="T172">Wybierz 4 odpowiednie połączenia z listy powyżej.</text:span></text:p>
      <text:p text:style-name="P194">Dodatkowy Ekwipunek: Jeden lub więcej przedmiotów w ekwipunku, które są odporne na manipulowanie daną energią – może to być zestaw ubrań. Alternatywnie, coś powiązanego z energią, którą się generuje. Pewne Specjalizacje w tej kategorii nie oferują dodatkowego ekwipunku.</text:p>
      <text:p text:style-name="P194">Zdolności Energetyczne: <text:span text:style-name="T173">Jeśli typ postaci zapewnia specjalne zdolności, które normalnie korzystają z innego rodzaju energii, teraz działają one w oparciu o energię tej Specjalności. Dla przykładu, jeśli postać ma Specjalizację w manipulowaniu elektrycznością, jej Wystrzał Mocy teraz działa na bazie elektryczności. Te zmiany ni dotyczą niczego poza typem obrażeń i efektami specjalnymi (dla przykładu, elektryczność może chwilowo zaburzyć systemy elektroniczne).</text:span></text:p>
      <text:p text:style-name="P195">Sugestie Mniejszego Efektu: Cel lub coś w jego pobliżu jest Utrudnione z powodu pozostałości energetycznych.</text:p>
      <text:p text:style-name="P195">Sugestie Większego Efektu: Ważny przedmiot we władaniu celu jest zniszczony.</text:p>
      <text:p text:style-name="P195">Poniższa lista to przykłady i nie jest kompletną listą wszystkich możliwych Specjalności w tej kategorii.</text:p>
      <text:list xml:id="list631564419" text:style-name="L4">
        <text:list-item>
          <text:p text:style-name="P210">Absorbuje <text:span text:style-name="T184">E</text:span>nergię</text:p>
        </text:list-item>
        <text:list-item>
          <text:p text:style-name="P210">Nosi Halo Ognia</text:p>
        </text:list-item>
        <text:list-item>
          <text:p text:style-name="P210">Tańczy z Czarną Materią</text:p>
        </text:list-item>
        <text:list-item>
          <text:p text:style-name="P210">Ujeżdża Błyskawicę</text:p>
        </text:list-item>
        <text:list-item>
          <text:p text:style-name="P210">Grzmi</text:p>
        </text:list-item>
        <text:list-item>
          <text:p text:style-name="P211">Przywdziewa Połyskliwy Lód</text:p>
        </text:list-item>
      </text:list>
      <text:p text:style-name="P38">Porady odnośnie wyboru zdolności</text:p>
      <text:p text:style-name="P42">Poziom 1: Wybierz zdolność niskiego poziomu, która albo zadaje obrażenia, albo zapewnia ochronę korzystając z odpowiedniego rodzaju energii.</text:p>
      <text:p text:style-name="P42">Czasami, stosowna jest zdolność niskiej mocy, w zależności od typu energii. Dla przykładu, specjalizacja, która manipuluje zimnem może dać zdolność tworzenia lodowych rzeźb. Specjalność, która manipuluje elektrycznością może dać zdolność ładowania zużytych artefaktów lub atut przy korzystaniu z systemów elektrycznych. Specjalizacja, która pochłania energię może dać zdolność jej wyzwalania jako formę bazowego ataku. I tak dalej.</text:p>
      <text:p text:style-name="P42">Poziom 2: Wybierz zdolność, której nie wybrałeś na 1-szym poziomie.</text:p>
      <text:p text:style-name="P42">Poziom 3: Wybierz dwie zdolności średniego poziomu. Obydwie są opcjami tej specjalizacji <text:s/>BG wybiera jedną z nich.</text:p>
      <text:p text:style-name="P42"><text:soft-page-break/>Pierwsza opcja powinna być zdolnością, która zadaje obrażenia, korzystając z odpowiedniej energii (może tu być też dodatkowy efekt).</text:p>
      <text:p text:style-name="P42">Druga opcja powinna ulepszać zdolność ruchu korzystając z odpowiedniej energii, dawać dodatkową obronę, lub korzystać z energii w kompletnie nowy sposób, np.: wysysając energię z maszyn (elektryczność), wiążąc ofiarę w warstwach lodu (zimno), tworzyć absolutną ciszę (dźwięk), tworzyć oślepiający pokaz świateł (światło) itp.</text:p>
      <text:p text:style-name="P42">Poziom 4: Wybierz zdolność, której nie wybrano na 3 poziomie.</text:p>
      <text:p text:style-name="P42">Poziom 5: Wybierz umiejętność wysokiego poziomu, która zadaje obrażenia (i może ma dodatkowy efekt) więcej niż jednemu celowi korzystając z odpowiedniej energii, lub zdolność, która korzysta z energii w sposób, który nie został wykorzystany na poziomach 3 i 6.</text:p>
      <text:p text:style-name="P42">Poziom 6: <text:span text:style-name="T174">Wybierz dwie zdolności wysokiego poziomu. Obydwie są opcjami tej specjalności – BG wybierze jedną z nich.</text:span></text:p>
      <text:p text:style-name="P43">Pierwsza opcja powinna korzystać z energii, by zadać dużo obrażeń jednemu celowi lub kilku.</text:p>
      <text:p text:style-name="P43">Druga opcja powinna korzystać z energii, by osiągnąć jakiś cel, który nie był możliwy na niższych poziomach. Przykłady to przywołanie kompana stworzonego z ognia, teleportacja na długi zasieg korzystając z błyskawicy, tworzenie przedmiotów z utwardzonej energii itp.</text:p>
      <text:p text:style-name="P43">MANIPULACJA ŚRODOWISKIEM</text:p>
      <text:p text:style-name="P44">Specjalności, które pozwalają postaci na przemieszczanie przedmiotów, wpływanie na grawitację, tworzenie obiektów <text:span text:style-name="T184">(</text:span>lub iluzji obiektów) itp. nale<text:span text:style-name="T184">ż</text:span>ą do kategorii manipulacji środowiskiem. Zważywszy na to, że w wielu przypadków energia jest używana jako część procesu, ta kategoria i manipulacja energią do pewnego stopnia na siebie nachodzą. Manipulacja środowiskiem priorytyzuje zdolności, które niebezpośrednio wpływają na wrogów i sprzymierzeńców poprzez obiekty, moce i zmiany w otoczeniu; specjalizacje manipulacji energią są skupione na bezpośrednim uszkadzaniu obiektów wybraną energią lub siłą.</text:p>
      <text:p text:style-name="P44">Dla przykładu, zamiast atakować wroga pulsem grawitacyjnym, który zadaje obrażenia, postać korzystająca z manipulacji środowiskiem bazującą na grawitacji będzie raczej korzystała z mocy trzymających cel w miejscu, korzystała z grawitacji, by rzucać ciężkie obiekty jako atak, lub obniżała grawitację na danym obszarze lub nawet dla konkretnego obiektu.</text:p>
      <text:p text:style-name="P47">Połączenia z innymi BG: Wybierz 4 odpowiednie połączenia z powyższej listy.</text:p>
      <text:p text:style-name="P44">Dodatkowy Ekwipunek: Każdy obiekt konieczny, by manipulować środowiskiem. Dla przykładu, ktoś z specjalizacją dającą możliwość tworzenia obiektów potrzebuje podstawowych narzędzi. Pewne specjalizacje w tej kategorii nie wymagają niczego do zyskania jej korzyści.</text:p>
      <text:p text:style-name="P44">Zdolności manipulacji środowiskiem: Motywy specjalizacji wliczają obrazy lub widoczne energie, które wpływają na wygląd Twoich zdolności. Takie zmiany, jeśli jakiekolwiek, tylko zmieniają wygląd efektu. Jeśli manipuluje się grawitacją, może błękitna poświata towarzyszy korzystaniu ze zdolności, wliczając w to zdolności typu. Jeśli tworzy się iluzje, może okazałe efekty wizualne towarzyszą zdolnościom typu, np.: mackowata bestia trzymająca cele, jeśli isę korzysta z umiejętności Zastój. I tak dalej.</text:p>
      <text:p text:style-name="P44">Sugestie Mniejszego Efektu: Cel się wywraca i jego następny atak jest utrudniony.</text:p>
      <text:p text:style-name="P44"><text:soft-page-break/>Sugestia Większego Efektu: Postać się regeneruje i odzyskuje 4 punkty w jednej Puli.</text:p>
      <text:p text:style-name="P44">Poniższe <text:span text:style-name="T175">to</text:span> przykład<text:span text:style-name="T175">y</text:span> i nie jest to kompletna lista wszystkich możliwych specjalizacji w tej kategorii:</text:p>
      <text:list xml:id="list3907544816" text:style-name="L5">
        <text:list-item>
          <text:p text:style-name="P212">Przebudza Sny</text:p>
        </text:list-item>
        <text:list-item>
          <text:p text:style-name="P213">Jaśnieje Światłością</text:p>
        </text:list-item>
        <text:list-item>
          <text:p text:style-name="P214">Oblicza Nieobliczalne</text:p>
        </text:list-item>
        <text:list-item>
          <text:p text:style-name="P214">Kontroluje Grawitację</text:p>
        </text:list-item>
        <text:list-item>
          <text:p text:style-name="P214">Tworzy Iluzje</text:p>
        </text:list-item>
        <text:list-item>
          <text:p text:style-name="P214">Tworzy Unikalne Obiekty</text:p>
        </text:list-item>
        <text:list-item>
          <text:p text:style-name="P214">Włada Magnetyzmem</text:p>
        </text:list-item>
        <text:list-item>
          <text:p text:style-name="P214">Stawia Umysł Ponad Materią</text:p>
        </text:list-item>
      </text:list>
      <text:p text:style-name="P39">Porady odnośnie wyboru zdolności</text:p>
      <text:p text:style-name="P50">Poziom 1: Wybierz zdolność niskiego poziomu, która daje podstawową zdolność, która zmienia środowisko (lub jest w stanie je przewidzieć) korzystając z motywu specjalności. Dla przykładu, specjalizacja wpływająca na grawitację może dać zdolność czyniącą cel lżejszym lub cięższym. Specjalizacja tworząca iluzje może dać zdolność tworzenia obrazu. Specjalność tworząca przedmioty może dać podstawową <text:s/>zdolność w tworzeniu określonych przedmiotów. Specjalność przewidująca przyszłość może wyliczyć wynik i zapewnić postaci korzyść z owej wiedzy. I tak dalej.</text:p>
      <text:p text:style-name="P50">Czasami, dodatkowa zdolność niskiego poziomu jest stosowna, w zależności od specjalizacji. Często, jest to zdolność, która zapewnia wyszkolenie w określonej dziedzinie wiedzy.</text:p>
      <text:p text:style-name="P50">Poziom 2: <text:span text:style-name="T176">Wybierz zdolność niskiego poziomu, która zapewnia nową zdolność obronną ;lu ataku, zgodną z motywem przewodnim specjalności. </text:span></text:p>
      <text:p text:style-name="P51">Alternatywnie, wybierz zdolność, która zapewnia dodatkową lub zupełnien ową zdolność manipulowania środowiskiem, co jest powiązane z motywem przewodnim specjalizacji.</text:p>
      <text:p text:style-name="P51">Poziom 3: Wybierz dwie zdolności średniego poziomy. Obydwie są opcjami specjalizacji – BG wybierze jedną lub drugą.</text:p>
      <text:p text:style-name="P51">Pierwsza opcja powinna być zdolnością średniego poziomu powiązaną ze specjalnością, która zapewnia dodatkową zdolność wpływania na środowisko lub ulepsza podstawową zdolność wpływania na środowisko, którą BG już pozyskał. Ta zdolność nie jest bezpośrednio ofensywna lub defensywna, ale zapewnia albo nową zdolność powiązaną z podstawową zdolnością, lub polepsza jej siłę, zasięg lub w inny sposób ją rozszerza. </text:p>
      <text:p text:style-name="P51">Druga opcja powinna byś średniego poziomu i zapewniać zdolność obronną lub ataku, powiązaną ze specyficzną formą ruchu która zapewnia specjalność, jeśli tylko to możliwe.</text:p>
      <text:p text:style-name="P51">Poziom 4:<text:span text:style-name="T177">Wybierz zdolność średniego poziomu, która albo zapewnia ochronne lub atakujące wykorzystanie zdolności, w zależności od tego, która opcja nie została wybrana na poprzednim poziomie. </text:span></text:p>
      <text:p text:style-name="P52"><text:soft-page-break/>Poziom 5; Wybierz zdolność wysokiego poziomu, która jest prawie ostatecznym wpływem na środowisko. Dla przykładu, jeśli manipulacja jest iluzją, ta zdolność może prześladować cel przerażającymi obrazami. Jeśli specjalność polega na grawitacji, może odblokować lot. Jeśli jest magnetyczna, może pozw<text:span text:style-name="T178">o</text:span>lić użytkownikowi na przekształcenia metali. Jeśli specjalność zapewnia moce telekinetyczne, ta zdolność może pozwolić postaci rzucac ciężkie przedmioty na swoich wrogów. I tak dalej.</text:p>
      <text:p text:style-name="P52">Poziom 6: <text:span text:style-name="T178">Wybierz dwie zdolności wysokiego poziomu. Są one opcjami tej specjalności – BG wybierze jedną z nich.</text:span></text:p>
      <text:p text:style-name="P53">Pierwsza z tych zdolności powinna zapewnić zdolność obronną lub ataku, (odmienna kategoria niż zdolność z 4 poziomu, ale oczywiście, wysokiego, a nie średniego poziomu).</text:p>
      <text:p text:style-name="P53">Druga opcja pwinna być czymś, co dalej rozszerza podstawową zdolność manipulacji środowiskiem. Na 5 poziomie wybierano zdolność prawie ostateczną, tutaj można wybrać zdolność ostateczną, powiązaną z oferowanym rodzajem manipulacji, lub inny sposób wykorzystania zdolności, który korzysta nieznanego wcześniej aspektu tej specjalności.</text:p>
      <text:p text:style-name="P53">EKSPLORACJA</text:p>
      <text:p text:style-name="P54">Specjalności, które pozwalają postaci na pozyskiwanie informacji, przetrwanie w nieznanych środowiskach i znalezienie drogi do nowych lokacji lub wyśledzenie konkretnych istot są specjalnościami eksploracji. Przetrwanie w nieznanym środowisku wymaga odpowiedniej selekcji zdolności defensywnych; jednakże zdolności, które pozwalają na znajdowanie rzeczy i naukę są na pierwszym miejscu.</text:p>
      <text:p text:style-name="P54">Specjalności eksploracji polegają na różnorodnych metodach, lecz wyszkolenie i doświadczenie są najważniejsze. Niektóre metody wymagają specyficznych narzędzi (takich jak pojazdy) by skorzystać z zapewnianych korzyści, a inne polegają na nadnaturalnych lub naukowych zdolnościach, by uczyć się nowych rzeczy i badać dziwne miejsca z daleka.</text:p>
      <text:p text:style-name="P48">Połączenia z innymi BG: Wybierz 4 odpowiednie połączenia z powyższej listy.</text:p>
      <text:p text:style-name="P55">Dodatkowy Ekwipunek: Przedmiot potrzebny do eksploracji. Dla przykładu, mapy i/lub kompass, a ktoś, kto korzysta z mocy psionicznych mógłby otrzymać lustro lub kryształową kulę. W ekwipunek może się także wliczać dostęp do pojazdu wymaganego do eksploracji, jak wcześniej zanotowano. </text:p>
      <text:p text:style-name="P55">Sugestia Mniejszego Efektu: Masz atut na każdej akcji, która korzysta z Twoich zmysłów, takiej jak percepcja lub atak, do końca następnej tury.</text:p>
      <text:p text:style-name="P55">Sugestia Większego Efektu: Twoje Skupienie w Intelekcie zwiększa się o 1 do końca następnej tury.</text:p>
      <text:p text:style-name="P45">Poniższe <text:span text:style-name="T175">to</text:span> przykład<text:span text:style-name="T175">y</text:span> i nie jest to kompletna lista wszystkich możliwych specjalizacji w tej kategorii:</text:p>
      <text:list xml:id="list2464221632" text:style-name="L6">
        <text:list-item>
          <text:p text:style-name="P215">Bada Ciemne Miejsca</text:p>
        </text:list-item>
        <text:list-item>
          <text:p text:style-name="P215">Infiltruje</text:p>
        </text:list-item>
        <text:list-item>
          <text:p text:style-name="P215">Działa pod Przykrywką</text:p>
        </text:list-item>
        <text:list-item>
          <text:p text:style-name="P216">Pilotuje Statki Kosmiczne</text:p>
        </text:list-item>
        <text:list-item>
          <text:p text:style-name="P215">Jest Jasnowidzem</text:p>
        </text:list-item>
        <text:list-item>
          <text:p text:style-name="P215"><text:soft-page-break/>Izoluje Umysł od Ciała</text:p>
        </text:list-item>
      </text:list>
      <text:p text:style-name="P40">Porady odnośnie wyboru zdolności</text:p>
      <text:p text:style-name="P55">Poziom 1: Wybierz zdolność niskiego poziomu, która zapewnia podstawową zdolność eksploracji, przetrwania lub zbierania informacji powiązaną z motywem specjalizacji.</text:p>
      <text:p text:style-name="P55">Czasami, dodatkowa zdolność niskiej mocy jest stosowna, w zależności od specjalności. Często jest to zdolność, która zapewnia wyszkolenie w powiązanej dziedzinie wiedzy lub powiązanej umiejętności (choć za to może już odpowiadać główna zdolność). Alternatywnie, może to być prosty bonus 2 lub 3 punktów do Puli Mocy.</text:p>
      <text:p text:style-name="P55">Poziom 2: Wybierz kolejną moc niskiego poziomu, która zapewnia dodatkowe możliwości powiązane <text:s/>eksploracją, przetrwaniem lub zbieraniem informacji. </text:p>
      <text:p text:style-name="P56">Dla przykładu, specjalność poświęcona przetrwaniu w ciężkich warunkach może zaoferować zdolność (lub dwie) które czynią łatwiejszym unikanie naturalnych niebezpieczeństw, trucizn, trudnego terenu itp. Specjalność poświęcona eksploracji konkretnego terenu może dawać zdolności dostępu do niego, lub możliwość, której inni nie mają (np.: zdolność widzenia w ciemnościach).</text:p>
      <text:p text:style-name="P56">Poziom 3: Wybierz dwie zdolności średniego poziomu. Obydwie są opcjami tej specjalności – BG wybierze jedną lub drugą.</text:p>
      <text:p text:style-name="P56">Jedna opcja powinna polepszać bazową zdolność eksploracji lub dawać nową zdolność eksploracji, przetrwania lub zbierania informacji.</text:p>
      <text:p text:style-name="P56">Druga opcja powinna być jakąś korzyścią dla postaci, atakiem lub obroną (zwłaszcza, jeśli specjalność jeszcze tego nie zapewniła) lub czymś, co poszerza zdolność postaci do eksploracji, zgodnie z motywem specjalności. </text:p>
      <text:p text:style-name="P56">Poziom 4: Wybierz zdolność średniego poziomu (atak lub obronę, w zależności od tego, czego nie zapewniono na 3 poziomie), która jest korzyścią dla postaci. Alternatywnie, jeśli zdolności ofensywne lub defensywne postaci są już dobrze rozwinięte, wybierz inną zdolność średniego poziomu, która poszerza zdolność postaci do eksploracji, przetrwania lub zbierania informacji. </text:p>
      <text:p text:style-name="P56">Poziom 5: <text:span text:style-name="T179">Wybierz zdolność wysokiego poziomu, która wpływa na pewne kary związane z eksploracją, przetrwaniem lub zbieraniem informacji w normlanie niedostępnym miejscu.</text:span></text:p>
      <text:p text:style-name="P57">Poziom 6: Wybierz dwie zdolności wysokiego poziomu. Obydwie są opcjami tej specjalności – BG wybierze jedną z nich.</text:p>
      <text:p text:style-name="P57">Pierwsza opcja powinna znowu polepszać bazową zdolność eksploracji, którą już otrzymano, lub dać kompletnie nową zdolność eksploracji, przetrwania lub zbierania informacji.</text:p>
      <text:p text:style-name="P57">Druga opcja powinna być czymś, z czego postać będzie czerpała korzyść, zdolnością ataku lub obrony, lub kolejną zdolnością, która rozszerza możliwość eksploracji.</text:p>
      <text:p text:style-name="P57">WPŁYW</text:p>
      <text:p text:style-name="P58">Specjalność która stawia na pierwszym miejscu autorytet i wpływ – na ludzi lub maszyny zgodnie z wolą posiadacza, by pomagać innym, lub by posiąść jakąś inną prestiżową i ważną pozycję. Te specjalności zapewniają wpływ poprzez trening i perswazję, bezpośrednią manipulację mentalną, użycie sławy, by skupić na sobie uwagę i wpłynąć na akcje innych, lub po prostu wiedząc i <text:soft-page-break/>zdobywając wiedzę, która wpływa na późniejsze decyzje. W ten sposób, koncept wpływu jest bardzo szeroki.</text:p>
      <text:p text:style-name="P49">Połączenia z innymi BG: Wybierz 4 odpowiednie połączenia z powyższej listy.</text:p>
      <text:p text:style-name="P59">Dodatkowy Ekwipunek: Każdy obiekt konieczny, by wpływać na innych. Niektóre specjalności wpływu nie wymagają niczego by korzystać ze swoich benefitów.</text:p>
      <text:p text:style-name="P59">Sugestie Mniejszego Efektu: Zasięg lub czas trwania zdolności wywierającej wpływ się podwaja.</text:p>
      <text:p text:style-name="P59">Sugestie Większego Efektu: Sprzymierzeniec lub wskazany cel może wykonać dodatkową akcję.</text:p>
      <text:p text:style-name="P46">Poniższe <text:span text:style-name="T175">to</text:span> przykład<text:span text:style-name="T175">y</text:span> i nie jest to kompletna lista wszystkich możliwych specjalizacji w tej kategorii:</text:p>
      <text:list xml:id="list1957584486" text:style-name="L7">
        <text:list-item>
          <text:p text:style-name="P234"><text:span text:style-name="T98">Włada Mocami Menta</text:span><text:span text:style-name="T99">l</text:span><text:span text:style-name="T98">nymi</text:span></text:p>
        </text:list-item>
        <text:list-item>
          <text:p text:style-name="P235"><text:span text:style-name="T98">T</text:span><text:span text:style-name="T96">worzy Dziwną Naukę</text:span></text:p>
        </text:list-item>
        <text:list-item>
          <text:p text:style-name="P217">Łączy Umysł i Maszynę</text:p>
        </text:list-item>
        <text:list-item>
          <text:p text:style-name="P217">Jest Idolem Milionów</text:p>
        </text:list-item>
        <text:list-item>
          <text:p text:style-name="P217">Rozwiązuje Tajemnice</text:p>
        </text:list-item>
        <text:list-item>
          <text:p text:style-name="P217">Mówi z Maszynami</text:p>
        </text:list-item>
        <text:list-item>
          <text:p text:style-name="P217">Łamie Systemy</text:p>
        </text:list-item>
      </text:list>
      <text:p text:style-name="P41">Porady odnośnie wyboru zdolności</text:p>
      <text:p text:style-name="P59">Poziom 1: <text:span text:style-name="T180">Wybierz zdolność niskiego poziomu, która pozwala postaci na zdobycie wanej informacji (na tyle, by dokonać mądrego wyboru – alternatywnie, użyć tej wiedzy do perswazji lub zastraszania). Jak postać zdobywa tę informację zależy od specjalności. Jedna postać może wykonać eksperymenty by poznać odpowiedzi, inna może utworzyć link telepatyczny z innymi by sekretnie wymieniać dane, a inna może po prostu być wyszkolona w interakcjach społecznych. </text:span></text:p>
      <text:p text:style-name="P60">Czasami, dodatkowa zdolność niskiego poziomu jest stosowna, w zależności od specjalności. Często ta zdolność zapewnia trening w powiązanej dziedzinie wiedzy.</text:p>
      <text:p text:style-name="P60">Poziom 2: <text:span text:style-name="T181">Wybierz zdolność niskiego poziomu, która polepsza zdolność postaci do wywierania presji. Może to otworzyć nowe sposoby na skorzystanie ze specjalizacji lub po prostu ulepszyć podstawową zdolność, którą BG już posiada. Dla przykładu, ta zdolność 2 poziomu może ułatwić zadania powiązane z wpływem o parę stopni, pozwolić telepacie na czytanie umysłów innych (ujawniając sekrety, które inaczej pozostały tajne) lub zapewnić wpływ na fizycznie obiekty (by je ulepszyć lub dowiedzieć się czegoś o nich). I tak dalej.</text:span></text:p>
      <text:p text:style-name="P219">Poziom 3: Wybierz dwie zdolności średniego poziomu. Obydwie są opcjami tej specjalizacji – BG wybierze jedną lub drugą.</text:p>
      <text:p text:style-name="P219">Pierwsza opcja powinna zapewniać zdolność ataku lub obrony powiązaną z wpływem specjalności, jeśli to możliwe. Dla przykładu, wynalazca może stworzyć serum, które daje im zwiększone możliwości (których można użyć do ataku lub obrony), telepata może mieć zdolność atakowania wrogów mentalną energią, a ktoś z podstawowymi zdolnościami debaty i wpływu poprzez sławę może polegać na treningu w używaniu broni lub na swojej świcie.</text:p>
      <text:p text:style-name="P219"><text:soft-page-break/>Druga opcja średniego poziomu powinna zapewniać dodatkową zdolność wpływania na świat, lub rozszerzyć ;podstawowy wpływ zapewniany przez podstawową zdolność, którą postać już posiada. Ta opcja nie jest bezpośrednio ofensywna lub defensywna, ale zapewnia albo zupełnie nową zdolność powiązaną z podstawową zdolnością, albo zwiększa siłę, zasięg, lub inną właściwość poprzednio przyznanej podstawowej zdolności. Dla przykładu, telepata może mieć zdolność psionicznej sugestii.</text:p>
      <text:p text:style-name="P219">Poziom 4: Wybierz zdolność średniego poziomu, która jest albo ofensywnym, albo defensywnym użyciem wpływu, w zależności od tego, której opcji nie wybrałeś na poprzednim poziomie.</text:p>
      <text:p text:style-name="P219">Alternatywnie, ta zdolność może zapewnić dodatkowe możliwości powiązane z wpływem, który wywiera specjalizacja. </text:p>
      <text:p text:style-name="P219">Poziom 5: Wybierz prawie-ostateczną zdolność wysokiego poziomu powiązaną ze zdolnością zapewnianą na niższym poziomie. Alternatywnie, wybierz zdolność, której nie otrzymałeś na niższym poziomie, która pozwala Ci wywierać wpływ na nowy sposób. Dla przykładu, jeśli zdolnością specjalności jest telepatia, zdolność poziomu 5-tego może pozwolić postaci na spojrzenie w przyszłość by zyskać atuty podczas działań przeciwko przeciwnikom (i wspierania sprzymierzeńców).</text:p>
      <text:p text:style-name="P219">Poziom 6: Wybierz dwie zdolności 6 poziomu. Obywie są opcjami tej specjalności – BG wybierze jedną lub drugą.</text:p>
      <text:p text:style-name="P219">Jedna z tych opcji powinna zapewnić ofensywną lub defensywną zdolność, przeciweństwo tej, którą zapewniono na 4 poziomie (choć wysokiego poziomu zamiast średniego). </text:p>
      <text:p text:style-name="P219">Druga opcja powinna być czymś, co dalej posuwa motyw podstawowego wpływu zapewnianego przez specjalizację. Jeśli zdolność poziomu 5-tego była zdolnością prawie-ostateczną, tutaj może pojawić się jeszcze lepsze skorzystanie z wywieranego wpływu, lub odmienny sposób korzystania z tej zdolności jako wcześniej niezbadane wykorzystanie tej zdolności. </text:p>
      <text:p text:style-name="P219">NIEREGULARNA</text:p>
      <text:p text:style-name="P220">Większość specjalizacji posiada bazowy motyw, pewną "historię postaci", z której logicznie wynikają powiązane zdolności. Jednakże, pewne specjalizacje mają tak szerokie tematy przewodnie, że nie wliczają się do żadnej innej kategorii z wyjątkiem nieregularnej. Nieregularne specjalizacje zapewniają zbiór r<text:span text:style-name="T182">ó</text:span>żnych zdolności. Zazwyczaj dzieje się tak, gdyż nadrzędny motyw jest takim, który wymaga różnorodności i dostępu do paru różnych rodzajów zdolności. Często, te specjalizacje można znaleźć w <text:span text:style-name="T182">konwencjach, które sugerują dodatkowe zmiany zasad, takie jak punkty mocy w konwencji superbohaterskiej lub rzucanie zaklęć w fantasy. Jednakże, inne specjalności nieregularne są możliwe.</text:span></text:p>
      <text:p text:style-name="P221">Połączenia z innymi BG: <text:span text:style-name="T182">Wybierz 4 pasujące połączenia z powyższej listy.</text:span></text:p>
      <text:p text:style-name="P223">Dodatkowy Ekwipunek: Każdy przedmiot konieczny z uwzględnieniem motywu specjalizacji. Przykładowo, motyw superbohaterski może dać strój superbohatera.</text:p>
      <text:p text:style-name="P223">Sugestia Mniejszego Efektu: Cel jest także oszołomiony na jedną rundę, podczas której wszystkie jego zadania są utrudnione.</text:p>
      <text:p text:style-name="P223">Sugestia Większego Efektu: Cel jest wstrząśnięty i traci następną turę. </text:p>
      <text:p text:style-name="P223">Poniższe to przykładowa lista i nie wyczerpuje ona listy specjalności w tej kategorii:</text:p>
      <text:list xml:id="list323556583" text:style-name="L8">
        <text:list-item>
          <text:p text:style-name="P224"><text:soft-page-break/>Otrzymuje <text:span text:style-name="T186">B</text:span>oskie Błogosławieństwa</text:p>
        </text:list-item>
        <text:list-item>
          <text:p text:style-name="P224">Ma Szlachetną Krew</text:p>
        </text:list-item>
        <text:list-item>
          <text:p text:style-name="P224">Wyszedł z Obelisku</text:p>
        </text:list-item>
        <text:list-item>
          <text:p text:style-name="P224">Fruwa Szybciej niż Pocisk</text:p>
        </text:list-item>
        <text:list-item>
          <text:p text:style-name="P224">Włada Zaklęciami</text:p>
        </text:list-item>
        <text:list-item>
          <text:p text:style-name="P224">Mówi Głosem Ziemi</text:p>
        </text:list-item>
      </text:list>
      <text:p text:style-name="P225">Porady odnośnie wyboru zdolności</text:p>
      <text:p text:style-name="P223">Poziom 1: Wybierz zdolność niskiego poziomu, która zapewnie jedną z korzyści tematycznych specjalizacji, taką, którą mogłaby mieć postać 1-szego poziomu.</text:p>
      <text:p text:style-name="P223">Czasami, dodatkowa zdolność niskiej mocy jest wskazana, w zależności od specjalizacji. Często, ta zdolność zapewnia trening w odpowiedniej dziedzinie wiedzy lub powiązanej umiejętności. Alternatywnie, może ona oferować prosty bonus od 2 do 3 punktów Puli.</text:p>
      <text:p text:style-name="P223">Poziom 2: Wybierz zdolność niskiego poziomu, która jest powiązana z motywem przewodnim specjalizacji. Powinna ona nie być powiązana ze zdolnością 1-szego poziomu. Warto zaznaczyć, że jeśli nie zapewniono zdolności defensywnej na poziomie 1-zym, poziom 2 to dobre miejsce, by go przyznać.</text:p>
      <text:p text:style-name="P223">Poziom 3: Wybierz dwie zdolności średniego poziomu. Obydwie są opcjami tej specjalizacji – BG wybiera jedną lub drugą.</text:p>
      <text:p text:style-name="P223">Druga opcja powinna zapewniać jakąś metodę ataku, jeśli wcześniej nie zapewniono żadnej. Alternatywnie, jeśli zdolności niższego poziomu nie zapewniły postaci tego, co powinna mieć, ta zdolność może ulepszyć zdolność zapewnianą na niższym poziomie.</text:p>
      <text:p text:style-name="P223">Poziom 4: <text:span text:style-name="T183">wybierz zdolność średniego poziomu, która zapewnia jedną z korzyści tematycznych specjalizacji, która nie musi być powiązana ze zdolnościami niższego poziomu.</text:span></text:p>
      <text:p text:style-name="P227">Poziom 5: Wybierz zdolność wysokiego poziomu, która zapewnia jedną z korzyści tematycznych specjalizacji – nie musi ona być powiązana ze zdolnościami wcześniejszych poziomów.</text:p>
      <text:p text:style-name="P227">Poziom 6: Wybierz 2 zdolności wysokiego poziomu. Obydwie są opcjami tej specjalizacji – BG wybierze jedną lub drugą. </text:p>
      <text:p text:style-name="P228">Pierwsza opcja powinna zapewniać korzyść tematyczną specjalizacji, która nie musi być powiązana z tymi zapewnianymi wcześniej. Jednakże, ta zdolność może także zapewniać ostateczną wersję zdolności niższego poziomu, jeśli wersja z średniego lub niskiego poziomu nie była wystarczająca.</text:p>
      <text:p text:style-name="P228">Druga opcja powinna zapewniać alternatywną metodę uzupełnienia postaci, w sposób, który jest odmienny od opcji numer 1. Dla przykładu, jeśli pierwsza opcja zapewnia jakiś atak, to druga może być interakcją, zbieraniem informacji lub zdolnością leczącą, w zależności od motywu przewodniego specjalizacji. </text:p>
      <text:p text:style-name="P236">R<text:span text:style-name="T184">UCH</text:span></text:p>
      <text:p text:style-name="P237">Specjalizacje, która zapewniają nowe formy ruchu - w celu przodowania w walce, uciekania od sytuacji, od których inni niem ogą uciec, poruszania się cicho w celu złodziejstwa lub ucieczki, lub poruszania się w lokacjach normalnie niedostępnych – znajdują się w tej kategorii. Te specjalizacje <text:soft-page-break/>zazwyczaj mają metody zapewniające atak lub obronę poprzez ruch, choć mogą też zapewnić inne sposoby na osiągnięcie tych celów. </text:p>
      <text:p text:style-name="P237">Klasyczna specjalność ruchu jest taką, która polega na szybkości by wykonywać więcej ataków i uniknąć zranienia, choć ogólne zdolności mogą zapewnić te same korzyści. Inne specjalności w tej kategorii mogą zapewnić postaci zdolność stanie się niematerialną, zmienić jej formę w np.: wodę lub powietrze, lub natychmiast się poruszyć za pośrednictwem teleportacji.</text:p>
      <text:p text:style-name="P222">Połączenia z innymi BG: <text:span text:style-name="T185">Wybierz 4 stosowne połączenia z powyższej listy.</text:span></text:p>
      <text:p text:style-name="P230">Dodatkowy Ekwipunek: Każdy obiekt konieczny do osiągnięcia wielkich prędkości, zmieny stanu skupienia, lub innego pozyskania korzyści tej specjalizacji powinien być zapewniony jako dodatkowy ekwipunek. Pewne specjalizacje nie wymagają niczego by pozyskać ich benefity.</text:p>
      <text:p text:style-name="P230">Sugestia Mniejszego Efektu: Cel jest oszołomiony i jego następna akcja jest utrudniona.</text:p>
      <text:p text:style-name="P230">Sugestia Większego Efektu: Cel jest wstrząśnięty i traci następną akcję.</text:p>
      <text:p text:style-name="P230">Poniższa lista to przykłady i nie jest wyczerpująca względem wszystkich specjalizacji w tej kategorii:</text:p>
      <text:list xml:id="list962723512" text:style-name="L9">
        <text:list-item>
          <text:p text:style-name="P231">Istnieje Częściowo Poza Fazą</text:p>
        </text:list-item>
        <text:list-item>
          <text:p text:style-name="P231">Porusza się jak Kot</text:p>
        </text:list-item>
        <text:list-item>
          <text:p text:style-name="P231">Porusza się jak Wiatr</text:p>
        </text:list-item>
        <text:list-item>
          <text:p text:style-name="P231">Ucieka Precz</text:p>
        </text:list-item>
        <text:list-item>
          <text:p text:style-name="P231">Rozdziera Ściany Świata</text:p>
        </text:list-item>
        <text:list-item>
          <text:p text:style-name="P231">Podróżuje przez Czas</text:p>
        </text:list-item>
        <text:list-item>
          <text:p text:style-name="P232">Pracuje w Ciemnych Uliczkach</text:p>
        </text:list-item>
      </text:list>
      <text:p text:style-name="P226">Porady odnośnie wyboru zdolności</text:p>
      <text:p text:style-name="P233">Poziom 1: Wybierz zdolność niskiego poziomu, która zapewnia podstawową korzyść specyficznego stylu ruchu – np.: zwiększoną szybkość, zręczność, niematerialność itp.</text:p>
      <text:p text:style-name="P233">Czasami, dodatkowa zdolność niskiej mocy jest stosowna, w zależności od specjalizacji. Jeśli podstawowa korzyść ruchu wymaga pewnego rodzaju dodatkowego zrozumienia lub wyszkolenia, ta zdolność może j<text:span text:style-name="T187">ą </text:span>zapewniać. Alternatywnie, jeśli zapewniony ruch wydaje się odblokowywać podstawowy atak lub obronę, (polegający na używaniu pierwszej zdolności), dodaj to.</text:p>
      <text:p text:style-name="P233">Poziom 2: </text:p>
      <text:p text:style-name="P236"/>
      <text:p text:style-name="P236">Atak w walce</text:p>
      <text:p text:style-name="P236">Wsparcie</text:p>
      <text:p text:style-name="P229">Przyjmowanie Obrażeń</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7-03T12:00:01.260000000</dc:date>
    <meta:editing-duration>PT17H4M20S</meta:editing-duration>
    <meta:editing-cycles>102</meta:editing-cycles>
    <meta:generator>LibreOffice/7.1.4.2$Windows_X86_64 LibreOffice_project/a529a4fab45b75fefc5b6226684193eb000654f6</meta:generator>
    <meta:document-statistic meta:table-count="0" meta:image-count="0" meta:object-count="0" meta:page-count="59" meta:paragraph-count="1436" meta:word-count="15704" meta:character-count="109175" meta:non-whitespace-character-count="94825"/>
  </office:meta>
</office:document-meta>
</file>